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Good" style:base-cell-address="Лист1.D1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остат на 3</text:p>
          </table:table-cell>
          <table:table-cell office:value-type="string" calcext:value-type="string">
            <text:p>Остатак*3</text:p>
          </table:table-cell>
          <table:table-cell office:value-type="string" calcext:value-type="string">
            <text:p>остаттак2</text:p>
          </table:table-cell>
          <table:table-cell office:value-type="string" calcext:value-type="string">
            <text:p>число</text:p>
          </table:table-cell>
          <table:table-cell office:value-type="string" calcext:value-type="string">
            <text:p>число дес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/>
          <table:table-cell table:number-columns-repeated="3"/>
          <table:table-cell office:value-type="string" calcext:value-type="string">
            <text:p>=</text:p>
          </table:table-cell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5];2)" office:value-type="string" office:string-value="100" calcext:value-type="string">
            <text:p>100</text:p>
          </table:table-cell>
          <table:table-cell table:formula="of:=MOD([.A5];3)" office:value-type="float" office:value="1" calcext:value-type="float">
            <text:p>1</text:p>
          </table:table-cell>
          <table:table-cell table:formula="of:=[.C5]*3" office:value-type="float" office:value="3" calcext:value-type="float">
            <text:p>3</text:p>
          </table:table-cell>
          <table:table-cell table:formula="of:=BASE([.D5];2)" office:value-type="string" office:string-value="11" calcext:value-type="string">
            <text:p>11</text:p>
          </table:table-cell>
          <table:table-cell table:formula="of:=IF([.C5]=0; CONCATENATE([.B5];RIGHT([.B5];3)); CONCATENATE([.B5];[.E5]))" office:value-type="string" office:string-value="10011" calcext:value-type="string">
            <text:p>10011</text:p>
          </table:table-cell>
          <table:table-cell table:formula="of:=DECIMAL([.F5];2)" office:value-type="float" office:value="19" calcext:value-type="float">
            <text:p>1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6];2)" office:value-type="string" office:string-value="101" calcext:value-type="string">
            <text:p>101</text:p>
          </table:table-cell>
          <table:table-cell table:formula="of:=MOD([.A6];3)" office:value-type="float" office:value="2" calcext:value-type="float">
            <text:p>2</text:p>
          </table:table-cell>
          <table:table-cell table:formula="of:=[.C6]*3" office:value-type="float" office:value="6" calcext:value-type="float">
            <text:p>6</text:p>
          </table:table-cell>
          <table:table-cell table:formula="of:=BASE([.D6];2)" office:value-type="string" office:string-value="110" calcext:value-type="string">
            <text:p>110</text:p>
          </table:table-cell>
          <table:table-cell table:formula="of:=IF([.C6]=0; CONCATENATE([.B6];RIGHT([.B6];3)); CONCATENATE([.B6];[.E6]))" office:value-type="string" office:string-value="101110" calcext:value-type="string">
            <text:p>101110</text:p>
          </table:table-cell>
          <table:table-cell table:formula="of:=DECIMAL([.F6];2)" office:value-type="float" office:value="46" calcext:value-type="float">
            <text:p>46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7];2)" office:value-type="string" office:string-value="110" calcext:value-type="string">
            <text:p>110</text:p>
          </table:table-cell>
          <table:table-cell table:formula="of:=MOD([.A7];3)" office:value-type="float" office:value="0" calcext:value-type="float">
            <text:p>0</text:p>
          </table:table-cell>
          <table:table-cell table:formula="of:=[.C7]*3" office:value-type="float" office:value="0" calcext:value-type="float">
            <text:p>0</text:p>
          </table:table-cell>
          <table:table-cell table:formula="of:=BASE([.D7];2)" office:value-type="string" office:string-value="0" calcext:value-type="string">
            <text:p>0</text:p>
          </table:table-cell>
          <table:table-cell table:formula="of:=IF([.C7]=0; CONCATENATE([.B7];RIGHT([.B7];3)); CONCATENATE([.B7];[.E7]))" office:value-type="string" office:string-value="110110" calcext:value-type="string">
            <text:p>110110</text:p>
          </table:table-cell>
          <table:table-cell table:formula="of:=DECIMAL([.F7];2)" office:value-type="float" office:value="54" calcext:value-type="float">
            <text:p>5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8];2)" office:value-type="string" office:string-value="111" calcext:value-type="string">
            <text:p>111</text:p>
          </table:table-cell>
          <table:table-cell table:formula="of:=MOD([.A8];3)" office:value-type="float" office:value="1" calcext:value-type="float">
            <text:p>1</text:p>
          </table:table-cell>
          <table:table-cell table:formula="of:=[.C8]*3" office:value-type="float" office:value="3" calcext:value-type="float">
            <text:p>3</text:p>
          </table:table-cell>
          <table:table-cell table:formula="of:=BASE([.D8];2)" office:value-type="string" office:string-value="11" calcext:value-type="string">
            <text:p>11</text:p>
          </table:table-cell>
          <table:table-cell table:formula="of:=IF([.C8]=0; CONCATENATE([.B8];RIGHT([.B8];3)); CONCATENATE([.B8];[.E8]))" office:value-type="string" office:string-value="11111" calcext:value-type="string">
            <text:p>11111</text:p>
          </table:table-cell>
          <table:table-cell table:formula="of:=DECIMAL([.F8];2)" office:value-type="float" office:value="31" calcext:value-type="float">
            <text:p>3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9];2)" office:value-type="string" office:string-value="1000" calcext:value-type="string">
            <text:p>1000</text:p>
          </table:table-cell>
          <table:table-cell table:formula="of:=MOD([.A9];3)" office:value-type="float" office:value="2" calcext:value-type="float">
            <text:p>2</text:p>
          </table:table-cell>
          <table:table-cell table:formula="of:=[.C9]*3" office:value-type="float" office:value="6" calcext:value-type="float">
            <text:p>6</text:p>
          </table:table-cell>
          <table:table-cell table:formula="of:=BASE([.D9];2)" office:value-type="string" office:string-value="110" calcext:value-type="string">
            <text:p>110</text:p>
          </table:table-cell>
          <table:table-cell table:formula="of:=IF([.C9]=0; CONCATENATE([.B9];RIGHT([.B9];3)); CONCATENATE([.B9];[.E9]))" office:value-type="string" office:string-value="1000110" calcext:value-type="string">
            <text:p>1000110</text:p>
          </table:table-cell>
          <table:table-cell table:formula="of:=DECIMAL([.F9];2)" office:value-type="float" office:value="70" calcext:value-type="float">
            <text:p>7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0];2)" office:value-type="string" office:string-value="1001" calcext:value-type="string">
            <text:p>1001</text:p>
          </table:table-cell>
          <table:table-cell table:formula="of:=MOD([.A10];3)" office:value-type="float" office:value="0" calcext:value-type="float">
            <text:p>0</text:p>
          </table:table-cell>
          <table:table-cell table:formula="of:=[.C10]*3" office:value-type="float" office:value="0" calcext:value-type="float">
            <text:p>0</text:p>
          </table:table-cell>
          <table:table-cell table:formula="of:=BASE([.D10];2)" office:value-type="string" office:string-value="0" calcext:value-type="string">
            <text:p>0</text:p>
          </table:table-cell>
          <table:table-cell table:formula="of:=IF([.C10]=0; CONCATENATE([.B10];RIGHT([.B10];3)); CONCATENATE([.B10];[.E10]))" office:value-type="string" office:string-value="1001001" calcext:value-type="string">
            <text:p>1001001</text:p>
          </table:table-cell>
          <table:table-cell table:formula="of:=DECIMAL([.F10];2)" office:value-type="float" office:value="73" calcext:value-type="float">
            <text:p>73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1];2)" office:value-type="string" office:string-value="1010" calcext:value-type="string">
            <text:p>1010</text:p>
          </table:table-cell>
          <table:table-cell table:formula="of:=MOD([.A11];3)" office:value-type="float" office:value="1" calcext:value-type="float">
            <text:p>1</text:p>
          </table:table-cell>
          <table:table-cell table:formula="of:=[.C11]*3" office:value-type="float" office:value="3" calcext:value-type="float">
            <text:p>3</text:p>
          </table:table-cell>
          <table:table-cell table:formula="of:=BASE([.D11];2)" office:value-type="string" office:string-value="11" calcext:value-type="string">
            <text:p>11</text:p>
          </table:table-cell>
          <table:table-cell table:formula="of:=IF([.C11]=0; CONCATENATE([.B11];RIGHT([.B11];3)); CONCATENATE([.B11];[.E11]))" office:value-type="string" office:string-value="101011" calcext:value-type="string">
            <text:p>101011</text:p>
          </table:table-cell>
          <table:table-cell table:formula="of:=DECIMAL([.F11];2)" office:value-type="float" office:value="43" calcext:value-type="float">
            <text:p>43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2];2)" office:value-type="string" office:string-value="1011" calcext:value-type="string">
            <text:p>1011</text:p>
          </table:table-cell>
          <table:table-cell table:formula="of:=MOD([.A12];3)" office:value-type="float" office:value="2" calcext:value-type="float">
            <text:p>2</text:p>
          </table:table-cell>
          <table:table-cell table:formula="of:=[.C12]*3" office:value-type="float" office:value="6" calcext:value-type="float">
            <text:p>6</text:p>
          </table:table-cell>
          <table:table-cell table:formula="of:=BASE([.D12];2)" office:value-type="string" office:string-value="110" calcext:value-type="string">
            <text:p>110</text:p>
          </table:table-cell>
          <table:table-cell table:formula="of:=IF([.C12]=0; CONCATENATE([.B12];RIGHT([.B12];3)); CONCATENATE([.B12];[.E12]))" office:value-type="string" office:string-value="1011110" calcext:value-type="string">
            <text:p>1011110</text:p>
          </table:table-cell>
          <table:table-cell table:formula="of:=DECIMAL([.F12];2)" office:value-type="float" office:value="94" calcext:value-type="float">
            <text:p>9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3];2)" office:value-type="string" office:string-value="1100" calcext:value-type="string">
            <text:p>1100</text:p>
          </table:table-cell>
          <table:table-cell table:formula="of:=MOD([.A13];3)" office:value-type="float" office:value="0" calcext:value-type="float">
            <text:p>0</text:p>
          </table:table-cell>
          <table:table-cell table:formula="of:=[.C13]*3" office:value-type="float" office:value="0" calcext:value-type="float">
            <text:p>0</text:p>
          </table:table-cell>
          <table:table-cell table:formula="of:=BASE([.D13];2)" office:value-type="string" office:string-value="0" calcext:value-type="string">
            <text:p>0</text:p>
          </table:table-cell>
          <table:table-cell table:formula="of:=IF([.C13]=0; CONCATENATE([.B13];RIGHT([.B13];3)); CONCATENATE([.B13];[.E13]))" office:value-type="string" office:string-value="1100100" calcext:value-type="string">
            <text:p>1100100</text:p>
          </table:table-cell>
          <table:table-cell table:formula="of:=DECIMAL([.F13];2)" office:value-type="float" office:value="100" calcext:value-type="float">
            <text:p>10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4];2)" office:value-type="string" office:string-value="1101" calcext:value-type="string">
            <text:p>1101</text:p>
          </table:table-cell>
          <table:table-cell table:formula="of:=MOD([.A14];3)" office:value-type="float" office:value="1" calcext:value-type="float">
            <text:p>1</text:p>
          </table:table-cell>
          <table:table-cell table:formula="of:=[.C14]*3" office:value-type="float" office:value="3" calcext:value-type="float">
            <text:p>3</text:p>
          </table:table-cell>
          <table:table-cell table:formula="of:=BASE([.D14];2)" office:value-type="string" office:string-value="11" calcext:value-type="string">
            <text:p>11</text:p>
          </table:table-cell>
          <table:table-cell table:formula="of:=IF([.C14]=0; CONCATENATE([.B14];RIGHT([.B14];3)); CONCATENATE([.B14];[.E14]))" office:value-type="string" office:string-value="110111" calcext:value-type="string">
            <text:p>110111</text:p>
          </table:table-cell>
          <table:table-cell table:formula="of:=DECIMAL([.F14];2)" office:value-type="float" office:value="55" calcext:value-type="float">
            <text:p>5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5];2)" office:value-type="string" office:string-value="1110" calcext:value-type="string">
            <text:p>1110</text:p>
          </table:table-cell>
          <table:table-cell table:formula="of:=MOD([.A15];3)" office:value-type="float" office:value="2" calcext:value-type="float">
            <text:p>2</text:p>
          </table:table-cell>
          <table:table-cell table:formula="of:=[.C15]*3" office:value-type="float" office:value="6" calcext:value-type="float">
            <text:p>6</text:p>
          </table:table-cell>
          <table:table-cell table:formula="of:=BASE([.D15];2)" office:value-type="string" office:string-value="110" calcext:value-type="string">
            <text:p>110</text:p>
          </table:table-cell>
          <table:table-cell table:formula="of:=IF([.C15]=0; CONCATENATE([.B15];RIGHT([.B15];3)); CONCATENATE([.B15];[.E15]))" office:value-type="string" office:string-value="1110110" calcext:value-type="string">
            <text:p>1110110</text:p>
          </table:table-cell>
          <table:table-cell table:formula="of:=DECIMAL([.F15];2)" office:value-type="float" office:value="118" calcext:value-type="float">
            <text:p>11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6];2)" office:value-type="string" office:string-value="1111" calcext:value-type="string">
            <text:p>1111</text:p>
          </table:table-cell>
          <table:table-cell table:formula="of:=MOD([.A16];3)" office:value-type="float" office:value="0" calcext:value-type="float">
            <text:p>0</text:p>
          </table:table-cell>
          <table:table-cell table:formula="of:=[.C16]*3" office:value-type="float" office:value="0" calcext:value-type="float">
            <text:p>0</text:p>
          </table:table-cell>
          <table:table-cell table:formula="of:=BASE([.D16];2)" office:value-type="string" office:string-value="0" calcext:value-type="string">
            <text:p>0</text:p>
          </table:table-cell>
          <table:table-cell table:formula="of:=IF([.C16]=0; CONCATENATE([.B16];RIGHT([.B16];3)); CONCATENATE([.B16];[.E16]))" office:value-type="string" office:string-value="1111111" calcext:value-type="string">
            <text:p>1111111</text:p>
          </table:table-cell>
          <table:table-cell table:formula="of:=DECIMAL([.F16];2)" office:value-type="float" office:value="127" calcext:value-type="float">
            <text:p>127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7];2)" office:value-type="string" office:string-value="10000" calcext:value-type="string">
            <text:p>10000</text:p>
          </table:table-cell>
          <table:table-cell table:formula="of:=MOD([.A17];3)" office:value-type="float" office:value="1" calcext:value-type="float">
            <text:p>1</text:p>
          </table:table-cell>
          <table:table-cell table:formula="of:=[.C17]*3" office:value-type="float" office:value="3" calcext:value-type="float">
            <text:p>3</text:p>
          </table:table-cell>
          <table:table-cell table:formula="of:=BASE([.D17];2)" office:value-type="string" office:string-value="11" calcext:value-type="string">
            <text:p>11</text:p>
          </table:table-cell>
          <table:table-cell table:formula="of:=IF([.C17]=0; CONCATENATE([.B17];RIGHT([.B17];3)); CONCATENATE([.B17];[.E17]))" office:value-type="string" office:string-value="1000011" calcext:value-type="string">
            <text:p>1000011</text:p>
          </table:table-cell>
          <table:table-cell table:formula="of:=DECIMAL([.F17];2)" office:value-type="float" office:value="67" calcext:value-type="float">
            <text:p>67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8];2)" office:value-type="string" office:string-value="10001" calcext:value-type="string">
            <text:p>10001</text:p>
          </table:table-cell>
          <table:table-cell table:formula="of:=MOD([.A18];3)" office:value-type="float" office:value="2" calcext:value-type="float">
            <text:p>2</text:p>
          </table:table-cell>
          <table:table-cell table:formula="of:=[.C18]*3" office:value-type="float" office:value="6" calcext:value-type="float">
            <text:p>6</text:p>
          </table:table-cell>
          <table:table-cell table:formula="of:=BASE([.D18];2)" office:value-type="string" office:string-value="110" calcext:value-type="string">
            <text:p>110</text:p>
          </table:table-cell>
          <table:table-cell table:formula="of:=IF([.C18]=0; CONCATENATE([.B18];RIGHT([.B18];3)); CONCATENATE([.B18];[.E18]))" office:value-type="string" office:string-value="10001110" calcext:value-type="string">
            <text:p>10001110</text:p>
          </table:table-cell>
          <table:table-cell table:formula="of:=DECIMAL([.F18];2)" office:value-type="float" office:value="142" calcext:value-type="float">
            <text:p>14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19];2)" office:value-type="string" office:string-value="10010" calcext:value-type="string">
            <text:p>10010</text:p>
          </table:table-cell>
          <table:table-cell table:formula="of:=MOD([.A19];3)" office:value-type="float" office:value="0" calcext:value-type="float">
            <text:p>0</text:p>
          </table:table-cell>
          <table:table-cell table:formula="of:=[.C19]*3" office:value-type="float" office:value="0" calcext:value-type="float">
            <text:p>0</text:p>
          </table:table-cell>
          <table:table-cell table:formula="of:=BASE([.D19];2)" office:value-type="string" office:string-value="0" calcext:value-type="string">
            <text:p>0</text:p>
          </table:table-cell>
          <table:table-cell table:formula="of:=IF([.C19]=0; CONCATENATE([.B19];RIGHT([.B19];3)); CONCATENATE([.B19];[.E19]))" office:value-type="string" office:string-value="10010010" calcext:value-type="string">
            <text:p>10010010</text:p>
          </table:table-cell>
          <table:table-cell table:formula="of:=DECIMAL([.F19];2)" office:value-type="float" office:value="146" calcext:value-type="float">
            <text:p>146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0];2)" office:value-type="string" office:string-value="10011" calcext:value-type="string">
            <text:p>10011</text:p>
          </table:table-cell>
          <table:table-cell table:formula="of:=MOD([.A20];3)" office:value-type="float" office:value="1" calcext:value-type="float">
            <text:p>1</text:p>
          </table:table-cell>
          <table:table-cell table:formula="of:=[.C20]*3" office:value-type="float" office:value="3" calcext:value-type="float">
            <text:p>3</text:p>
          </table:table-cell>
          <table:table-cell table:formula="of:=BASE([.D20];2)" office:value-type="string" office:string-value="11" calcext:value-type="string">
            <text:p>11</text:p>
          </table:table-cell>
          <table:table-cell table:formula="of:=IF([.C20]=0; CONCATENATE([.B20];RIGHT([.B20];3)); CONCATENATE([.B20];[.E20]))" office:value-type="string" office:string-value="1001111" calcext:value-type="string">
            <text:p>1001111</text:p>
          </table:table-cell>
          <table:table-cell table:formula="of:=DECIMAL([.F20];2)" office:value-type="float" office:value="79" calcext:value-type="float">
            <text:p>7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1];2)" office:value-type="string" office:string-value="10100" calcext:value-type="string">
            <text:p>10100</text:p>
          </table:table-cell>
          <table:table-cell table:formula="of:=MOD([.A21];3)" office:value-type="float" office:value="2" calcext:value-type="float">
            <text:p>2</text:p>
          </table:table-cell>
          <table:table-cell table:formula="of:=[.C21]*3" office:value-type="float" office:value="6" calcext:value-type="float">
            <text:p>6</text:p>
          </table:table-cell>
          <table:table-cell table:formula="of:=BASE([.D21];2)" office:value-type="string" office:string-value="110" calcext:value-type="string">
            <text:p>110</text:p>
          </table:table-cell>
          <table:table-cell table:formula="of:=IF([.C21]=0; CONCATENATE([.B21];RIGHT([.B21];3)); CONCATENATE([.B21];[.E21]))" office:value-type="string" office:string-value="10100110" calcext:value-type="string">
            <text:p>10100110</text:p>
          </table:table-cell>
          <table:table-cell table:formula="of:=DECIMAL([.F21];2)" office:value-type="float" office:value="166" calcext:value-type="float">
            <text:p>166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2];2)" office:value-type="string" office:string-value="10101" calcext:value-type="string">
            <text:p>10101</text:p>
          </table:table-cell>
          <table:table-cell table:formula="of:=MOD([.A22];3)" office:value-type="float" office:value="0" calcext:value-type="float">
            <text:p>0</text:p>
          </table:table-cell>
          <table:table-cell table:formula="of:=[.C22]*3" office:value-type="float" office:value="0" calcext:value-type="float">
            <text:p>0</text:p>
          </table:table-cell>
          <table:table-cell table:formula="of:=BASE([.D22];2)" office:value-type="string" office:string-value="0" calcext:value-type="string">
            <text:p>0</text:p>
          </table:table-cell>
          <table:table-cell table:formula="of:=IF([.C22]=0; CONCATENATE([.B22];RIGHT([.B22];3)); CONCATENATE([.B22];[.E22]))" office:value-type="string" office:string-value="10101101" calcext:value-type="string">
            <text:p>10101101</text:p>
          </table:table-cell>
          <table:table-cell table:formula="of:=DECIMAL([.F22];2)" office:value-type="float" office:value="173" calcext:value-type="float">
            <text:p>173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3];2)" office:value-type="string" office:string-value="10110" calcext:value-type="string">
            <text:p>10110</text:p>
          </table:table-cell>
          <table:table-cell table:formula="of:=MOD([.A23];3)" office:value-type="float" office:value="1" calcext:value-type="float">
            <text:p>1</text:p>
          </table:table-cell>
          <table:table-cell table:formula="of:=[.C23]*3" office:value-type="float" office:value="3" calcext:value-type="float">
            <text:p>3</text:p>
          </table:table-cell>
          <table:table-cell table:formula="of:=BASE([.D23];2)" office:value-type="string" office:string-value="11" calcext:value-type="string">
            <text:p>11</text:p>
          </table:table-cell>
          <table:table-cell table:formula="of:=IF([.C23]=0; CONCATENATE([.B23];RIGHT([.B23];3)); CONCATENATE([.B23];[.E23]))" office:value-type="string" office:string-value="1011011" calcext:value-type="string">
            <text:p>1011011</text:p>
          </table:table-cell>
          <table:table-cell table:formula="of:=DECIMAL([.F23];2)" office:value-type="float" office:value="91" calcext:value-type="float">
            <text:p>9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4];2)" office:value-type="string" office:string-value="10111" calcext:value-type="string">
            <text:p>10111</text:p>
          </table:table-cell>
          <table:table-cell table:formula="of:=MOD([.A24];3)" office:value-type="float" office:value="2" calcext:value-type="float">
            <text:p>2</text:p>
          </table:table-cell>
          <table:table-cell table:formula="of:=[.C24]*3" office:value-type="float" office:value="6" calcext:value-type="float">
            <text:p>6</text:p>
          </table:table-cell>
          <table:table-cell table:formula="of:=BASE([.D24];2)" office:value-type="string" office:string-value="110" calcext:value-type="string">
            <text:p>110</text:p>
          </table:table-cell>
          <table:table-cell table:formula="of:=IF([.C24]=0; CONCATENATE([.B24];RIGHT([.B24];3)); CONCATENATE([.B24];[.E24]))" office:value-type="string" office:string-value="10111110" calcext:value-type="string">
            <text:p>10111110</text:p>
          </table:table-cell>
          <table:table-cell table:formula="of:=DECIMAL([.F24];2)" office:value-type="float" office:value="190" calcext:value-type="float">
            <text:p>19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5];2)" office:value-type="string" office:string-value="11000" calcext:value-type="string">
            <text:p>11000</text:p>
          </table:table-cell>
          <table:table-cell table:formula="of:=MOD([.A25];3)" office:value-type="float" office:value="0" calcext:value-type="float">
            <text:p>0</text:p>
          </table:table-cell>
          <table:table-cell table:formula="of:=[.C25]*3" office:value-type="float" office:value="0" calcext:value-type="float">
            <text:p>0</text:p>
          </table:table-cell>
          <table:table-cell table:formula="of:=BASE([.D25];2)" office:value-type="string" office:string-value="0" calcext:value-type="string">
            <text:p>0</text:p>
          </table:table-cell>
          <table:table-cell table:formula="of:=IF([.C25]=0; CONCATENATE([.B25];RIGHT([.B25];3)); CONCATENATE([.B25];[.E25]))" office:value-type="string" office:string-value="11000000" calcext:value-type="string">
            <text:p>11000000</text:p>
          </table:table-cell>
          <table:table-cell table:formula="of:=DECIMAL([.F25];2)" office:value-type="float" office:value="192" calcext:value-type="float">
            <text:p>19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6];2)" office:value-type="string" office:string-value="11001" calcext:value-type="string">
            <text:p>11001</text:p>
          </table:table-cell>
          <table:table-cell table:formula="of:=MOD([.A26];3)" office:value-type="float" office:value="1" calcext:value-type="float">
            <text:p>1</text:p>
          </table:table-cell>
          <table:table-cell table:formula="of:=[.C26]*3" office:value-type="float" office:value="3" calcext:value-type="float">
            <text:p>3</text:p>
          </table:table-cell>
          <table:table-cell table:formula="of:=BASE([.D26];2)" office:value-type="string" office:string-value="11" calcext:value-type="string">
            <text:p>11</text:p>
          </table:table-cell>
          <table:table-cell table:formula="of:=IF([.C26]=0; CONCATENATE([.B26];RIGHT([.B26];3)); CONCATENATE([.B26];[.E26]))" office:value-type="string" office:string-value="1100111" calcext:value-type="string">
            <text:p>1100111</text:p>
          </table:table-cell>
          <table:table-cell table:formula="of:=DECIMAL([.F26];2)" office:value-type="float" office:value="103" calcext:value-type="float">
            <text:p>103</text:p>
          </table:table-cell>
          <table:table-cell table:style-name="ce2"/>
          <table:table-cell table:style-name="ce4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7];2)" office:value-type="string" office:string-value="11010" calcext:value-type="string">
            <text:p>11010</text:p>
          </table:table-cell>
          <table:table-cell table:formula="of:=MOD([.A27];3)" office:value-type="float" office:value="2" calcext:value-type="float">
            <text:p>2</text:p>
          </table:table-cell>
          <table:table-cell table:formula="of:=[.C27]*3" office:value-type="float" office:value="6" calcext:value-type="float">
            <text:p>6</text:p>
          </table:table-cell>
          <table:table-cell table:formula="of:=BASE([.D27];2)" office:value-type="string" office:string-value="110" calcext:value-type="string">
            <text:p>110</text:p>
          </table:table-cell>
          <table:table-cell table:formula="of:=IF([.C27]=0; CONCATENATE([.B27];RIGHT([.B27];3)); CONCATENATE([.B27];[.E27]))" office:value-type="string" office:string-value="11010110" calcext:value-type="string">
            <text:p>11010110</text:p>
          </table:table-cell>
          <table:table-cell table:formula="of:=DECIMAL([.F27];2)" office:value-type="float" office:value="214" calcext:value-type="float">
            <text:p>21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8];2)" office:value-type="string" office:string-value="11011" calcext:value-type="string">
            <text:p>11011</text:p>
          </table:table-cell>
          <table:table-cell table:formula="of:=MOD([.A28];3)" office:value-type="float" office:value="0" calcext:value-type="float">
            <text:p>0</text:p>
          </table:table-cell>
          <table:table-cell table:formula="of:=[.C28]*3" office:value-type="float" office:value="0" calcext:value-type="float">
            <text:p>0</text:p>
          </table:table-cell>
          <table:table-cell table:formula="of:=BASE([.D28];2)" office:value-type="string" office:string-value="0" calcext:value-type="string">
            <text:p>0</text:p>
          </table:table-cell>
          <table:table-cell table:formula="of:=IF([.C28]=0; CONCATENATE([.B28];RIGHT([.B28];3)); CONCATENATE([.B28];[.E28]))" office:value-type="string" office:string-value="11011011" calcext:value-type="string">
            <text:p>11011011</text:p>
          </table:table-cell>
          <table:table-cell table:formula="of:=DECIMAL([.F28];2)" office:value-type="float" office:value="219" calcext:value-type="float">
            <text:p>21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29];2)" office:value-type="string" office:string-value="11100" calcext:value-type="string">
            <text:p>11100</text:p>
          </table:table-cell>
          <table:table-cell table:formula="of:=MOD([.A29];3)" office:value-type="float" office:value="1" calcext:value-type="float">
            <text:p>1</text:p>
          </table:table-cell>
          <table:table-cell table:formula="of:=[.C29]*3" office:value-type="float" office:value="3" calcext:value-type="float">
            <text:p>3</text:p>
          </table:table-cell>
          <table:table-cell table:formula="of:=BASE([.D29];2)" office:value-type="string" office:string-value="11" calcext:value-type="string">
            <text:p>11</text:p>
          </table:table-cell>
          <table:table-cell table:formula="of:=IF([.C29]=0; CONCATENATE([.B29];RIGHT([.B29];3)); CONCATENATE([.B29];[.E29]))" office:value-type="string" office:string-value="1110011" calcext:value-type="string">
            <text:p>1110011</text:p>
          </table:table-cell>
          <table:table-cell table:formula="of:=DECIMAL([.F29];2)" office:value-type="float" office:value="115" calcext:value-type="float">
            <text:p>11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0];2)" office:value-type="string" office:string-value="11101" calcext:value-type="string">
            <text:p>11101</text:p>
          </table:table-cell>
          <table:table-cell table:formula="of:=MOD([.A30];3)" office:value-type="float" office:value="2" calcext:value-type="float">
            <text:p>2</text:p>
          </table:table-cell>
          <table:table-cell table:formula="of:=[.C30]*3" office:value-type="float" office:value="6" calcext:value-type="float">
            <text:p>6</text:p>
          </table:table-cell>
          <table:table-cell table:formula="of:=BASE([.D30];2)" office:value-type="string" office:string-value="110" calcext:value-type="string">
            <text:p>110</text:p>
          </table:table-cell>
          <table:table-cell table:formula="of:=IF([.C30]=0; CONCATENATE([.B30];RIGHT([.B30];3)); CONCATENATE([.B30];[.E30]))" office:value-type="string" office:string-value="11101110" calcext:value-type="string">
            <text:p>11101110</text:p>
          </table:table-cell>
          <table:table-cell table:formula="of:=DECIMAL([.F30];2)" office:value-type="float" office:value="238" calcext:value-type="float">
            <text:p>23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1];2)" office:value-type="string" office:string-value="11110" calcext:value-type="string">
            <text:p>11110</text:p>
          </table:table-cell>
          <table:table-cell table:formula="of:=MOD([.A31];3)" office:value-type="float" office:value="0" calcext:value-type="float">
            <text:p>0</text:p>
          </table:table-cell>
          <table:table-cell table:formula="of:=[.C31]*3" office:value-type="float" office:value="0" calcext:value-type="float">
            <text:p>0</text:p>
          </table:table-cell>
          <table:table-cell table:formula="of:=BASE([.D31];2)" office:value-type="string" office:string-value="0" calcext:value-type="string">
            <text:p>0</text:p>
          </table:table-cell>
          <table:table-cell table:formula="of:=IF([.C31]=0; CONCATENATE([.B31];RIGHT([.B31];3)); CONCATENATE([.B31];[.E31]))" office:value-type="string" office:string-value="11110110" calcext:value-type="string">
            <text:p>11110110</text:p>
          </table:table-cell>
          <table:table-cell table:formula="of:=DECIMAL([.F31];2)" office:value-type="float" office:value="246" calcext:value-type="float">
            <text:p>246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2];2)" office:value-type="string" office:string-value="11111" calcext:value-type="string">
            <text:p>11111</text:p>
          </table:table-cell>
          <table:table-cell table:formula="of:=MOD([.A32];3)" office:value-type="float" office:value="1" calcext:value-type="float">
            <text:p>1</text:p>
          </table:table-cell>
          <table:table-cell table:formula="of:=[.C32]*3" office:value-type="float" office:value="3" calcext:value-type="float">
            <text:p>3</text:p>
          </table:table-cell>
          <table:table-cell table:formula="of:=BASE([.D32];2)" office:value-type="string" office:string-value="11" calcext:value-type="string">
            <text:p>11</text:p>
          </table:table-cell>
          <table:table-cell table:formula="of:=IF([.C32]=0; CONCATENATE([.B32];RIGHT([.B32];3)); CONCATENATE([.B32];[.E32]))" office:value-type="string" office:string-value="1111111" calcext:value-type="string">
            <text:p>1111111</text:p>
          </table:table-cell>
          <table:table-cell table:formula="of:=DECIMAL([.F32];2)" office:value-type="float" office:value="127" calcext:value-type="float">
            <text:p>127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3];2)" office:value-type="string" office:string-value="100000" calcext:value-type="string">
            <text:p>100000</text:p>
          </table:table-cell>
          <table:table-cell table:formula="of:=MOD([.A33];3)" office:value-type="float" office:value="2" calcext:value-type="float">
            <text:p>2</text:p>
          </table:table-cell>
          <table:table-cell table:formula="of:=[.C33]*3" office:value-type="float" office:value="6" calcext:value-type="float">
            <text:p>6</text:p>
          </table:table-cell>
          <table:table-cell table:formula="of:=BASE([.D33];2)" office:value-type="string" office:string-value="110" calcext:value-type="string">
            <text:p>110</text:p>
          </table:table-cell>
          <table:table-cell table:formula="of:=IF([.C33]=0; CONCATENATE([.B33];RIGHT([.B33];3)); CONCATENATE([.B33];[.E33]))" office:value-type="string" office:string-value="100000110" calcext:value-type="string">
            <text:p>100000110</text:p>
          </table:table-cell>
          <table:table-cell table:formula="of:=DECIMAL([.F33];2)" office:value-type="float" office:value="262" calcext:value-type="float">
            <text:p>26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4];2)" office:value-type="string" office:string-value="100001" calcext:value-type="string">
            <text:p>100001</text:p>
          </table:table-cell>
          <table:table-cell table:formula="of:=MOD([.A34];3)" office:value-type="float" office:value="0" calcext:value-type="float">
            <text:p>0</text:p>
          </table:table-cell>
          <table:table-cell table:formula="of:=[.C34]*3" office:value-type="float" office:value="0" calcext:value-type="float">
            <text:p>0</text:p>
          </table:table-cell>
          <table:table-cell table:formula="of:=BASE([.D34];2)" office:value-type="string" office:string-value="0" calcext:value-type="string">
            <text:p>0</text:p>
          </table:table-cell>
          <table:table-cell table:formula="of:=IF([.C34]=0; CONCATENATE([.B34];RIGHT([.B34];3)); CONCATENATE([.B34];[.E34]))" office:value-type="string" office:string-value="100001001" calcext:value-type="string">
            <text:p>100001001</text:p>
          </table:table-cell>
          <table:table-cell table:formula="of:=DECIMAL([.F34];2)" office:value-type="float" office:value="265" calcext:value-type="float">
            <text:p>26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5];2)" office:value-type="string" office:string-value="100010" calcext:value-type="string">
            <text:p>100010</text:p>
          </table:table-cell>
          <table:table-cell table:formula="of:=MOD([.A35];3)" office:value-type="float" office:value="1" calcext:value-type="float">
            <text:p>1</text:p>
          </table:table-cell>
          <table:table-cell table:formula="of:=[.C35]*3" office:value-type="float" office:value="3" calcext:value-type="float">
            <text:p>3</text:p>
          </table:table-cell>
          <table:table-cell table:formula="of:=BASE([.D35];2)" office:value-type="string" office:string-value="11" calcext:value-type="string">
            <text:p>11</text:p>
          </table:table-cell>
          <table:table-cell table:formula="of:=IF([.C35]=0; CONCATENATE([.B35];RIGHT([.B35];3)); CONCATENATE([.B35];[.E35]))" office:value-type="string" office:string-value="10001011" calcext:value-type="string">
            <text:p>10001011</text:p>
          </table:table-cell>
          <table:table-cell table:formula="of:=DECIMAL([.F35];2)" office:value-type="float" office:value="139" calcext:value-type="float">
            <text:p>13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6];2)" office:value-type="string" office:string-value="100011" calcext:value-type="string">
            <text:p>100011</text:p>
          </table:table-cell>
          <table:table-cell table:formula="of:=MOD([.A36];3)" office:value-type="float" office:value="2" calcext:value-type="float">
            <text:p>2</text:p>
          </table:table-cell>
          <table:table-cell table:formula="of:=[.C36]*3" office:value-type="float" office:value="6" calcext:value-type="float">
            <text:p>6</text:p>
          </table:table-cell>
          <table:table-cell table:formula="of:=BASE([.D36];2)" office:value-type="string" office:string-value="110" calcext:value-type="string">
            <text:p>110</text:p>
          </table:table-cell>
          <table:table-cell table:formula="of:=IF([.C36]=0; CONCATENATE([.B36];RIGHT([.B36];3)); CONCATENATE([.B36];[.E36]))" office:value-type="string" office:string-value="100011110" calcext:value-type="string">
            <text:p>100011110</text:p>
          </table:table-cell>
          <table:table-cell table:formula="of:=DECIMAL([.F36];2)" office:value-type="float" office:value="286" calcext:value-type="float">
            <text:p>286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7];2)" office:value-type="string" office:string-value="100100" calcext:value-type="string">
            <text:p>100100</text:p>
          </table:table-cell>
          <table:table-cell table:formula="of:=MOD([.A37];3)" office:value-type="float" office:value="0" calcext:value-type="float">
            <text:p>0</text:p>
          </table:table-cell>
          <table:table-cell table:formula="of:=[.C37]*3" office:value-type="float" office:value="0" calcext:value-type="float">
            <text:p>0</text:p>
          </table:table-cell>
          <table:table-cell table:formula="of:=BASE([.D37];2)" office:value-type="string" office:string-value="0" calcext:value-type="string">
            <text:p>0</text:p>
          </table:table-cell>
          <table:table-cell table:formula="of:=IF([.C37]=0; CONCATENATE([.B37];RIGHT([.B37];3)); CONCATENATE([.B37];[.E37]))" office:value-type="string" office:string-value="100100100" calcext:value-type="string">
            <text:p>100100100</text:p>
          </table:table-cell>
          <table:table-cell table:formula="of:=DECIMAL([.F37];2)" office:value-type="float" office:value="292" calcext:value-type="float">
            <text:p>29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8];2)" office:value-type="string" office:string-value="100101" calcext:value-type="string">
            <text:p>100101</text:p>
          </table:table-cell>
          <table:table-cell table:formula="of:=MOD([.A38];3)" office:value-type="float" office:value="1" calcext:value-type="float">
            <text:p>1</text:p>
          </table:table-cell>
          <table:table-cell table:formula="of:=[.C38]*3" office:value-type="float" office:value="3" calcext:value-type="float">
            <text:p>3</text:p>
          </table:table-cell>
          <table:table-cell table:formula="of:=BASE([.D38];2)" office:value-type="string" office:string-value="11" calcext:value-type="string">
            <text:p>11</text:p>
          </table:table-cell>
          <table:table-cell table:formula="of:=IF([.C38]=0; CONCATENATE([.B38];RIGHT([.B38];3)); CONCATENATE([.B38];[.E38]))" office:value-type="string" office:string-value="10010111" calcext:value-type="string">
            <text:p>10010111</text:p>
          </table:table-cell>
          <table:table-cell table:formula="of:=DECIMAL([.F38];2)" office:value-type="float" office:value="151" calcext:value-type="float">
            <text:p>15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39];2)" office:value-type="string" office:string-value="100110" calcext:value-type="string">
            <text:p>100110</text:p>
          </table:table-cell>
          <table:table-cell table:formula="of:=MOD([.A39];3)" office:value-type="float" office:value="2" calcext:value-type="float">
            <text:p>2</text:p>
          </table:table-cell>
          <table:table-cell table:formula="of:=[.C39]*3" office:value-type="float" office:value="6" calcext:value-type="float">
            <text:p>6</text:p>
          </table:table-cell>
          <table:table-cell table:formula="of:=BASE([.D39];2)" office:value-type="string" office:string-value="110" calcext:value-type="string">
            <text:p>110</text:p>
          </table:table-cell>
          <table:table-cell table:formula="of:=IF([.C39]=0; CONCATENATE([.B39];RIGHT([.B39];3)); CONCATENATE([.B39];[.E39]))" office:value-type="string" office:string-value="100110110" calcext:value-type="string">
            <text:p>100110110</text:p>
          </table:table-cell>
          <table:table-cell table:formula="of:=DECIMAL([.F39];2)" office:value-type="float" office:value="310" calcext:value-type="float">
            <text:p>31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0];2)" office:value-type="string" office:string-value="100111" calcext:value-type="string">
            <text:p>100111</text:p>
          </table:table-cell>
          <table:table-cell table:formula="of:=MOD([.A40];3)" office:value-type="float" office:value="0" calcext:value-type="float">
            <text:p>0</text:p>
          </table:table-cell>
          <table:table-cell table:formula="of:=[.C40]*3" office:value-type="float" office:value="0" calcext:value-type="float">
            <text:p>0</text:p>
          </table:table-cell>
          <table:table-cell table:formula="of:=BASE([.D40];2)" office:value-type="string" office:string-value="0" calcext:value-type="string">
            <text:p>0</text:p>
          </table:table-cell>
          <table:table-cell table:formula="of:=IF([.C40]=0; CONCATENATE([.B40];RIGHT([.B40];3)); CONCATENATE([.B40];[.E40]))" office:value-type="string" office:string-value="100111111" calcext:value-type="string">
            <text:p>100111111</text:p>
          </table:table-cell>
          <table:table-cell table:formula="of:=DECIMAL([.F40];2)" office:value-type="float" office:value="319" calcext:value-type="float">
            <text:p>31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1];2)" office:value-type="string" office:string-value="101000" calcext:value-type="string">
            <text:p>101000</text:p>
          </table:table-cell>
          <table:table-cell table:formula="of:=MOD([.A41];3)" office:value-type="float" office:value="1" calcext:value-type="float">
            <text:p>1</text:p>
          </table:table-cell>
          <table:table-cell table:formula="of:=[.C41]*3" office:value-type="float" office:value="3" calcext:value-type="float">
            <text:p>3</text:p>
          </table:table-cell>
          <table:table-cell table:formula="of:=BASE([.D41];2)" office:value-type="string" office:string-value="11" calcext:value-type="string">
            <text:p>11</text:p>
          </table:table-cell>
          <table:table-cell table:formula="of:=IF([.C41]=0; CONCATENATE([.B41];RIGHT([.B41];3)); CONCATENATE([.B41];[.E41]))" office:value-type="string" office:string-value="10100011" calcext:value-type="string">
            <text:p>10100011</text:p>
          </table:table-cell>
          <table:table-cell table:formula="of:=DECIMAL([.F41];2)" office:value-type="float" office:value="163" calcext:value-type="float">
            <text:p>163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2];2)" office:value-type="string" office:string-value="101001" calcext:value-type="string">
            <text:p>101001</text:p>
          </table:table-cell>
          <table:table-cell table:formula="of:=MOD([.A42];3)" office:value-type="float" office:value="2" calcext:value-type="float">
            <text:p>2</text:p>
          </table:table-cell>
          <table:table-cell table:formula="of:=[.C42]*3" office:value-type="float" office:value="6" calcext:value-type="float">
            <text:p>6</text:p>
          </table:table-cell>
          <table:table-cell table:formula="of:=BASE([.D42];2)" office:value-type="string" office:string-value="110" calcext:value-type="string">
            <text:p>110</text:p>
          </table:table-cell>
          <table:table-cell table:formula="of:=IF([.C42]=0; CONCATENATE([.B42];RIGHT([.B42];3)); CONCATENATE([.B42];[.E42]))" office:value-type="string" office:string-value="101001110" calcext:value-type="string">
            <text:p>101001110</text:p>
          </table:table-cell>
          <table:table-cell table:formula="of:=DECIMAL([.F42];2)" office:value-type="float" office:value="334" calcext:value-type="float">
            <text:p>33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3];2)" office:value-type="string" office:string-value="101010" calcext:value-type="string">
            <text:p>101010</text:p>
          </table:table-cell>
          <table:table-cell table:formula="of:=MOD([.A43];3)" office:value-type="float" office:value="0" calcext:value-type="float">
            <text:p>0</text:p>
          </table:table-cell>
          <table:table-cell table:formula="of:=[.C43]*3" office:value-type="float" office:value="0" calcext:value-type="float">
            <text:p>0</text:p>
          </table:table-cell>
          <table:table-cell table:formula="of:=BASE([.D43];2)" office:value-type="string" office:string-value="0" calcext:value-type="string">
            <text:p>0</text:p>
          </table:table-cell>
          <table:table-cell table:formula="of:=IF([.C43]=0; CONCATENATE([.B43];RIGHT([.B43];3)); CONCATENATE([.B43];[.E43]))" office:value-type="string" office:string-value="101010010" calcext:value-type="string">
            <text:p>101010010</text:p>
          </table:table-cell>
          <table:table-cell table:formula="of:=DECIMAL([.F43];2)" office:value-type="float" office:value="338" calcext:value-type="float">
            <text:p>33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4];2)" office:value-type="string" office:string-value="101011" calcext:value-type="string">
            <text:p>101011</text:p>
          </table:table-cell>
          <table:table-cell table:formula="of:=MOD([.A44];3)" office:value-type="float" office:value="1" calcext:value-type="float">
            <text:p>1</text:p>
          </table:table-cell>
          <table:table-cell table:formula="of:=[.C44]*3" office:value-type="float" office:value="3" calcext:value-type="float">
            <text:p>3</text:p>
          </table:table-cell>
          <table:table-cell table:formula="of:=BASE([.D44];2)" office:value-type="string" office:string-value="11" calcext:value-type="string">
            <text:p>11</text:p>
          </table:table-cell>
          <table:table-cell table:formula="of:=IF([.C44]=0; CONCATENATE([.B44];RIGHT([.B44];3)); CONCATENATE([.B44];[.E44]))" office:value-type="string" office:string-value="10101111" calcext:value-type="string">
            <text:p>10101111</text:p>
          </table:table-cell>
          <table:table-cell table:formula="of:=DECIMAL([.F44];2)" office:value-type="float" office:value="175" calcext:value-type="float">
            <text:p>17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5];2)" office:value-type="string" office:string-value="101100" calcext:value-type="string">
            <text:p>101100</text:p>
          </table:table-cell>
          <table:table-cell table:formula="of:=MOD([.A45];3)" office:value-type="float" office:value="2" calcext:value-type="float">
            <text:p>2</text:p>
          </table:table-cell>
          <table:table-cell table:formula="of:=[.C45]*3" office:value-type="float" office:value="6" calcext:value-type="float">
            <text:p>6</text:p>
          </table:table-cell>
          <table:table-cell table:formula="of:=BASE([.D45];2)" office:value-type="string" office:string-value="110" calcext:value-type="string">
            <text:p>110</text:p>
          </table:table-cell>
          <table:table-cell table:formula="of:=IF([.C45]=0; CONCATENATE([.B45];RIGHT([.B45];3)); CONCATENATE([.B45];[.E45]))" office:value-type="string" office:string-value="101100110" calcext:value-type="string">
            <text:p>101100110</text:p>
          </table:table-cell>
          <table:table-cell table:formula="of:=DECIMAL([.F45];2)" office:value-type="float" office:value="358" calcext:value-type="float">
            <text:p>35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6];2)" office:value-type="string" office:string-value="101101" calcext:value-type="string">
            <text:p>101101</text:p>
          </table:table-cell>
          <table:table-cell table:formula="of:=MOD([.A46];3)" office:value-type="float" office:value="0" calcext:value-type="float">
            <text:p>0</text:p>
          </table:table-cell>
          <table:table-cell table:formula="of:=[.C46]*3" office:value-type="float" office:value="0" calcext:value-type="float">
            <text:p>0</text:p>
          </table:table-cell>
          <table:table-cell table:formula="of:=BASE([.D46];2)" office:value-type="string" office:string-value="0" calcext:value-type="string">
            <text:p>0</text:p>
          </table:table-cell>
          <table:table-cell table:formula="of:=IF([.C46]=0; CONCATENATE([.B46];RIGHT([.B46];3)); CONCATENATE([.B46];[.E46]))" office:value-type="string" office:string-value="101101101" calcext:value-type="string">
            <text:p>101101101</text:p>
          </table:table-cell>
          <table:table-cell table:formula="of:=DECIMAL([.F46];2)" office:value-type="float" office:value="365" calcext:value-type="float">
            <text:p>36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7];2)" office:value-type="string" office:string-value="101110" calcext:value-type="string">
            <text:p>101110</text:p>
          </table:table-cell>
          <table:table-cell table:formula="of:=MOD([.A47];3)" office:value-type="float" office:value="1" calcext:value-type="float">
            <text:p>1</text:p>
          </table:table-cell>
          <table:table-cell table:formula="of:=[.C47]*3" office:value-type="float" office:value="3" calcext:value-type="float">
            <text:p>3</text:p>
          </table:table-cell>
          <table:table-cell table:formula="of:=BASE([.D47];2)" office:value-type="string" office:string-value="11" calcext:value-type="string">
            <text:p>11</text:p>
          </table:table-cell>
          <table:table-cell table:formula="of:=IF([.C47]=0; CONCATENATE([.B47];RIGHT([.B47];3)); CONCATENATE([.B47];[.E47]))" office:value-type="string" office:string-value="10111011" calcext:value-type="string">
            <text:p>10111011</text:p>
          </table:table-cell>
          <table:table-cell table:formula="of:=DECIMAL([.F47];2)" office:value-type="float" office:value="187" calcext:value-type="float">
            <text:p>187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8];2)" office:value-type="string" office:string-value="101111" calcext:value-type="string">
            <text:p>101111</text:p>
          </table:table-cell>
          <table:table-cell table:formula="of:=MOD([.A48];3)" office:value-type="float" office:value="2" calcext:value-type="float">
            <text:p>2</text:p>
          </table:table-cell>
          <table:table-cell table:formula="of:=[.C48]*3" office:value-type="float" office:value="6" calcext:value-type="float">
            <text:p>6</text:p>
          </table:table-cell>
          <table:table-cell table:formula="of:=BASE([.D48];2)" office:value-type="string" office:string-value="110" calcext:value-type="string">
            <text:p>110</text:p>
          </table:table-cell>
          <table:table-cell table:formula="of:=IF([.C48]=0; CONCATENATE([.B48];RIGHT([.B48];3)); CONCATENATE([.B48];[.E48]))" office:value-type="string" office:string-value="101111110" calcext:value-type="string">
            <text:p>101111110</text:p>
          </table:table-cell>
          <table:table-cell table:formula="of:=DECIMAL([.F48];2)" office:value-type="float" office:value="382" calcext:value-type="float">
            <text:p>38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49];2)" office:value-type="string" office:string-value="110000" calcext:value-type="string">
            <text:p>110000</text:p>
          </table:table-cell>
          <table:table-cell table:formula="of:=MOD([.A49];3)" office:value-type="float" office:value="0" calcext:value-type="float">
            <text:p>0</text:p>
          </table:table-cell>
          <table:table-cell table:formula="of:=[.C49]*3" office:value-type="float" office:value="0" calcext:value-type="float">
            <text:p>0</text:p>
          </table:table-cell>
          <table:table-cell table:formula="of:=BASE([.D49];2)" office:value-type="string" office:string-value="0" calcext:value-type="string">
            <text:p>0</text:p>
          </table:table-cell>
          <table:table-cell table:formula="of:=IF([.C49]=0; CONCATENATE([.B49];RIGHT([.B49];3)); CONCATENATE([.B49];[.E49]))" office:value-type="string" office:string-value="110000000" calcext:value-type="string">
            <text:p>110000000</text:p>
          </table:table-cell>
          <table:table-cell table:formula="of:=DECIMAL([.F49];2)" office:value-type="float" office:value="384" calcext:value-type="float">
            <text:p>38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0];2)" office:value-type="string" office:string-value="110001" calcext:value-type="string">
            <text:p>110001</text:p>
          </table:table-cell>
          <table:table-cell table:formula="of:=MOD([.A50];3)" office:value-type="float" office:value="1" calcext:value-type="float">
            <text:p>1</text:p>
          </table:table-cell>
          <table:table-cell table:formula="of:=[.C50]*3" office:value-type="float" office:value="3" calcext:value-type="float">
            <text:p>3</text:p>
          </table:table-cell>
          <table:table-cell table:formula="of:=BASE([.D50];2)" office:value-type="string" office:string-value="11" calcext:value-type="string">
            <text:p>11</text:p>
          </table:table-cell>
          <table:table-cell table:formula="of:=IF([.C50]=0; CONCATENATE([.B50];RIGHT([.B50];3)); CONCATENATE([.B50];[.E50]))" office:value-type="string" office:string-value="11000111" calcext:value-type="string">
            <text:p>11000111</text:p>
          </table:table-cell>
          <table:table-cell table:formula="of:=DECIMAL([.F50];2)" office:value-type="float" office:value="199" calcext:value-type="float">
            <text:p>19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1];2)" office:value-type="string" office:string-value="110010" calcext:value-type="string">
            <text:p>110010</text:p>
          </table:table-cell>
          <table:table-cell table:formula="of:=MOD([.A51];3)" office:value-type="float" office:value="2" calcext:value-type="float">
            <text:p>2</text:p>
          </table:table-cell>
          <table:table-cell table:formula="of:=[.C51]*3" office:value-type="float" office:value="6" calcext:value-type="float">
            <text:p>6</text:p>
          </table:table-cell>
          <table:table-cell table:formula="of:=BASE([.D51];2)" office:value-type="string" office:string-value="110" calcext:value-type="string">
            <text:p>110</text:p>
          </table:table-cell>
          <table:table-cell table:formula="of:=IF([.C51]=0; CONCATENATE([.B51];RIGHT([.B51];3)); CONCATENATE([.B51];[.E51]))" office:value-type="string" office:string-value="110010110" calcext:value-type="string">
            <text:p>110010110</text:p>
          </table:table-cell>
          <table:table-cell table:formula="of:=DECIMAL([.F51];2)" office:value-type="float" office:value="406" calcext:value-type="float">
            <text:p>406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2];2)" office:value-type="string" office:string-value="110011" calcext:value-type="string">
            <text:p>110011</text:p>
          </table:table-cell>
          <table:table-cell table:formula="of:=MOD([.A52];3)" office:value-type="float" office:value="0" calcext:value-type="float">
            <text:p>0</text:p>
          </table:table-cell>
          <table:table-cell table:formula="of:=[.C52]*3" office:value-type="float" office:value="0" calcext:value-type="float">
            <text:p>0</text:p>
          </table:table-cell>
          <table:table-cell table:formula="of:=BASE([.D52];2)" office:value-type="string" office:string-value="0" calcext:value-type="string">
            <text:p>0</text:p>
          </table:table-cell>
          <table:table-cell table:formula="of:=IF([.C52]=0; CONCATENATE([.B52];RIGHT([.B52];3)); CONCATENATE([.B52];[.E52]))" office:value-type="string" office:string-value="110011011" calcext:value-type="string">
            <text:p>110011011</text:p>
          </table:table-cell>
          <table:table-cell table:formula="of:=DECIMAL([.F52];2)" office:value-type="float" office:value="411" calcext:value-type="float">
            <text:p>41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3];2)" office:value-type="string" office:string-value="110100" calcext:value-type="string">
            <text:p>110100</text:p>
          </table:table-cell>
          <table:table-cell table:formula="of:=MOD([.A53];3)" office:value-type="float" office:value="1" calcext:value-type="float">
            <text:p>1</text:p>
          </table:table-cell>
          <table:table-cell table:formula="of:=[.C53]*3" office:value-type="float" office:value="3" calcext:value-type="float">
            <text:p>3</text:p>
          </table:table-cell>
          <table:table-cell table:formula="of:=BASE([.D53];2)" office:value-type="string" office:string-value="11" calcext:value-type="string">
            <text:p>11</text:p>
          </table:table-cell>
          <table:table-cell table:formula="of:=IF([.C53]=0; CONCATENATE([.B53];RIGHT([.B53];3)); CONCATENATE([.B53];[.E53]))" office:value-type="string" office:string-value="11010011" calcext:value-type="string">
            <text:p>11010011</text:p>
          </table:table-cell>
          <table:table-cell table:formula="of:=DECIMAL([.F53];2)" office:value-type="float" office:value="211" calcext:value-type="float">
            <text:p>21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4];2)" office:value-type="string" office:string-value="110101" calcext:value-type="string">
            <text:p>110101</text:p>
          </table:table-cell>
          <table:table-cell table:formula="of:=MOD([.A54];3)" office:value-type="float" office:value="2" calcext:value-type="float">
            <text:p>2</text:p>
          </table:table-cell>
          <table:table-cell table:formula="of:=[.C54]*3" office:value-type="float" office:value="6" calcext:value-type="float">
            <text:p>6</text:p>
          </table:table-cell>
          <table:table-cell table:formula="of:=BASE([.D54];2)" office:value-type="string" office:string-value="110" calcext:value-type="string">
            <text:p>110</text:p>
          </table:table-cell>
          <table:table-cell table:formula="of:=IF([.C54]=0; CONCATENATE([.B54];RIGHT([.B54];3)); CONCATENATE([.B54];[.E54]))" office:value-type="string" office:string-value="110101110" calcext:value-type="string">
            <text:p>110101110</text:p>
          </table:table-cell>
          <table:table-cell table:formula="of:=DECIMAL([.F54];2)" office:value-type="float" office:value="430" calcext:value-type="float">
            <text:p>43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5];2)" office:value-type="string" office:string-value="110110" calcext:value-type="string">
            <text:p>110110</text:p>
          </table:table-cell>
          <table:table-cell table:formula="of:=MOD([.A55];3)" office:value-type="float" office:value="0" calcext:value-type="float">
            <text:p>0</text:p>
          </table:table-cell>
          <table:table-cell table:formula="of:=[.C55]*3" office:value-type="float" office:value="0" calcext:value-type="float">
            <text:p>0</text:p>
          </table:table-cell>
          <table:table-cell table:formula="of:=BASE([.D55];2)" office:value-type="string" office:string-value="0" calcext:value-type="string">
            <text:p>0</text:p>
          </table:table-cell>
          <table:table-cell table:formula="of:=IF([.C55]=0; CONCATENATE([.B55];RIGHT([.B55];3)); CONCATENATE([.B55];[.E55]))" office:value-type="string" office:string-value="110110110" calcext:value-type="string">
            <text:p>110110110</text:p>
          </table:table-cell>
          <table:table-cell table:formula="of:=DECIMAL([.F55];2)" office:value-type="float" office:value="438" calcext:value-type="float">
            <text:p>43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6];2)" office:value-type="string" office:string-value="110111" calcext:value-type="string">
            <text:p>110111</text:p>
          </table:table-cell>
          <table:table-cell table:formula="of:=MOD([.A56];3)" office:value-type="float" office:value="1" calcext:value-type="float">
            <text:p>1</text:p>
          </table:table-cell>
          <table:table-cell table:formula="of:=[.C56]*3" office:value-type="float" office:value="3" calcext:value-type="float">
            <text:p>3</text:p>
          </table:table-cell>
          <table:table-cell table:formula="of:=BASE([.D56];2)" office:value-type="string" office:string-value="11" calcext:value-type="string">
            <text:p>11</text:p>
          </table:table-cell>
          <table:table-cell table:formula="of:=IF([.C56]=0; CONCATENATE([.B56];RIGHT([.B56];3)); CONCATENATE([.B56];[.E56]))" office:value-type="string" office:string-value="11011111" calcext:value-type="string">
            <text:p>11011111</text:p>
          </table:table-cell>
          <table:table-cell table:formula="of:=DECIMAL([.F56];2)" office:value-type="float" office:value="223" calcext:value-type="float">
            <text:p>223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7];2)" office:value-type="string" office:string-value="111000" calcext:value-type="string">
            <text:p>111000</text:p>
          </table:table-cell>
          <table:table-cell table:formula="of:=MOD([.A57];3)" office:value-type="float" office:value="2" calcext:value-type="float">
            <text:p>2</text:p>
          </table:table-cell>
          <table:table-cell table:formula="of:=[.C57]*3" office:value-type="float" office:value="6" calcext:value-type="float">
            <text:p>6</text:p>
          </table:table-cell>
          <table:table-cell table:formula="of:=BASE([.D57];2)" office:value-type="string" office:string-value="110" calcext:value-type="string">
            <text:p>110</text:p>
          </table:table-cell>
          <table:table-cell table:formula="of:=IF([.C57]=0; CONCATENATE([.B57];RIGHT([.B57];3)); CONCATENATE([.B57];[.E57]))" office:value-type="string" office:string-value="111000110" calcext:value-type="string">
            <text:p>111000110</text:p>
          </table:table-cell>
          <table:table-cell table:formula="of:=DECIMAL([.F57];2)" office:value-type="float" office:value="454" calcext:value-type="float">
            <text:p>45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8];2)" office:value-type="string" office:string-value="111001" calcext:value-type="string">
            <text:p>111001</text:p>
          </table:table-cell>
          <table:table-cell table:formula="of:=MOD([.A58];3)" office:value-type="float" office:value="0" calcext:value-type="float">
            <text:p>0</text:p>
          </table:table-cell>
          <table:table-cell table:formula="of:=[.C58]*3" office:value-type="float" office:value="0" calcext:value-type="float">
            <text:p>0</text:p>
          </table:table-cell>
          <table:table-cell table:formula="of:=BASE([.D58];2)" office:value-type="string" office:string-value="0" calcext:value-type="string">
            <text:p>0</text:p>
          </table:table-cell>
          <table:table-cell table:formula="of:=IF([.C58]=0; CONCATENATE([.B58];RIGHT([.B58];3)); CONCATENATE([.B58];[.E58]))" office:value-type="string" office:string-value="111001001" calcext:value-type="string">
            <text:p>111001001</text:p>
          </table:table-cell>
          <table:table-cell table:formula="of:=DECIMAL([.F58];2)" office:value-type="float" office:value="457" calcext:value-type="float">
            <text:p>457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59];2)" office:value-type="string" office:string-value="111010" calcext:value-type="string">
            <text:p>111010</text:p>
          </table:table-cell>
          <table:table-cell table:formula="of:=MOD([.A59];3)" office:value-type="float" office:value="1" calcext:value-type="float">
            <text:p>1</text:p>
          </table:table-cell>
          <table:table-cell table:formula="of:=[.C59]*3" office:value-type="float" office:value="3" calcext:value-type="float">
            <text:p>3</text:p>
          </table:table-cell>
          <table:table-cell table:formula="of:=BASE([.D59];2)" office:value-type="string" office:string-value="11" calcext:value-type="string">
            <text:p>11</text:p>
          </table:table-cell>
          <table:table-cell table:formula="of:=IF([.C59]=0; CONCATENATE([.B59];RIGHT([.B59];3)); CONCATENATE([.B59];[.E59]))" office:value-type="string" office:string-value="11101011" calcext:value-type="string">
            <text:p>11101011</text:p>
          </table:table-cell>
          <table:table-cell table:formula="of:=DECIMAL([.F59];2)" office:value-type="float" office:value="235" calcext:value-type="float">
            <text:p>23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0];2)" office:value-type="string" office:string-value="111011" calcext:value-type="string">
            <text:p>111011</text:p>
          </table:table-cell>
          <table:table-cell table:formula="of:=MOD([.A60];3)" office:value-type="float" office:value="2" calcext:value-type="float">
            <text:p>2</text:p>
          </table:table-cell>
          <table:table-cell table:formula="of:=[.C60]*3" office:value-type="float" office:value="6" calcext:value-type="float">
            <text:p>6</text:p>
          </table:table-cell>
          <table:table-cell table:formula="of:=BASE([.D60];2)" office:value-type="string" office:string-value="110" calcext:value-type="string">
            <text:p>110</text:p>
          </table:table-cell>
          <table:table-cell table:formula="of:=IF([.C60]=0; CONCATENATE([.B60];RIGHT([.B60];3)); CONCATENATE([.B60];[.E60]))" office:value-type="string" office:string-value="111011110" calcext:value-type="string">
            <text:p>111011110</text:p>
          </table:table-cell>
          <table:table-cell table:formula="of:=DECIMAL([.F60];2)" office:value-type="float" office:value="478" calcext:value-type="float">
            <text:p>47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1];2)" office:value-type="string" office:string-value="111100" calcext:value-type="string">
            <text:p>111100</text:p>
          </table:table-cell>
          <table:table-cell table:formula="of:=MOD([.A61];3)" office:value-type="float" office:value="0" calcext:value-type="float">
            <text:p>0</text:p>
          </table:table-cell>
          <table:table-cell table:formula="of:=[.C61]*3" office:value-type="float" office:value="0" calcext:value-type="float">
            <text:p>0</text:p>
          </table:table-cell>
          <table:table-cell table:formula="of:=BASE([.D61];2)" office:value-type="string" office:string-value="0" calcext:value-type="string">
            <text:p>0</text:p>
          </table:table-cell>
          <table:table-cell table:formula="of:=IF([.C61]=0; CONCATENATE([.B61];RIGHT([.B61];3)); CONCATENATE([.B61];[.E61]))" office:value-type="string" office:string-value="111100100" calcext:value-type="string">
            <text:p>111100100</text:p>
          </table:table-cell>
          <table:table-cell table:formula="of:=DECIMAL([.F61];2)" office:value-type="float" office:value="484" calcext:value-type="float">
            <text:p>48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2];2)" office:value-type="string" office:string-value="111101" calcext:value-type="string">
            <text:p>111101</text:p>
          </table:table-cell>
          <table:table-cell table:formula="of:=MOD([.A62];3)" office:value-type="float" office:value="1" calcext:value-type="float">
            <text:p>1</text:p>
          </table:table-cell>
          <table:table-cell table:formula="of:=[.C62]*3" office:value-type="float" office:value="3" calcext:value-type="float">
            <text:p>3</text:p>
          </table:table-cell>
          <table:table-cell table:formula="of:=BASE([.D62];2)" office:value-type="string" office:string-value="11" calcext:value-type="string">
            <text:p>11</text:p>
          </table:table-cell>
          <table:table-cell table:formula="of:=IF([.C62]=0; CONCATENATE([.B62];RIGHT([.B62];3)); CONCATENATE([.B62];[.E62]))" office:value-type="string" office:string-value="11110111" calcext:value-type="string">
            <text:p>11110111</text:p>
          </table:table-cell>
          <table:table-cell table:formula="of:=DECIMAL([.F62];2)" office:value-type="float" office:value="247" calcext:value-type="float">
            <text:p>247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3];2)" office:value-type="string" office:string-value="111110" calcext:value-type="string">
            <text:p>111110</text:p>
          </table:table-cell>
          <table:table-cell table:formula="of:=MOD([.A63];3)" office:value-type="float" office:value="2" calcext:value-type="float">
            <text:p>2</text:p>
          </table:table-cell>
          <table:table-cell table:formula="of:=[.C63]*3" office:value-type="float" office:value="6" calcext:value-type="float">
            <text:p>6</text:p>
          </table:table-cell>
          <table:table-cell table:formula="of:=BASE([.D63];2)" office:value-type="string" office:string-value="110" calcext:value-type="string">
            <text:p>110</text:p>
          </table:table-cell>
          <table:table-cell table:formula="of:=IF([.C63]=0; CONCATENATE([.B63];RIGHT([.B63];3)); CONCATENATE([.B63];[.E63]))" office:value-type="string" office:string-value="111110110" calcext:value-type="string">
            <text:p>111110110</text:p>
          </table:table-cell>
          <table:table-cell table:formula="of:=DECIMAL([.F63];2)" office:value-type="float" office:value="502" calcext:value-type="float">
            <text:p>50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4];2)" office:value-type="string" office:string-value="111111" calcext:value-type="string">
            <text:p>111111</text:p>
          </table:table-cell>
          <table:table-cell table:formula="of:=MOD([.A64];3)" office:value-type="float" office:value="0" calcext:value-type="float">
            <text:p>0</text:p>
          </table:table-cell>
          <table:table-cell table:formula="of:=[.C64]*3" office:value-type="float" office:value="0" calcext:value-type="float">
            <text:p>0</text:p>
          </table:table-cell>
          <table:table-cell table:formula="of:=BASE([.D64];2)" office:value-type="string" office:string-value="0" calcext:value-type="string">
            <text:p>0</text:p>
          </table:table-cell>
          <table:table-cell table:formula="of:=IF([.C64]=0; CONCATENATE([.B64];RIGHT([.B64];3)); CONCATENATE([.B64];[.E64]))" office:value-type="string" office:string-value="111111111" calcext:value-type="string">
            <text:p>111111111</text:p>
          </table:table-cell>
          <table:table-cell table:formula="of:=DECIMAL([.F64];2)" office:value-type="float" office:value="511" calcext:value-type="float">
            <text:p>51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5];2)" office:value-type="string" office:string-value="1000000" calcext:value-type="string">
            <text:p>1000000</text:p>
          </table:table-cell>
          <table:table-cell table:formula="of:=MOD([.A65];3)" office:value-type="float" office:value="1" calcext:value-type="float">
            <text:p>1</text:p>
          </table:table-cell>
          <table:table-cell table:formula="of:=[.C65]*3" office:value-type="float" office:value="3" calcext:value-type="float">
            <text:p>3</text:p>
          </table:table-cell>
          <table:table-cell table:formula="of:=BASE([.D65];2)" office:value-type="string" office:string-value="11" calcext:value-type="string">
            <text:p>11</text:p>
          </table:table-cell>
          <table:table-cell table:formula="of:=IF([.C65]=0; CONCATENATE([.B65];RIGHT([.B65];3)); CONCATENATE([.B65];[.E65]))" office:value-type="string" office:string-value="100000011" calcext:value-type="string">
            <text:p>100000011</text:p>
          </table:table-cell>
          <table:table-cell table:formula="of:=DECIMAL([.F65];2)" office:value-type="float" office:value="259" calcext:value-type="float">
            <text:p>25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6];2)" office:value-type="string" office:string-value="1000001" calcext:value-type="string">
            <text:p>1000001</text:p>
          </table:table-cell>
          <table:table-cell table:formula="of:=MOD([.A66];3)" office:value-type="float" office:value="2" calcext:value-type="float">
            <text:p>2</text:p>
          </table:table-cell>
          <table:table-cell table:formula="of:=[.C66]*3" office:value-type="float" office:value="6" calcext:value-type="float">
            <text:p>6</text:p>
          </table:table-cell>
          <table:table-cell table:formula="of:=BASE([.D66];2)" office:value-type="string" office:string-value="110" calcext:value-type="string">
            <text:p>110</text:p>
          </table:table-cell>
          <table:table-cell table:formula="of:=IF([.C66]=0; CONCATENATE([.B66];RIGHT([.B66];3)); CONCATENATE([.B66];[.E66]))" office:value-type="string" office:string-value="1000001110" calcext:value-type="string">
            <text:p>1000001110</text:p>
          </table:table-cell>
          <table:table-cell table:formula="of:=DECIMAL([.F66];2)" office:value-type="float" office:value="526" calcext:value-type="float">
            <text:p>526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7];2)" office:value-type="string" office:string-value="1000010" calcext:value-type="string">
            <text:p>1000010</text:p>
          </table:table-cell>
          <table:table-cell table:formula="of:=MOD([.A67];3)" office:value-type="float" office:value="0" calcext:value-type="float">
            <text:p>0</text:p>
          </table:table-cell>
          <table:table-cell table:formula="of:=[.C67]*3" office:value-type="float" office:value="0" calcext:value-type="float">
            <text:p>0</text:p>
          </table:table-cell>
          <table:table-cell table:formula="of:=BASE([.D67];2)" office:value-type="string" office:string-value="0" calcext:value-type="string">
            <text:p>0</text:p>
          </table:table-cell>
          <table:table-cell table:formula="of:=IF([.C67]=0; CONCATENATE([.B67];RIGHT([.B67];3)); CONCATENATE([.B67];[.E67]))" office:value-type="string" office:string-value="1000010010" calcext:value-type="string">
            <text:p>1000010010</text:p>
          </table:table-cell>
          <table:table-cell table:formula="of:=DECIMAL([.F67];2)" office:value-type="float" office:value="530" calcext:value-type="float">
            <text:p>53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8];2)" office:value-type="string" office:string-value="1000011" calcext:value-type="string">
            <text:p>1000011</text:p>
          </table:table-cell>
          <table:table-cell table:formula="of:=MOD([.A68];3)" office:value-type="float" office:value="1" calcext:value-type="float">
            <text:p>1</text:p>
          </table:table-cell>
          <table:table-cell table:formula="of:=[.C68]*3" office:value-type="float" office:value="3" calcext:value-type="float">
            <text:p>3</text:p>
          </table:table-cell>
          <table:table-cell table:formula="of:=BASE([.D68];2)" office:value-type="string" office:string-value="11" calcext:value-type="string">
            <text:p>11</text:p>
          </table:table-cell>
          <table:table-cell table:formula="of:=IF([.C68]=0; CONCATENATE([.B68];RIGHT([.B68];3)); CONCATENATE([.B68];[.E68]))" office:value-type="string" office:string-value="100001111" calcext:value-type="string">
            <text:p>100001111</text:p>
          </table:table-cell>
          <table:table-cell table:formula="of:=DECIMAL([.F68];2)" office:value-type="float" office:value="271" calcext:value-type="float">
            <text:p>27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69];2)" office:value-type="string" office:string-value="1000100" calcext:value-type="string">
            <text:p>1000100</text:p>
          </table:table-cell>
          <table:table-cell table:formula="of:=MOD([.A69];3)" office:value-type="float" office:value="2" calcext:value-type="float">
            <text:p>2</text:p>
          </table:table-cell>
          <table:table-cell table:formula="of:=[.C69]*3" office:value-type="float" office:value="6" calcext:value-type="float">
            <text:p>6</text:p>
          </table:table-cell>
          <table:table-cell table:formula="of:=BASE([.D69];2)" office:value-type="string" office:string-value="110" calcext:value-type="string">
            <text:p>110</text:p>
          </table:table-cell>
          <table:table-cell table:formula="of:=IF([.C69]=0; CONCATENATE([.B69];RIGHT([.B69];3)); CONCATENATE([.B69];[.E69]))" office:value-type="string" office:string-value="1000100110" calcext:value-type="string">
            <text:p>1000100110</text:p>
          </table:table-cell>
          <table:table-cell table:formula="of:=DECIMAL([.F69];2)" office:value-type="float" office:value="550" calcext:value-type="float">
            <text:p>55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0];2)" office:value-type="string" office:string-value="1000101" calcext:value-type="string">
            <text:p>1000101</text:p>
          </table:table-cell>
          <table:table-cell table:formula="of:=MOD([.A70];3)" office:value-type="float" office:value="0" calcext:value-type="float">
            <text:p>0</text:p>
          </table:table-cell>
          <table:table-cell table:formula="of:=[.C70]*3" office:value-type="float" office:value="0" calcext:value-type="float">
            <text:p>0</text:p>
          </table:table-cell>
          <table:table-cell table:formula="of:=BASE([.D70];2)" office:value-type="string" office:string-value="0" calcext:value-type="string">
            <text:p>0</text:p>
          </table:table-cell>
          <table:table-cell table:formula="of:=IF([.C70]=0; CONCATENATE([.B70];RIGHT([.B70];3)); CONCATENATE([.B70];[.E70]))" office:value-type="string" office:string-value="1000101101" calcext:value-type="string">
            <text:p>1000101101</text:p>
          </table:table-cell>
          <table:table-cell table:formula="of:=DECIMAL([.F70];2)" office:value-type="float" office:value="557" calcext:value-type="float">
            <text:p>557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1];2)" office:value-type="string" office:string-value="1000110" calcext:value-type="string">
            <text:p>1000110</text:p>
          </table:table-cell>
          <table:table-cell table:formula="of:=MOD([.A71];3)" office:value-type="float" office:value="1" calcext:value-type="float">
            <text:p>1</text:p>
          </table:table-cell>
          <table:table-cell table:formula="of:=[.C71]*3" office:value-type="float" office:value="3" calcext:value-type="float">
            <text:p>3</text:p>
          </table:table-cell>
          <table:table-cell table:formula="of:=BASE([.D71];2)" office:value-type="string" office:string-value="11" calcext:value-type="string">
            <text:p>11</text:p>
          </table:table-cell>
          <table:table-cell table:formula="of:=IF([.C71]=0; CONCATENATE([.B71];RIGHT([.B71];3)); CONCATENATE([.B71];[.E71]))" office:value-type="string" office:string-value="100011011" calcext:value-type="string">
            <text:p>100011011</text:p>
          </table:table-cell>
          <table:table-cell table:formula="of:=DECIMAL([.F71];2)" office:value-type="float" office:value="283" calcext:value-type="float">
            <text:p>283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2];2)" office:value-type="string" office:string-value="1000111" calcext:value-type="string">
            <text:p>1000111</text:p>
          </table:table-cell>
          <table:table-cell table:formula="of:=MOD([.A72];3)" office:value-type="float" office:value="2" calcext:value-type="float">
            <text:p>2</text:p>
          </table:table-cell>
          <table:table-cell table:formula="of:=[.C72]*3" office:value-type="float" office:value="6" calcext:value-type="float">
            <text:p>6</text:p>
          </table:table-cell>
          <table:table-cell table:formula="of:=BASE([.D72];2)" office:value-type="string" office:string-value="110" calcext:value-type="string">
            <text:p>110</text:p>
          </table:table-cell>
          <table:table-cell table:formula="of:=IF([.C72]=0; CONCATENATE([.B72];RIGHT([.B72];3)); CONCATENATE([.B72];[.E72]))" office:value-type="string" office:string-value="1000111110" calcext:value-type="string">
            <text:p>1000111110</text:p>
          </table:table-cell>
          <table:table-cell table:formula="of:=DECIMAL([.F72];2)" office:value-type="float" office:value="574" calcext:value-type="float">
            <text:p>57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3];2)" office:value-type="string" office:string-value="1001000" calcext:value-type="string">
            <text:p>1001000</text:p>
          </table:table-cell>
          <table:table-cell table:formula="of:=MOD([.A73];3)" office:value-type="float" office:value="0" calcext:value-type="float">
            <text:p>0</text:p>
          </table:table-cell>
          <table:table-cell table:formula="of:=[.C73]*3" office:value-type="float" office:value="0" calcext:value-type="float">
            <text:p>0</text:p>
          </table:table-cell>
          <table:table-cell table:formula="of:=BASE([.D73];2)" office:value-type="string" office:string-value="0" calcext:value-type="string">
            <text:p>0</text:p>
          </table:table-cell>
          <table:table-cell table:formula="of:=IF([.C73]=0; CONCATENATE([.B73];RIGHT([.B73];3)); CONCATENATE([.B73];[.E73]))" office:value-type="string" office:string-value="1001000000" calcext:value-type="string">
            <text:p>1001000000</text:p>
          </table:table-cell>
          <table:table-cell table:formula="of:=DECIMAL([.F73];2)" office:value-type="float" office:value="576" calcext:value-type="float">
            <text:p>576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4];2)" office:value-type="string" office:string-value="1001001" calcext:value-type="string">
            <text:p>1001001</text:p>
          </table:table-cell>
          <table:table-cell table:formula="of:=MOD([.A74];3)" office:value-type="float" office:value="1" calcext:value-type="float">
            <text:p>1</text:p>
          </table:table-cell>
          <table:table-cell table:formula="of:=[.C74]*3" office:value-type="float" office:value="3" calcext:value-type="float">
            <text:p>3</text:p>
          </table:table-cell>
          <table:table-cell table:formula="of:=BASE([.D74];2)" office:value-type="string" office:string-value="11" calcext:value-type="string">
            <text:p>11</text:p>
          </table:table-cell>
          <table:table-cell table:formula="of:=IF([.C74]=0; CONCATENATE([.B74];RIGHT([.B74];3)); CONCATENATE([.B74];[.E74]))" office:value-type="string" office:string-value="100100111" calcext:value-type="string">
            <text:p>100100111</text:p>
          </table:table-cell>
          <table:table-cell table:formula="of:=DECIMAL([.F74];2)" office:value-type="float" office:value="295" calcext:value-type="float">
            <text:p>29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5];2)" office:value-type="string" office:string-value="1001010" calcext:value-type="string">
            <text:p>1001010</text:p>
          </table:table-cell>
          <table:table-cell table:formula="of:=MOD([.A75];3)" office:value-type="float" office:value="2" calcext:value-type="float">
            <text:p>2</text:p>
          </table:table-cell>
          <table:table-cell table:formula="of:=[.C75]*3" office:value-type="float" office:value="6" calcext:value-type="float">
            <text:p>6</text:p>
          </table:table-cell>
          <table:table-cell table:formula="of:=BASE([.D75];2)" office:value-type="string" office:string-value="110" calcext:value-type="string">
            <text:p>110</text:p>
          </table:table-cell>
          <table:table-cell table:formula="of:=IF([.C75]=0; CONCATENATE([.B75];RIGHT([.B75];3)); CONCATENATE([.B75];[.E75]))" office:value-type="string" office:string-value="1001010110" calcext:value-type="string">
            <text:p>1001010110</text:p>
          </table:table-cell>
          <table:table-cell table:formula="of:=DECIMAL([.F75];2)" office:value-type="float" office:value="598" calcext:value-type="float">
            <text:p>59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6];2)" office:value-type="string" office:string-value="1001011" calcext:value-type="string">
            <text:p>1001011</text:p>
          </table:table-cell>
          <table:table-cell table:formula="of:=MOD([.A76];3)" office:value-type="float" office:value="0" calcext:value-type="float">
            <text:p>0</text:p>
          </table:table-cell>
          <table:table-cell table:formula="of:=[.C76]*3" office:value-type="float" office:value="0" calcext:value-type="float">
            <text:p>0</text:p>
          </table:table-cell>
          <table:table-cell table:formula="of:=BASE([.D76];2)" office:value-type="string" office:string-value="0" calcext:value-type="string">
            <text:p>0</text:p>
          </table:table-cell>
          <table:table-cell table:formula="of:=IF([.C76]=0; CONCATENATE([.B76];RIGHT([.B76];3)); CONCATENATE([.B76];[.E76]))" office:value-type="string" office:string-value="1001011011" calcext:value-type="string">
            <text:p>1001011011</text:p>
          </table:table-cell>
          <table:table-cell table:formula="of:=DECIMAL([.F76];2)" office:value-type="float" office:value="603" calcext:value-type="float">
            <text:p>603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7];2)" office:value-type="string" office:string-value="1001100" calcext:value-type="string">
            <text:p>1001100</text:p>
          </table:table-cell>
          <table:table-cell table:formula="of:=MOD([.A77];3)" office:value-type="float" office:value="1" calcext:value-type="float">
            <text:p>1</text:p>
          </table:table-cell>
          <table:table-cell table:formula="of:=[.C77]*3" office:value-type="float" office:value="3" calcext:value-type="float">
            <text:p>3</text:p>
          </table:table-cell>
          <table:table-cell table:formula="of:=BASE([.D77];2)" office:value-type="string" office:string-value="11" calcext:value-type="string">
            <text:p>11</text:p>
          </table:table-cell>
          <table:table-cell table:formula="of:=IF([.C77]=0; CONCATENATE([.B77];RIGHT([.B77];3)); CONCATENATE([.B77];[.E77]))" office:value-type="string" office:string-value="100110011" calcext:value-type="string">
            <text:p>100110011</text:p>
          </table:table-cell>
          <table:table-cell table:formula="of:=DECIMAL([.F77];2)" office:value-type="float" office:value="307" calcext:value-type="float">
            <text:p>307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8];2)" office:value-type="string" office:string-value="1001101" calcext:value-type="string">
            <text:p>1001101</text:p>
          </table:table-cell>
          <table:table-cell table:formula="of:=MOD([.A78];3)" office:value-type="float" office:value="2" calcext:value-type="float">
            <text:p>2</text:p>
          </table:table-cell>
          <table:table-cell table:formula="of:=[.C78]*3" office:value-type="float" office:value="6" calcext:value-type="float">
            <text:p>6</text:p>
          </table:table-cell>
          <table:table-cell table:formula="of:=BASE([.D78];2)" office:value-type="string" office:string-value="110" calcext:value-type="string">
            <text:p>110</text:p>
          </table:table-cell>
          <table:table-cell table:formula="of:=IF([.C78]=0; CONCATENATE([.B78];RIGHT([.B78];3)); CONCATENATE([.B78];[.E78]))" office:value-type="string" office:string-value="1001101110" calcext:value-type="string">
            <text:p>1001101110</text:p>
          </table:table-cell>
          <table:table-cell table:formula="of:=DECIMAL([.F78];2)" office:value-type="float" office:value="622" calcext:value-type="float">
            <text:p>62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79];2)" office:value-type="string" office:string-value="1001110" calcext:value-type="string">
            <text:p>1001110</text:p>
          </table:table-cell>
          <table:table-cell table:formula="of:=MOD([.A79];3)" office:value-type="float" office:value="0" calcext:value-type="float">
            <text:p>0</text:p>
          </table:table-cell>
          <table:table-cell table:formula="of:=[.C79]*3" office:value-type="float" office:value="0" calcext:value-type="float">
            <text:p>0</text:p>
          </table:table-cell>
          <table:table-cell table:formula="of:=BASE([.D79];2)" office:value-type="string" office:string-value="0" calcext:value-type="string">
            <text:p>0</text:p>
          </table:table-cell>
          <table:table-cell table:formula="of:=IF([.C79]=0; CONCATENATE([.B79];RIGHT([.B79];3)); CONCATENATE([.B79];[.E79]))" office:value-type="string" office:string-value="1001110110" calcext:value-type="string">
            <text:p>1001110110</text:p>
          </table:table-cell>
          <table:table-cell table:formula="of:=DECIMAL([.F79];2)" office:value-type="float" office:value="630" calcext:value-type="float">
            <text:p>63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0];2)" office:value-type="string" office:string-value="1001111" calcext:value-type="string">
            <text:p>1001111</text:p>
          </table:table-cell>
          <table:table-cell table:formula="of:=MOD([.A80];3)" office:value-type="float" office:value="1" calcext:value-type="float">
            <text:p>1</text:p>
          </table:table-cell>
          <table:table-cell table:formula="of:=[.C80]*3" office:value-type="float" office:value="3" calcext:value-type="float">
            <text:p>3</text:p>
          </table:table-cell>
          <table:table-cell table:formula="of:=BASE([.D80];2)" office:value-type="string" office:string-value="11" calcext:value-type="string">
            <text:p>11</text:p>
          </table:table-cell>
          <table:table-cell table:formula="of:=IF([.C80]=0; CONCATENATE([.B80];RIGHT([.B80];3)); CONCATENATE([.B80];[.E80]))" office:value-type="string" office:string-value="100111111" calcext:value-type="string">
            <text:p>100111111</text:p>
          </table:table-cell>
          <table:table-cell table:formula="of:=DECIMAL([.F80];2)" office:value-type="float" office:value="319" calcext:value-type="float">
            <text:p>31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1];2)" office:value-type="string" office:string-value="1010000" calcext:value-type="string">
            <text:p>1010000</text:p>
          </table:table-cell>
          <table:table-cell table:formula="of:=MOD([.A81];3)" office:value-type="float" office:value="2" calcext:value-type="float">
            <text:p>2</text:p>
          </table:table-cell>
          <table:table-cell table:formula="of:=[.C81]*3" office:value-type="float" office:value="6" calcext:value-type="float">
            <text:p>6</text:p>
          </table:table-cell>
          <table:table-cell table:formula="of:=BASE([.D81];2)" office:value-type="string" office:string-value="110" calcext:value-type="string">
            <text:p>110</text:p>
          </table:table-cell>
          <table:table-cell table:formula="of:=IF([.C81]=0; CONCATENATE([.B81];RIGHT([.B81];3)); CONCATENATE([.B81];[.E81]))" office:value-type="string" office:string-value="1010000110" calcext:value-type="string">
            <text:p>1010000110</text:p>
          </table:table-cell>
          <table:table-cell table:formula="of:=DECIMAL([.F81];2)" office:value-type="float" office:value="646" calcext:value-type="float">
            <text:p>646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2];2)" office:value-type="string" office:string-value="1010001" calcext:value-type="string">
            <text:p>1010001</text:p>
          </table:table-cell>
          <table:table-cell table:formula="of:=MOD([.A82];3)" office:value-type="float" office:value="0" calcext:value-type="float">
            <text:p>0</text:p>
          </table:table-cell>
          <table:table-cell table:formula="of:=[.C82]*3" office:value-type="float" office:value="0" calcext:value-type="float">
            <text:p>0</text:p>
          </table:table-cell>
          <table:table-cell table:formula="of:=BASE([.D82];2)" office:value-type="string" office:string-value="0" calcext:value-type="string">
            <text:p>0</text:p>
          </table:table-cell>
          <table:table-cell table:formula="of:=IF([.C82]=0; CONCATENATE([.B82];RIGHT([.B82];3)); CONCATENATE([.B82];[.E82]))" office:value-type="string" office:string-value="1010001001" calcext:value-type="string">
            <text:p>1010001001</text:p>
          </table:table-cell>
          <table:table-cell table:formula="of:=DECIMAL([.F82];2)" office:value-type="float" office:value="649" calcext:value-type="float">
            <text:p>64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3];2)" office:value-type="string" office:string-value="1010010" calcext:value-type="string">
            <text:p>1010010</text:p>
          </table:table-cell>
          <table:table-cell table:formula="of:=MOD([.A83];3)" office:value-type="float" office:value="1" calcext:value-type="float">
            <text:p>1</text:p>
          </table:table-cell>
          <table:table-cell table:formula="of:=[.C83]*3" office:value-type="float" office:value="3" calcext:value-type="float">
            <text:p>3</text:p>
          </table:table-cell>
          <table:table-cell table:formula="of:=BASE([.D83];2)" office:value-type="string" office:string-value="11" calcext:value-type="string">
            <text:p>11</text:p>
          </table:table-cell>
          <table:table-cell table:formula="of:=IF([.C83]=0; CONCATENATE([.B83];RIGHT([.B83];3)); CONCATENATE([.B83];[.E83]))" office:value-type="string" office:string-value="101001011" calcext:value-type="string">
            <text:p>101001011</text:p>
          </table:table-cell>
          <table:table-cell table:formula="of:=DECIMAL([.F83];2)" office:value-type="float" office:value="331" calcext:value-type="float">
            <text:p>33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4];2)" office:value-type="string" office:string-value="1010011" calcext:value-type="string">
            <text:p>1010011</text:p>
          </table:table-cell>
          <table:table-cell table:formula="of:=MOD([.A84];3)" office:value-type="float" office:value="2" calcext:value-type="float">
            <text:p>2</text:p>
          </table:table-cell>
          <table:table-cell table:formula="of:=[.C84]*3" office:value-type="float" office:value="6" calcext:value-type="float">
            <text:p>6</text:p>
          </table:table-cell>
          <table:table-cell table:formula="of:=BASE([.D84];2)" office:value-type="string" office:string-value="110" calcext:value-type="string">
            <text:p>110</text:p>
          </table:table-cell>
          <table:table-cell table:formula="of:=IF([.C84]=0; CONCATENATE([.B84];RIGHT([.B84];3)); CONCATENATE([.B84];[.E84]))" office:value-type="string" office:string-value="1010011110" calcext:value-type="string">
            <text:p>1010011110</text:p>
          </table:table-cell>
          <table:table-cell table:formula="of:=DECIMAL([.F84];2)" office:value-type="float" office:value="670" calcext:value-type="float">
            <text:p>67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5];2)" office:value-type="string" office:string-value="1010100" calcext:value-type="string">
            <text:p>1010100</text:p>
          </table:table-cell>
          <table:table-cell table:formula="of:=MOD([.A85];3)" office:value-type="float" office:value="0" calcext:value-type="float">
            <text:p>0</text:p>
          </table:table-cell>
          <table:table-cell table:formula="of:=[.C85]*3" office:value-type="float" office:value="0" calcext:value-type="float">
            <text:p>0</text:p>
          </table:table-cell>
          <table:table-cell table:formula="of:=BASE([.D85];2)" office:value-type="string" office:string-value="0" calcext:value-type="string">
            <text:p>0</text:p>
          </table:table-cell>
          <table:table-cell table:formula="of:=IF([.C85]=0; CONCATENATE([.B85];RIGHT([.B85];3)); CONCATENATE([.B85];[.E85]))" office:value-type="string" office:string-value="1010100100" calcext:value-type="string">
            <text:p>1010100100</text:p>
          </table:table-cell>
          <table:table-cell table:formula="of:=DECIMAL([.F85];2)" office:value-type="float" office:value="676" calcext:value-type="float">
            <text:p>676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6];2)" office:value-type="string" office:string-value="1010101" calcext:value-type="string">
            <text:p>1010101</text:p>
          </table:table-cell>
          <table:table-cell table:formula="of:=MOD([.A86];3)" office:value-type="float" office:value="1" calcext:value-type="float">
            <text:p>1</text:p>
          </table:table-cell>
          <table:table-cell table:formula="of:=[.C86]*3" office:value-type="float" office:value="3" calcext:value-type="float">
            <text:p>3</text:p>
          </table:table-cell>
          <table:table-cell table:formula="of:=BASE([.D86];2)" office:value-type="string" office:string-value="11" calcext:value-type="string">
            <text:p>11</text:p>
          </table:table-cell>
          <table:table-cell table:formula="of:=IF([.C86]=0; CONCATENATE([.B86];RIGHT([.B86];3)); CONCATENATE([.B86];[.E86]))" office:value-type="string" office:string-value="101010111" calcext:value-type="string">
            <text:p>101010111</text:p>
          </table:table-cell>
          <table:table-cell table:formula="of:=DECIMAL([.F86];2)" office:value-type="float" office:value="343" calcext:value-type="float">
            <text:p>343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7];2)" office:value-type="string" office:string-value="1010110" calcext:value-type="string">
            <text:p>1010110</text:p>
          </table:table-cell>
          <table:table-cell table:formula="of:=MOD([.A87];3)" office:value-type="float" office:value="2" calcext:value-type="float">
            <text:p>2</text:p>
          </table:table-cell>
          <table:table-cell table:formula="of:=[.C87]*3" office:value-type="float" office:value="6" calcext:value-type="float">
            <text:p>6</text:p>
          </table:table-cell>
          <table:table-cell table:formula="of:=BASE([.D87];2)" office:value-type="string" office:string-value="110" calcext:value-type="string">
            <text:p>110</text:p>
          </table:table-cell>
          <table:table-cell table:formula="of:=IF([.C87]=0; CONCATENATE([.B87];RIGHT([.B87];3)); CONCATENATE([.B87];[.E87]))" office:value-type="string" office:string-value="1010110110" calcext:value-type="string">
            <text:p>1010110110</text:p>
          </table:table-cell>
          <table:table-cell table:formula="of:=DECIMAL([.F87];2)" office:value-type="float" office:value="694" calcext:value-type="float">
            <text:p>69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8];2)" office:value-type="string" office:string-value="1010111" calcext:value-type="string">
            <text:p>1010111</text:p>
          </table:table-cell>
          <table:table-cell table:formula="of:=MOD([.A88];3)" office:value-type="float" office:value="0" calcext:value-type="float">
            <text:p>0</text:p>
          </table:table-cell>
          <table:table-cell table:formula="of:=[.C88]*3" office:value-type="float" office:value="0" calcext:value-type="float">
            <text:p>0</text:p>
          </table:table-cell>
          <table:table-cell table:formula="of:=BASE([.D88];2)" office:value-type="string" office:string-value="0" calcext:value-type="string">
            <text:p>0</text:p>
          </table:table-cell>
          <table:table-cell table:formula="of:=IF([.C88]=0; CONCATENATE([.B88];RIGHT([.B88];3)); CONCATENATE([.B88];[.E88]))" office:value-type="string" office:string-value="1010111111" calcext:value-type="string">
            <text:p>1010111111</text:p>
          </table:table-cell>
          <table:table-cell table:formula="of:=DECIMAL([.F88];2)" office:value-type="float" office:value="703" calcext:value-type="float">
            <text:p>703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89];2)" office:value-type="string" office:string-value="1011000" calcext:value-type="string">
            <text:p>1011000</text:p>
          </table:table-cell>
          <table:table-cell table:formula="of:=MOD([.A89];3)" office:value-type="float" office:value="1" calcext:value-type="float">
            <text:p>1</text:p>
          </table:table-cell>
          <table:table-cell table:formula="of:=[.C89]*3" office:value-type="float" office:value="3" calcext:value-type="float">
            <text:p>3</text:p>
          </table:table-cell>
          <table:table-cell table:formula="of:=BASE([.D89];2)" office:value-type="string" office:string-value="11" calcext:value-type="string">
            <text:p>11</text:p>
          </table:table-cell>
          <table:table-cell table:formula="of:=IF([.C89]=0; CONCATENATE([.B89];RIGHT([.B89];3)); CONCATENATE([.B89];[.E89]))" office:value-type="string" office:string-value="101100011" calcext:value-type="string">
            <text:p>101100011</text:p>
          </table:table-cell>
          <table:table-cell table:formula="of:=DECIMAL([.F89];2)" office:value-type="float" office:value="355" calcext:value-type="float">
            <text:p>35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0];2)" office:value-type="string" office:string-value="1011001" calcext:value-type="string">
            <text:p>1011001</text:p>
          </table:table-cell>
          <table:table-cell table:formula="of:=MOD([.A90];3)" office:value-type="float" office:value="2" calcext:value-type="float">
            <text:p>2</text:p>
          </table:table-cell>
          <table:table-cell table:formula="of:=[.C90]*3" office:value-type="float" office:value="6" calcext:value-type="float">
            <text:p>6</text:p>
          </table:table-cell>
          <table:table-cell table:formula="of:=BASE([.D90];2)" office:value-type="string" office:string-value="110" calcext:value-type="string">
            <text:p>110</text:p>
          </table:table-cell>
          <table:table-cell table:formula="of:=IF([.C90]=0; CONCATENATE([.B90];RIGHT([.B90];3)); CONCATENATE([.B90];[.E90]))" office:value-type="string" office:string-value="1011001110" calcext:value-type="string">
            <text:p>1011001110</text:p>
          </table:table-cell>
          <table:table-cell table:formula="of:=DECIMAL([.F90];2)" office:value-type="float" office:value="718" calcext:value-type="float">
            <text:p>71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1];2)" office:value-type="string" office:string-value="1011010" calcext:value-type="string">
            <text:p>1011010</text:p>
          </table:table-cell>
          <table:table-cell table:formula="of:=MOD([.A91];3)" office:value-type="float" office:value="0" calcext:value-type="float">
            <text:p>0</text:p>
          </table:table-cell>
          <table:table-cell table:formula="of:=[.C91]*3" office:value-type="float" office:value="0" calcext:value-type="float">
            <text:p>0</text:p>
          </table:table-cell>
          <table:table-cell table:formula="of:=BASE([.D91];2)" office:value-type="string" office:string-value="0" calcext:value-type="string">
            <text:p>0</text:p>
          </table:table-cell>
          <table:table-cell table:formula="of:=IF([.C91]=0; CONCATENATE([.B91];RIGHT([.B91];3)); CONCATENATE([.B91];[.E91]))" office:value-type="string" office:string-value="1011010010" calcext:value-type="string">
            <text:p>1011010010</text:p>
          </table:table-cell>
          <table:table-cell table:formula="of:=DECIMAL([.F91];2)" office:value-type="float" office:value="722" calcext:value-type="float">
            <text:p>72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2];2)" office:value-type="string" office:string-value="1011011" calcext:value-type="string">
            <text:p>1011011</text:p>
          </table:table-cell>
          <table:table-cell table:formula="of:=MOD([.A92];3)" office:value-type="float" office:value="1" calcext:value-type="float">
            <text:p>1</text:p>
          </table:table-cell>
          <table:table-cell table:formula="of:=[.C92]*3" office:value-type="float" office:value="3" calcext:value-type="float">
            <text:p>3</text:p>
          </table:table-cell>
          <table:table-cell table:formula="of:=BASE([.D92];2)" office:value-type="string" office:string-value="11" calcext:value-type="string">
            <text:p>11</text:p>
          </table:table-cell>
          <table:table-cell table:formula="of:=IF([.C92]=0; CONCATENATE([.B92];RIGHT([.B92];3)); CONCATENATE([.B92];[.E92]))" office:value-type="string" office:string-value="101101111" calcext:value-type="string">
            <text:p>101101111</text:p>
          </table:table-cell>
          <table:table-cell table:formula="of:=DECIMAL([.F92];2)" office:value-type="float" office:value="367" calcext:value-type="float">
            <text:p>367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3];2)" office:value-type="string" office:string-value="1011100" calcext:value-type="string">
            <text:p>1011100</text:p>
          </table:table-cell>
          <table:table-cell table:formula="of:=MOD([.A93];3)" office:value-type="float" office:value="2" calcext:value-type="float">
            <text:p>2</text:p>
          </table:table-cell>
          <table:table-cell table:formula="of:=[.C93]*3" office:value-type="float" office:value="6" calcext:value-type="float">
            <text:p>6</text:p>
          </table:table-cell>
          <table:table-cell table:formula="of:=BASE([.D93];2)" office:value-type="string" office:string-value="110" calcext:value-type="string">
            <text:p>110</text:p>
          </table:table-cell>
          <table:table-cell table:formula="of:=IF([.C93]=0; CONCATENATE([.B93];RIGHT([.B93];3)); CONCATENATE([.B93];[.E93]))" office:value-type="string" office:string-value="1011100110" calcext:value-type="string">
            <text:p>1011100110</text:p>
          </table:table-cell>
          <table:table-cell table:formula="of:=DECIMAL([.F93];2)" office:value-type="float" office:value="742" calcext:value-type="float">
            <text:p>74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4];2)" office:value-type="string" office:string-value="1011101" calcext:value-type="string">
            <text:p>1011101</text:p>
          </table:table-cell>
          <table:table-cell table:formula="of:=MOD([.A94];3)" office:value-type="float" office:value="0" calcext:value-type="float">
            <text:p>0</text:p>
          </table:table-cell>
          <table:table-cell table:formula="of:=[.C94]*3" office:value-type="float" office:value="0" calcext:value-type="float">
            <text:p>0</text:p>
          </table:table-cell>
          <table:table-cell table:formula="of:=BASE([.D94];2)" office:value-type="string" office:string-value="0" calcext:value-type="string">
            <text:p>0</text:p>
          </table:table-cell>
          <table:table-cell table:formula="of:=IF([.C94]=0; CONCATENATE([.B94];RIGHT([.B94];3)); CONCATENATE([.B94];[.E94]))" office:value-type="string" office:string-value="1011101101" calcext:value-type="string">
            <text:p>1011101101</text:p>
          </table:table-cell>
          <table:table-cell table:formula="of:=DECIMAL([.F94];2)" office:value-type="float" office:value="749" calcext:value-type="float">
            <text:p>74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5];2)" office:value-type="string" office:string-value="1011110" calcext:value-type="string">
            <text:p>1011110</text:p>
          </table:table-cell>
          <table:table-cell table:formula="of:=MOD([.A95];3)" office:value-type="float" office:value="1" calcext:value-type="float">
            <text:p>1</text:p>
          </table:table-cell>
          <table:table-cell table:formula="of:=[.C95]*3" office:value-type="float" office:value="3" calcext:value-type="float">
            <text:p>3</text:p>
          </table:table-cell>
          <table:table-cell table:formula="of:=BASE([.D95];2)" office:value-type="string" office:string-value="11" calcext:value-type="string">
            <text:p>11</text:p>
          </table:table-cell>
          <table:table-cell table:formula="of:=IF([.C95]=0; CONCATENATE([.B95];RIGHT([.B95];3)); CONCATENATE([.B95];[.E95]))" office:value-type="string" office:string-value="101111011" calcext:value-type="string">
            <text:p>101111011</text:p>
          </table:table-cell>
          <table:table-cell table:formula="of:=DECIMAL([.F95];2)" office:value-type="float" office:value="379" calcext:value-type="float">
            <text:p>37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6];2)" office:value-type="string" office:string-value="1011111" calcext:value-type="string">
            <text:p>1011111</text:p>
          </table:table-cell>
          <table:table-cell table:formula="of:=MOD([.A96];3)" office:value-type="float" office:value="2" calcext:value-type="float">
            <text:p>2</text:p>
          </table:table-cell>
          <table:table-cell table:formula="of:=[.C96]*3" office:value-type="float" office:value="6" calcext:value-type="float">
            <text:p>6</text:p>
          </table:table-cell>
          <table:table-cell table:formula="of:=BASE([.D96];2)" office:value-type="string" office:string-value="110" calcext:value-type="string">
            <text:p>110</text:p>
          </table:table-cell>
          <table:table-cell table:formula="of:=IF([.C96]=0; CONCATENATE([.B96];RIGHT([.B96];3)); CONCATENATE([.B96];[.E96]))" office:value-type="string" office:string-value="1011111110" calcext:value-type="string">
            <text:p>1011111110</text:p>
          </table:table-cell>
          <table:table-cell table:formula="of:=DECIMAL([.F96];2)" office:value-type="float" office:value="766" calcext:value-type="float">
            <text:p>766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7];2)" office:value-type="string" office:string-value="1100000" calcext:value-type="string">
            <text:p>1100000</text:p>
          </table:table-cell>
          <table:table-cell table:formula="of:=MOD([.A97];3)" office:value-type="float" office:value="0" calcext:value-type="float">
            <text:p>0</text:p>
          </table:table-cell>
          <table:table-cell table:formula="of:=[.C97]*3" office:value-type="float" office:value="0" calcext:value-type="float">
            <text:p>0</text:p>
          </table:table-cell>
          <table:table-cell table:formula="of:=BASE([.D97];2)" office:value-type="string" office:string-value="0" calcext:value-type="string">
            <text:p>0</text:p>
          </table:table-cell>
          <table:table-cell table:formula="of:=IF([.C97]=0; CONCATENATE([.B97];RIGHT([.B97];3)); CONCATENATE([.B97];[.E97]))" office:value-type="string" office:string-value="1100000000" calcext:value-type="string">
            <text:p>1100000000</text:p>
          </table:table-cell>
          <table:table-cell table:formula="of:=DECIMAL([.F97];2)" office:value-type="float" office:value="768" calcext:value-type="float">
            <text:p>76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8];2)" office:value-type="string" office:string-value="1100001" calcext:value-type="string">
            <text:p>1100001</text:p>
          </table:table-cell>
          <table:table-cell table:formula="of:=MOD([.A98];3)" office:value-type="float" office:value="1" calcext:value-type="float">
            <text:p>1</text:p>
          </table:table-cell>
          <table:table-cell table:formula="of:=[.C98]*3" office:value-type="float" office:value="3" calcext:value-type="float">
            <text:p>3</text:p>
          </table:table-cell>
          <table:table-cell table:formula="of:=BASE([.D98];2)" office:value-type="string" office:string-value="11" calcext:value-type="string">
            <text:p>11</text:p>
          </table:table-cell>
          <table:table-cell table:formula="of:=IF([.C98]=0; CONCATENATE([.B98];RIGHT([.B98];3)); CONCATENATE([.B98];[.E98]))" office:value-type="string" office:string-value="110000111" calcext:value-type="string">
            <text:p>110000111</text:p>
          </table:table-cell>
          <table:table-cell table:formula="of:=DECIMAL([.F98];2)" office:value-type="float" office:value="391" calcext:value-type="float">
            <text:p>39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99];2)" office:value-type="string" office:string-value="1100010" calcext:value-type="string">
            <text:p>1100010</text:p>
          </table:table-cell>
          <table:table-cell table:formula="of:=MOD([.A99];3)" office:value-type="float" office:value="2" calcext:value-type="float">
            <text:p>2</text:p>
          </table:table-cell>
          <table:table-cell table:formula="of:=[.C99]*3" office:value-type="float" office:value="6" calcext:value-type="float">
            <text:p>6</text:p>
          </table:table-cell>
          <table:table-cell table:formula="of:=BASE([.D99];2)" office:value-type="string" office:string-value="110" calcext:value-type="string">
            <text:p>110</text:p>
          </table:table-cell>
          <table:table-cell table:formula="of:=IF([.C99]=0; CONCATENATE([.B99];RIGHT([.B99];3)); CONCATENATE([.B99];[.E99]))" office:value-type="string" office:string-value="1100010110" calcext:value-type="string">
            <text:p>1100010110</text:p>
          </table:table-cell>
          <table:table-cell table:formula="of:=DECIMAL([.F99];2)" office:value-type="float" office:value="790" calcext:value-type="float">
            <text:p>79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0];2)" office:value-type="string" office:string-value="1100011" calcext:value-type="string">
            <text:p>1100011</text:p>
          </table:table-cell>
          <table:table-cell table:formula="of:=MOD([.A100];3)" office:value-type="float" office:value="0" calcext:value-type="float">
            <text:p>0</text:p>
          </table:table-cell>
          <table:table-cell table:formula="of:=[.C100]*3" office:value-type="float" office:value="0" calcext:value-type="float">
            <text:p>0</text:p>
          </table:table-cell>
          <table:table-cell table:formula="of:=BASE([.D100];2)" office:value-type="string" office:string-value="0" calcext:value-type="string">
            <text:p>0</text:p>
          </table:table-cell>
          <table:table-cell table:formula="of:=IF([.C100]=0; CONCATENATE([.B100];RIGHT([.B100];3)); CONCATENATE([.B100];[.E100]))" office:value-type="string" office:string-value="1100011011" calcext:value-type="string">
            <text:p>1100011011</text:p>
          </table:table-cell>
          <table:table-cell table:formula="of:=DECIMAL([.F100];2)" office:value-type="float" office:value="795" calcext:value-type="float">
            <text:p>79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1];2)" office:value-type="string" office:string-value="1100100" calcext:value-type="string">
            <text:p>1100100</text:p>
          </table:table-cell>
          <table:table-cell table:formula="of:=MOD([.A101];3)" office:value-type="float" office:value="1" calcext:value-type="float">
            <text:p>1</text:p>
          </table:table-cell>
          <table:table-cell table:formula="of:=[.C101]*3" office:value-type="float" office:value="3" calcext:value-type="float">
            <text:p>3</text:p>
          </table:table-cell>
          <table:table-cell table:formula="of:=BASE([.D101];2)" office:value-type="string" office:string-value="11" calcext:value-type="string">
            <text:p>11</text:p>
          </table:table-cell>
          <table:table-cell table:formula="of:=IF([.C101]=0; CONCATENATE([.B101];RIGHT([.B101];3)); CONCATENATE([.B101];[.E101]))" office:value-type="string" office:string-value="110010011" calcext:value-type="string">
            <text:p>110010011</text:p>
          </table:table-cell>
          <table:table-cell table:formula="of:=DECIMAL([.F101];2)" office:value-type="float" office:value="403" calcext:value-type="float">
            <text:p>403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2];2)" office:value-type="string" office:string-value="1100101" calcext:value-type="string">
            <text:p>1100101</text:p>
          </table:table-cell>
          <table:table-cell table:formula="of:=MOD([.A102];3)" office:value-type="float" office:value="2" calcext:value-type="float">
            <text:p>2</text:p>
          </table:table-cell>
          <table:table-cell table:formula="of:=[.C102]*3" office:value-type="float" office:value="6" calcext:value-type="float">
            <text:p>6</text:p>
          </table:table-cell>
          <table:table-cell table:formula="of:=BASE([.D102];2)" office:value-type="string" office:string-value="110" calcext:value-type="string">
            <text:p>110</text:p>
          </table:table-cell>
          <table:table-cell table:formula="of:=IF([.C102]=0; CONCATENATE([.B102];RIGHT([.B102];3)); CONCATENATE([.B102];[.E102]))" office:value-type="string" office:string-value="1100101110" calcext:value-type="string">
            <text:p>1100101110</text:p>
          </table:table-cell>
          <table:table-cell table:formula="of:=DECIMAL([.F102];2)" office:value-type="float" office:value="814" calcext:value-type="float">
            <text:p>81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3];2)" office:value-type="string" office:string-value="1100110" calcext:value-type="string">
            <text:p>1100110</text:p>
          </table:table-cell>
          <table:table-cell table:formula="of:=MOD([.A103];3)" office:value-type="float" office:value="0" calcext:value-type="float">
            <text:p>0</text:p>
          </table:table-cell>
          <table:table-cell table:formula="of:=[.C103]*3" office:value-type="float" office:value="0" calcext:value-type="float">
            <text:p>0</text:p>
          </table:table-cell>
          <table:table-cell table:formula="of:=BASE([.D103];2)" office:value-type="string" office:string-value="0" calcext:value-type="string">
            <text:p>0</text:p>
          </table:table-cell>
          <table:table-cell table:formula="of:=IF([.C103]=0; CONCATENATE([.B103];RIGHT([.B103];3)); CONCATENATE([.B103];[.E103]))" office:value-type="string" office:string-value="1100110110" calcext:value-type="string">
            <text:p>1100110110</text:p>
          </table:table-cell>
          <table:table-cell table:formula="of:=DECIMAL([.F103];2)" office:value-type="float" office:value="822" calcext:value-type="float">
            <text:p>82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4];2)" office:value-type="string" office:string-value="1100111" calcext:value-type="string">
            <text:p>1100111</text:p>
          </table:table-cell>
          <table:table-cell table:formula="of:=MOD([.A104];3)" office:value-type="float" office:value="1" calcext:value-type="float">
            <text:p>1</text:p>
          </table:table-cell>
          <table:table-cell table:formula="of:=[.C104]*3" office:value-type="float" office:value="3" calcext:value-type="float">
            <text:p>3</text:p>
          </table:table-cell>
          <table:table-cell table:formula="of:=BASE([.D104];2)" office:value-type="string" office:string-value="11" calcext:value-type="string">
            <text:p>11</text:p>
          </table:table-cell>
          <table:table-cell table:formula="of:=IF([.C104]=0; CONCATENATE([.B104];RIGHT([.B104];3)); CONCATENATE([.B104];[.E104]))" office:value-type="string" office:string-value="110011111" calcext:value-type="string">
            <text:p>110011111</text:p>
          </table:table-cell>
          <table:table-cell table:formula="of:=DECIMAL([.F104];2)" office:value-type="float" office:value="415" calcext:value-type="float">
            <text:p>41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5];2)" office:value-type="string" office:string-value="1101000" calcext:value-type="string">
            <text:p>1101000</text:p>
          </table:table-cell>
          <table:table-cell table:formula="of:=MOD([.A105];3)" office:value-type="float" office:value="2" calcext:value-type="float">
            <text:p>2</text:p>
          </table:table-cell>
          <table:table-cell table:formula="of:=[.C105]*3" office:value-type="float" office:value="6" calcext:value-type="float">
            <text:p>6</text:p>
          </table:table-cell>
          <table:table-cell table:formula="of:=BASE([.D105];2)" office:value-type="string" office:string-value="110" calcext:value-type="string">
            <text:p>110</text:p>
          </table:table-cell>
          <table:table-cell table:formula="of:=IF([.C105]=0; CONCATENATE([.B105];RIGHT([.B105];3)); CONCATENATE([.B105];[.E105]))" office:value-type="string" office:string-value="1101000110" calcext:value-type="string">
            <text:p>1101000110</text:p>
          </table:table-cell>
          <table:table-cell table:formula="of:=DECIMAL([.F105];2)" office:value-type="float" office:value="838" calcext:value-type="float">
            <text:p>83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6];2)" office:value-type="string" office:string-value="1101001" calcext:value-type="string">
            <text:p>1101001</text:p>
          </table:table-cell>
          <table:table-cell table:formula="of:=MOD([.A106];3)" office:value-type="float" office:value="0" calcext:value-type="float">
            <text:p>0</text:p>
          </table:table-cell>
          <table:table-cell table:formula="of:=[.C106]*3" office:value-type="float" office:value="0" calcext:value-type="float">
            <text:p>0</text:p>
          </table:table-cell>
          <table:table-cell table:formula="of:=BASE([.D106];2)" office:value-type="string" office:string-value="0" calcext:value-type="string">
            <text:p>0</text:p>
          </table:table-cell>
          <table:table-cell table:formula="of:=IF([.C106]=0; CONCATENATE([.B106];RIGHT([.B106];3)); CONCATENATE([.B106];[.E106]))" office:value-type="string" office:string-value="1101001001" calcext:value-type="string">
            <text:p>1101001001</text:p>
          </table:table-cell>
          <table:table-cell table:formula="of:=DECIMAL([.F106];2)" office:value-type="float" office:value="841" calcext:value-type="float">
            <text:p>84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7];2)" office:value-type="string" office:string-value="1101010" calcext:value-type="string">
            <text:p>1101010</text:p>
          </table:table-cell>
          <table:table-cell table:formula="of:=MOD([.A107];3)" office:value-type="float" office:value="1" calcext:value-type="float">
            <text:p>1</text:p>
          </table:table-cell>
          <table:table-cell table:formula="of:=[.C107]*3" office:value-type="float" office:value="3" calcext:value-type="float">
            <text:p>3</text:p>
          </table:table-cell>
          <table:table-cell table:formula="of:=BASE([.D107];2)" office:value-type="string" office:string-value="11" calcext:value-type="string">
            <text:p>11</text:p>
          </table:table-cell>
          <table:table-cell table:formula="of:=IF([.C107]=0; CONCATENATE([.B107];RIGHT([.B107];3)); CONCATENATE([.B107];[.E107]))" office:value-type="string" office:string-value="110101011" calcext:value-type="string">
            <text:p>110101011</text:p>
          </table:table-cell>
          <table:table-cell table:formula="of:=DECIMAL([.F107];2)" office:value-type="float" office:value="427" calcext:value-type="float">
            <text:p>427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8];2)" office:value-type="string" office:string-value="1101011" calcext:value-type="string">
            <text:p>1101011</text:p>
          </table:table-cell>
          <table:table-cell table:formula="of:=MOD([.A108];3)" office:value-type="float" office:value="2" calcext:value-type="float">
            <text:p>2</text:p>
          </table:table-cell>
          <table:table-cell table:formula="of:=[.C108]*3" office:value-type="float" office:value="6" calcext:value-type="float">
            <text:p>6</text:p>
          </table:table-cell>
          <table:table-cell table:formula="of:=BASE([.D108];2)" office:value-type="string" office:string-value="110" calcext:value-type="string">
            <text:p>110</text:p>
          </table:table-cell>
          <table:table-cell table:formula="of:=IF([.C108]=0; CONCATENATE([.B108];RIGHT([.B108];3)); CONCATENATE([.B108];[.E108]))" office:value-type="string" office:string-value="1101011110" calcext:value-type="string">
            <text:p>1101011110</text:p>
          </table:table-cell>
          <table:table-cell table:formula="of:=DECIMAL([.F108];2)" office:value-type="float" office:value="862" calcext:value-type="float">
            <text:p>86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09];2)" office:value-type="string" office:string-value="1101100" calcext:value-type="string">
            <text:p>1101100</text:p>
          </table:table-cell>
          <table:table-cell table:formula="of:=MOD([.A109];3)" office:value-type="float" office:value="0" calcext:value-type="float">
            <text:p>0</text:p>
          </table:table-cell>
          <table:table-cell table:formula="of:=[.C109]*3" office:value-type="float" office:value="0" calcext:value-type="float">
            <text:p>0</text:p>
          </table:table-cell>
          <table:table-cell table:formula="of:=BASE([.D109];2)" office:value-type="string" office:string-value="0" calcext:value-type="string">
            <text:p>0</text:p>
          </table:table-cell>
          <table:table-cell table:formula="of:=IF([.C109]=0; CONCATENATE([.B109];RIGHT([.B109];3)); CONCATENATE([.B109];[.E109]))" office:value-type="string" office:string-value="1101100100" calcext:value-type="string">
            <text:p>1101100100</text:p>
          </table:table-cell>
          <table:table-cell table:formula="of:=DECIMAL([.F109];2)" office:value-type="float" office:value="868" calcext:value-type="float">
            <text:p>86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0];2)" office:value-type="string" office:string-value="1101101" calcext:value-type="string">
            <text:p>1101101</text:p>
          </table:table-cell>
          <table:table-cell table:formula="of:=MOD([.A110];3)" office:value-type="float" office:value="1" calcext:value-type="float">
            <text:p>1</text:p>
          </table:table-cell>
          <table:table-cell table:formula="of:=[.C110]*3" office:value-type="float" office:value="3" calcext:value-type="float">
            <text:p>3</text:p>
          </table:table-cell>
          <table:table-cell table:formula="of:=BASE([.D110];2)" office:value-type="string" office:string-value="11" calcext:value-type="string">
            <text:p>11</text:p>
          </table:table-cell>
          <table:table-cell table:formula="of:=IF([.C110]=0; CONCATENATE([.B110];RIGHT([.B110];3)); CONCATENATE([.B110];[.E110]))" office:value-type="string" office:string-value="110110111" calcext:value-type="string">
            <text:p>110110111</text:p>
          </table:table-cell>
          <table:table-cell table:formula="of:=DECIMAL([.F110];2)" office:value-type="float" office:value="439" calcext:value-type="float">
            <text:p>43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1];2)" office:value-type="string" office:string-value="1101110" calcext:value-type="string">
            <text:p>1101110</text:p>
          </table:table-cell>
          <table:table-cell table:formula="of:=MOD([.A111];3)" office:value-type="float" office:value="2" calcext:value-type="float">
            <text:p>2</text:p>
          </table:table-cell>
          <table:table-cell table:formula="of:=[.C111]*3" office:value-type="float" office:value="6" calcext:value-type="float">
            <text:p>6</text:p>
          </table:table-cell>
          <table:table-cell table:formula="of:=BASE([.D111];2)" office:value-type="string" office:string-value="110" calcext:value-type="string">
            <text:p>110</text:p>
          </table:table-cell>
          <table:table-cell table:formula="of:=IF([.C111]=0; CONCATENATE([.B111];RIGHT([.B111];3)); CONCATENATE([.B111];[.E111]))" office:value-type="string" office:string-value="1101110110" calcext:value-type="string">
            <text:p>1101110110</text:p>
          </table:table-cell>
          <table:table-cell table:formula="of:=DECIMAL([.F111];2)" office:value-type="float" office:value="886" calcext:value-type="float">
            <text:p>886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2];2)" office:value-type="string" office:string-value="1101111" calcext:value-type="string">
            <text:p>1101111</text:p>
          </table:table-cell>
          <table:table-cell table:formula="of:=MOD([.A112];3)" office:value-type="float" office:value="0" calcext:value-type="float">
            <text:p>0</text:p>
          </table:table-cell>
          <table:table-cell table:formula="of:=[.C112]*3" office:value-type="float" office:value="0" calcext:value-type="float">
            <text:p>0</text:p>
          </table:table-cell>
          <table:table-cell table:formula="of:=BASE([.D112];2)" office:value-type="string" office:string-value="0" calcext:value-type="string">
            <text:p>0</text:p>
          </table:table-cell>
          <table:table-cell table:formula="of:=IF([.C112]=0; CONCATENATE([.B112];RIGHT([.B112];3)); CONCATENATE([.B112];[.E112]))" office:value-type="string" office:string-value="1101111111" calcext:value-type="string">
            <text:p>1101111111</text:p>
          </table:table-cell>
          <table:table-cell table:formula="of:=DECIMAL([.F112];2)" office:value-type="float" office:value="895" calcext:value-type="float">
            <text:p>89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3];2)" office:value-type="string" office:string-value="1110000" calcext:value-type="string">
            <text:p>1110000</text:p>
          </table:table-cell>
          <table:table-cell table:formula="of:=MOD([.A113];3)" office:value-type="float" office:value="1" calcext:value-type="float">
            <text:p>1</text:p>
          </table:table-cell>
          <table:table-cell table:formula="of:=[.C113]*3" office:value-type="float" office:value="3" calcext:value-type="float">
            <text:p>3</text:p>
          </table:table-cell>
          <table:table-cell table:formula="of:=BASE([.D113];2)" office:value-type="string" office:string-value="11" calcext:value-type="string">
            <text:p>11</text:p>
          </table:table-cell>
          <table:table-cell table:formula="of:=IF([.C113]=0; CONCATENATE([.B113];RIGHT([.B113];3)); CONCATENATE([.B113];[.E113]))" office:value-type="string" office:string-value="111000011" calcext:value-type="string">
            <text:p>111000011</text:p>
          </table:table-cell>
          <table:table-cell table:formula="of:=DECIMAL([.F113];2)" office:value-type="float" office:value="451" calcext:value-type="float">
            <text:p>45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4];2)" office:value-type="string" office:string-value="1110001" calcext:value-type="string">
            <text:p>1110001</text:p>
          </table:table-cell>
          <table:table-cell table:formula="of:=MOD([.A114];3)" office:value-type="float" office:value="2" calcext:value-type="float">
            <text:p>2</text:p>
          </table:table-cell>
          <table:table-cell table:formula="of:=[.C114]*3" office:value-type="float" office:value="6" calcext:value-type="float">
            <text:p>6</text:p>
          </table:table-cell>
          <table:table-cell table:formula="of:=BASE([.D114];2)" office:value-type="string" office:string-value="110" calcext:value-type="string">
            <text:p>110</text:p>
          </table:table-cell>
          <table:table-cell table:formula="of:=IF([.C114]=0; CONCATENATE([.B114];RIGHT([.B114];3)); CONCATENATE([.B114];[.E114]))" office:value-type="string" office:string-value="1110001110" calcext:value-type="string">
            <text:p>1110001110</text:p>
          </table:table-cell>
          <table:table-cell table:formula="of:=DECIMAL([.F114];2)" office:value-type="float" office:value="910" calcext:value-type="float">
            <text:p>91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5];2)" office:value-type="string" office:string-value="1110010" calcext:value-type="string">
            <text:p>1110010</text:p>
          </table:table-cell>
          <table:table-cell table:formula="of:=MOD([.A115];3)" office:value-type="float" office:value="0" calcext:value-type="float">
            <text:p>0</text:p>
          </table:table-cell>
          <table:table-cell table:formula="of:=[.C115]*3" office:value-type="float" office:value="0" calcext:value-type="float">
            <text:p>0</text:p>
          </table:table-cell>
          <table:table-cell table:formula="of:=BASE([.D115];2)" office:value-type="string" office:string-value="0" calcext:value-type="string">
            <text:p>0</text:p>
          </table:table-cell>
          <table:table-cell table:formula="of:=IF([.C115]=0; CONCATENATE([.B115];RIGHT([.B115];3)); CONCATENATE([.B115];[.E115]))" office:value-type="string" office:string-value="1110010010" calcext:value-type="string">
            <text:p>1110010010</text:p>
          </table:table-cell>
          <table:table-cell table:formula="of:=DECIMAL([.F115];2)" office:value-type="float" office:value="914" calcext:value-type="float">
            <text:p>91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6];2)" office:value-type="string" office:string-value="1110011" calcext:value-type="string">
            <text:p>1110011</text:p>
          </table:table-cell>
          <table:table-cell table:formula="of:=MOD([.A116];3)" office:value-type="float" office:value="1" calcext:value-type="float">
            <text:p>1</text:p>
          </table:table-cell>
          <table:table-cell table:formula="of:=[.C116]*3" office:value-type="float" office:value="3" calcext:value-type="float">
            <text:p>3</text:p>
          </table:table-cell>
          <table:table-cell table:formula="of:=BASE([.D116];2)" office:value-type="string" office:string-value="11" calcext:value-type="string">
            <text:p>11</text:p>
          </table:table-cell>
          <table:table-cell table:formula="of:=IF([.C116]=0; CONCATENATE([.B116];RIGHT([.B116];3)); CONCATENATE([.B116];[.E116]))" office:value-type="string" office:string-value="111001111" calcext:value-type="string">
            <text:p>111001111</text:p>
          </table:table-cell>
          <table:table-cell table:formula="of:=DECIMAL([.F116];2)" office:value-type="float" office:value="463" calcext:value-type="float">
            <text:p>463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7];2)" office:value-type="string" office:string-value="1110100" calcext:value-type="string">
            <text:p>1110100</text:p>
          </table:table-cell>
          <table:table-cell table:formula="of:=MOD([.A117];3)" office:value-type="float" office:value="2" calcext:value-type="float">
            <text:p>2</text:p>
          </table:table-cell>
          <table:table-cell table:formula="of:=[.C117]*3" office:value-type="float" office:value="6" calcext:value-type="float">
            <text:p>6</text:p>
          </table:table-cell>
          <table:table-cell table:formula="of:=BASE([.D117];2)" office:value-type="string" office:string-value="110" calcext:value-type="string">
            <text:p>110</text:p>
          </table:table-cell>
          <table:table-cell table:formula="of:=IF([.C117]=0; CONCATENATE([.B117];RIGHT([.B117];3)); CONCATENATE([.B117];[.E117]))" office:value-type="string" office:string-value="1110100110" calcext:value-type="string">
            <text:p>1110100110</text:p>
          </table:table-cell>
          <table:table-cell table:formula="of:=DECIMAL([.F117];2)" office:value-type="float" office:value="934" calcext:value-type="float">
            <text:p>93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8];2)" office:value-type="string" office:string-value="1110101" calcext:value-type="string">
            <text:p>1110101</text:p>
          </table:table-cell>
          <table:table-cell table:formula="of:=MOD([.A118];3)" office:value-type="float" office:value="0" calcext:value-type="float">
            <text:p>0</text:p>
          </table:table-cell>
          <table:table-cell table:formula="of:=[.C118]*3" office:value-type="float" office:value="0" calcext:value-type="float">
            <text:p>0</text:p>
          </table:table-cell>
          <table:table-cell table:formula="of:=BASE([.D118];2)" office:value-type="string" office:string-value="0" calcext:value-type="string">
            <text:p>0</text:p>
          </table:table-cell>
          <table:table-cell table:formula="of:=IF([.C118]=0; CONCATENATE([.B118];RIGHT([.B118];3)); CONCATENATE([.B118];[.E118]))" office:value-type="string" office:string-value="1110101101" calcext:value-type="string">
            <text:p>1110101101</text:p>
          </table:table-cell>
          <table:table-cell table:formula="of:=DECIMAL([.F118];2)" office:value-type="float" office:value="941" calcext:value-type="float">
            <text:p>94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19];2)" office:value-type="string" office:string-value="1110110" calcext:value-type="string">
            <text:p>1110110</text:p>
          </table:table-cell>
          <table:table-cell table:formula="of:=MOD([.A119];3)" office:value-type="float" office:value="1" calcext:value-type="float">
            <text:p>1</text:p>
          </table:table-cell>
          <table:table-cell table:formula="of:=[.C119]*3" office:value-type="float" office:value="3" calcext:value-type="float">
            <text:p>3</text:p>
          </table:table-cell>
          <table:table-cell table:formula="of:=BASE([.D119];2)" office:value-type="string" office:string-value="11" calcext:value-type="string">
            <text:p>11</text:p>
          </table:table-cell>
          <table:table-cell table:formula="of:=IF([.C119]=0; CONCATENATE([.B119];RIGHT([.B119];3)); CONCATENATE([.B119];[.E119]))" office:value-type="string" office:string-value="111011011" calcext:value-type="string">
            <text:p>111011011</text:p>
          </table:table-cell>
          <table:table-cell table:formula="of:=DECIMAL([.F119];2)" office:value-type="float" office:value="475" calcext:value-type="float">
            <text:p>47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0];2)" office:value-type="string" office:string-value="1110111" calcext:value-type="string">
            <text:p>1110111</text:p>
          </table:table-cell>
          <table:table-cell table:formula="of:=MOD([.A120];3)" office:value-type="float" office:value="2" calcext:value-type="float">
            <text:p>2</text:p>
          </table:table-cell>
          <table:table-cell table:formula="of:=[.C120]*3" office:value-type="float" office:value="6" calcext:value-type="float">
            <text:p>6</text:p>
          </table:table-cell>
          <table:table-cell table:formula="of:=BASE([.D120];2)" office:value-type="string" office:string-value="110" calcext:value-type="string">
            <text:p>110</text:p>
          </table:table-cell>
          <table:table-cell table:formula="of:=IF([.C120]=0; CONCATENATE([.B120];RIGHT([.B120];3)); CONCATENATE([.B120];[.E120]))" office:value-type="string" office:string-value="1110111110" calcext:value-type="string">
            <text:p>1110111110</text:p>
          </table:table-cell>
          <table:table-cell table:formula="of:=DECIMAL([.F120];2)" office:value-type="float" office:value="958" calcext:value-type="float">
            <text:p>95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1];2)" office:value-type="string" office:string-value="1111000" calcext:value-type="string">
            <text:p>1111000</text:p>
          </table:table-cell>
          <table:table-cell table:formula="of:=MOD([.A121];3)" office:value-type="float" office:value="0" calcext:value-type="float">
            <text:p>0</text:p>
          </table:table-cell>
          <table:table-cell table:formula="of:=[.C121]*3" office:value-type="float" office:value="0" calcext:value-type="float">
            <text:p>0</text:p>
          </table:table-cell>
          <table:table-cell table:formula="of:=BASE([.D121];2)" office:value-type="string" office:string-value="0" calcext:value-type="string">
            <text:p>0</text:p>
          </table:table-cell>
          <table:table-cell table:formula="of:=IF([.C121]=0; CONCATENATE([.B121];RIGHT([.B121];3)); CONCATENATE([.B121];[.E121]))" office:value-type="string" office:string-value="1111000000" calcext:value-type="string">
            <text:p>1111000000</text:p>
          </table:table-cell>
          <table:table-cell table:formula="of:=DECIMAL([.F121];2)" office:value-type="float" office:value="960" calcext:value-type="float">
            <text:p>96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2];2)" office:value-type="string" office:string-value="1111001" calcext:value-type="string">
            <text:p>1111001</text:p>
          </table:table-cell>
          <table:table-cell table:formula="of:=MOD([.A122];3)" office:value-type="float" office:value="1" calcext:value-type="float">
            <text:p>1</text:p>
          </table:table-cell>
          <table:table-cell table:formula="of:=[.C122]*3" office:value-type="float" office:value="3" calcext:value-type="float">
            <text:p>3</text:p>
          </table:table-cell>
          <table:table-cell table:formula="of:=BASE([.D122];2)" office:value-type="string" office:string-value="11" calcext:value-type="string">
            <text:p>11</text:p>
          </table:table-cell>
          <table:table-cell table:formula="of:=IF([.C122]=0; CONCATENATE([.B122];RIGHT([.B122];3)); CONCATENATE([.B122];[.E122]))" office:value-type="string" office:string-value="111100111" calcext:value-type="string">
            <text:p>111100111</text:p>
          </table:table-cell>
          <table:table-cell table:formula="of:=DECIMAL([.F122];2)" office:value-type="float" office:value="487" calcext:value-type="float">
            <text:p>487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3];2)" office:value-type="string" office:string-value="1111010" calcext:value-type="string">
            <text:p>1111010</text:p>
          </table:table-cell>
          <table:table-cell table:formula="of:=MOD([.A123];3)" office:value-type="float" office:value="2" calcext:value-type="float">
            <text:p>2</text:p>
          </table:table-cell>
          <table:table-cell table:formula="of:=[.C123]*3" office:value-type="float" office:value="6" calcext:value-type="float">
            <text:p>6</text:p>
          </table:table-cell>
          <table:table-cell table:formula="of:=BASE([.D123];2)" office:value-type="string" office:string-value="110" calcext:value-type="string">
            <text:p>110</text:p>
          </table:table-cell>
          <table:table-cell table:formula="of:=IF([.C123]=0; CONCATENATE([.B123];RIGHT([.B123];3)); CONCATENATE([.B123];[.E123]))" office:value-type="string" office:string-value="1111010110" calcext:value-type="string">
            <text:p>1111010110</text:p>
          </table:table-cell>
          <table:table-cell table:formula="of:=DECIMAL([.F123];2)" office:value-type="float" office:value="982" calcext:value-type="float">
            <text:p>98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4];2)" office:value-type="string" office:string-value="1111011" calcext:value-type="string">
            <text:p>1111011</text:p>
          </table:table-cell>
          <table:table-cell table:formula="of:=MOD([.A124];3)" office:value-type="float" office:value="0" calcext:value-type="float">
            <text:p>0</text:p>
          </table:table-cell>
          <table:table-cell table:formula="of:=[.C124]*3" office:value-type="float" office:value="0" calcext:value-type="float">
            <text:p>0</text:p>
          </table:table-cell>
          <table:table-cell table:formula="of:=BASE([.D124];2)" office:value-type="string" office:string-value="0" calcext:value-type="string">
            <text:p>0</text:p>
          </table:table-cell>
          <table:table-cell table:formula="of:=IF([.C124]=0; CONCATENATE([.B124];RIGHT([.B124];3)); CONCATENATE([.B124];[.E124]))" office:value-type="string" office:string-value="1111011011" calcext:value-type="string">
            <text:p>1111011011</text:p>
          </table:table-cell>
          <table:table-cell table:formula="of:=DECIMAL([.F124];2)" office:value-type="float" office:value="987" calcext:value-type="float">
            <text:p>987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5];2)" office:value-type="string" office:string-value="1111100" calcext:value-type="string">
            <text:p>1111100</text:p>
          </table:table-cell>
          <table:table-cell table:formula="of:=MOD([.A125];3)" office:value-type="float" office:value="1" calcext:value-type="float">
            <text:p>1</text:p>
          </table:table-cell>
          <table:table-cell table:formula="of:=[.C125]*3" office:value-type="float" office:value="3" calcext:value-type="float">
            <text:p>3</text:p>
          </table:table-cell>
          <table:table-cell table:formula="of:=BASE([.D125];2)" office:value-type="string" office:string-value="11" calcext:value-type="string">
            <text:p>11</text:p>
          </table:table-cell>
          <table:table-cell table:formula="of:=IF([.C125]=0; CONCATENATE([.B125];RIGHT([.B125];3)); CONCATENATE([.B125];[.E125]))" office:value-type="string" office:string-value="111110011" calcext:value-type="string">
            <text:p>111110011</text:p>
          </table:table-cell>
          <table:table-cell table:formula="of:=DECIMAL([.F125];2)" office:value-type="float" office:value="499" calcext:value-type="float">
            <text:p>49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6];2)" office:value-type="string" office:string-value="1111101" calcext:value-type="string">
            <text:p>1111101</text:p>
          </table:table-cell>
          <table:table-cell table:formula="of:=MOD([.A126];3)" office:value-type="float" office:value="2" calcext:value-type="float">
            <text:p>2</text:p>
          </table:table-cell>
          <table:table-cell table:formula="of:=[.C126]*3" office:value-type="float" office:value="6" calcext:value-type="float">
            <text:p>6</text:p>
          </table:table-cell>
          <table:table-cell table:formula="of:=BASE([.D126];2)" office:value-type="string" office:string-value="110" calcext:value-type="string">
            <text:p>110</text:p>
          </table:table-cell>
          <table:table-cell table:formula="of:=IF([.C126]=0; CONCATENATE([.B126];RIGHT([.B126];3)); CONCATENATE([.B126];[.E126]))" office:value-type="string" office:string-value="1111101110" calcext:value-type="string">
            <text:p>1111101110</text:p>
          </table:table-cell>
          <table:table-cell table:formula="of:=DECIMAL([.F126];2)" office:value-type="float" office:value="1006" calcext:value-type="float">
            <text:p>1006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7];2)" office:value-type="string" office:string-value="1111110" calcext:value-type="string">
            <text:p>1111110</text:p>
          </table:table-cell>
          <table:table-cell table:formula="of:=MOD([.A127];3)" office:value-type="float" office:value="0" calcext:value-type="float">
            <text:p>0</text:p>
          </table:table-cell>
          <table:table-cell table:formula="of:=[.C127]*3" office:value-type="float" office:value="0" calcext:value-type="float">
            <text:p>0</text:p>
          </table:table-cell>
          <table:table-cell table:formula="of:=BASE([.D127];2)" office:value-type="string" office:string-value="0" calcext:value-type="string">
            <text:p>0</text:p>
          </table:table-cell>
          <table:table-cell table:formula="of:=IF([.C127]=0; CONCATENATE([.B127];RIGHT([.B127];3)); CONCATENATE([.B127];[.E127]))" office:value-type="string" office:string-value="1111110110" calcext:value-type="string">
            <text:p>1111110110</text:p>
          </table:table-cell>
          <table:table-cell table:formula="of:=DECIMAL([.F127];2)" office:value-type="float" office:value="1014" calcext:value-type="float">
            <text:p>101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8];2)" office:value-type="string" office:string-value="1111111" calcext:value-type="string">
            <text:p>1111111</text:p>
          </table:table-cell>
          <table:table-cell table:formula="of:=MOD([.A128];3)" office:value-type="float" office:value="1" calcext:value-type="float">
            <text:p>1</text:p>
          </table:table-cell>
          <table:table-cell table:formula="of:=[.C128]*3" office:value-type="float" office:value="3" calcext:value-type="float">
            <text:p>3</text:p>
          </table:table-cell>
          <table:table-cell table:formula="of:=BASE([.D128];2)" office:value-type="string" office:string-value="11" calcext:value-type="string">
            <text:p>11</text:p>
          </table:table-cell>
          <table:table-cell table:formula="of:=IF([.C128]=0; CONCATENATE([.B128];RIGHT([.B128];3)); CONCATENATE([.B128];[.E128]))" office:value-type="string" office:string-value="111111111" calcext:value-type="string">
            <text:p>111111111</text:p>
          </table:table-cell>
          <table:table-cell table:formula="of:=DECIMAL([.F128];2)" office:value-type="float" office:value="511" calcext:value-type="float">
            <text:p>51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29];2)" office:value-type="string" office:string-value="10000000" calcext:value-type="string">
            <text:p>10000000</text:p>
          </table:table-cell>
          <table:table-cell table:formula="of:=MOD([.A129];3)" office:value-type="float" office:value="2" calcext:value-type="float">
            <text:p>2</text:p>
          </table:table-cell>
          <table:table-cell table:formula="of:=[.C129]*3" office:value-type="float" office:value="6" calcext:value-type="float">
            <text:p>6</text:p>
          </table:table-cell>
          <table:table-cell table:formula="of:=BASE([.D129];2)" office:value-type="string" office:string-value="110" calcext:value-type="string">
            <text:p>110</text:p>
          </table:table-cell>
          <table:table-cell table:formula="of:=IF([.C129]=0; CONCATENATE([.B129];RIGHT([.B129];3)); CONCATENATE([.B129];[.E129]))" office:value-type="string" office:string-value="10000000110" calcext:value-type="string">
            <text:p>10000000110</text:p>
          </table:table-cell>
          <table:table-cell table:formula="of:=DECIMAL([.F129];2)" office:value-type="float" office:value="1030" calcext:value-type="float">
            <text:p>103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0];2)" office:value-type="string" office:string-value="10000001" calcext:value-type="string">
            <text:p>10000001</text:p>
          </table:table-cell>
          <table:table-cell table:formula="of:=MOD([.A130];3)" office:value-type="float" office:value="0" calcext:value-type="float">
            <text:p>0</text:p>
          </table:table-cell>
          <table:table-cell table:formula="of:=[.C130]*3" office:value-type="float" office:value="0" calcext:value-type="float">
            <text:p>0</text:p>
          </table:table-cell>
          <table:table-cell table:formula="of:=BASE([.D130];2)" office:value-type="string" office:string-value="0" calcext:value-type="string">
            <text:p>0</text:p>
          </table:table-cell>
          <table:table-cell table:formula="of:=IF([.C130]=0; CONCATENATE([.B130];RIGHT([.B130];3)); CONCATENATE([.B130];[.E130]))" office:value-type="string" office:string-value="10000001001" calcext:value-type="string">
            <text:p>10000001001</text:p>
          </table:table-cell>
          <table:table-cell table:formula="of:=DECIMAL([.F130];2)" office:value-type="float" office:value="1033" calcext:value-type="float">
            <text:p>1033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1];2)" office:value-type="string" office:string-value="10000010" calcext:value-type="string">
            <text:p>10000010</text:p>
          </table:table-cell>
          <table:table-cell table:formula="of:=MOD([.A131];3)" office:value-type="float" office:value="1" calcext:value-type="float">
            <text:p>1</text:p>
          </table:table-cell>
          <table:table-cell table:formula="of:=[.C131]*3" office:value-type="float" office:value="3" calcext:value-type="float">
            <text:p>3</text:p>
          </table:table-cell>
          <table:table-cell table:formula="of:=BASE([.D131];2)" office:value-type="string" office:string-value="11" calcext:value-type="string">
            <text:p>11</text:p>
          </table:table-cell>
          <table:table-cell table:formula="of:=IF([.C131]=0; CONCATENATE([.B131];RIGHT([.B131];3)); CONCATENATE([.B131];[.E131]))" office:value-type="string" office:string-value="1000001011" calcext:value-type="string">
            <text:p>1000001011</text:p>
          </table:table-cell>
          <table:table-cell table:formula="of:=DECIMAL([.F131];2)" office:value-type="float" office:value="523" calcext:value-type="float">
            <text:p>523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2];2)" office:value-type="string" office:string-value="10000011" calcext:value-type="string">
            <text:p>10000011</text:p>
          </table:table-cell>
          <table:table-cell table:formula="of:=MOD([.A132];3)" office:value-type="float" office:value="2" calcext:value-type="float">
            <text:p>2</text:p>
          </table:table-cell>
          <table:table-cell table:formula="of:=[.C132]*3" office:value-type="float" office:value="6" calcext:value-type="float">
            <text:p>6</text:p>
          </table:table-cell>
          <table:table-cell table:formula="of:=BASE([.D132];2)" office:value-type="string" office:string-value="110" calcext:value-type="string">
            <text:p>110</text:p>
          </table:table-cell>
          <table:table-cell table:formula="of:=IF([.C132]=0; CONCATENATE([.B132];RIGHT([.B132];3)); CONCATENATE([.B132];[.E132]))" office:value-type="string" office:string-value="10000011110" calcext:value-type="string">
            <text:p>10000011110</text:p>
          </table:table-cell>
          <table:table-cell table:formula="of:=DECIMAL([.F132];2)" office:value-type="float" office:value="1054" calcext:value-type="float">
            <text:p>105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3];2)" office:value-type="string" office:string-value="10000100" calcext:value-type="string">
            <text:p>10000100</text:p>
          </table:table-cell>
          <table:table-cell table:formula="of:=MOD([.A133];3)" office:value-type="float" office:value="0" calcext:value-type="float">
            <text:p>0</text:p>
          </table:table-cell>
          <table:table-cell table:formula="of:=[.C133]*3" office:value-type="float" office:value="0" calcext:value-type="float">
            <text:p>0</text:p>
          </table:table-cell>
          <table:table-cell table:formula="of:=BASE([.D133];2)" office:value-type="string" office:string-value="0" calcext:value-type="string">
            <text:p>0</text:p>
          </table:table-cell>
          <table:table-cell table:formula="of:=IF([.C133]=0; CONCATENATE([.B133];RIGHT([.B133];3)); CONCATENATE([.B133];[.E133]))" office:value-type="string" office:string-value="10000100100" calcext:value-type="string">
            <text:p>10000100100</text:p>
          </table:table-cell>
          <table:table-cell table:formula="of:=DECIMAL([.F133];2)" office:value-type="float" office:value="1060" calcext:value-type="float">
            <text:p>106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4];2)" office:value-type="string" office:string-value="10000101" calcext:value-type="string">
            <text:p>10000101</text:p>
          </table:table-cell>
          <table:table-cell table:formula="of:=MOD([.A134];3)" office:value-type="float" office:value="1" calcext:value-type="float">
            <text:p>1</text:p>
          </table:table-cell>
          <table:table-cell table:formula="of:=[.C134]*3" office:value-type="float" office:value="3" calcext:value-type="float">
            <text:p>3</text:p>
          </table:table-cell>
          <table:table-cell table:formula="of:=BASE([.D134];2)" office:value-type="string" office:string-value="11" calcext:value-type="string">
            <text:p>11</text:p>
          </table:table-cell>
          <table:table-cell table:formula="of:=IF([.C134]=0; CONCATENATE([.B134];RIGHT([.B134];3)); CONCATENATE([.B134];[.E134]))" office:value-type="string" office:string-value="1000010111" calcext:value-type="string">
            <text:p>1000010111</text:p>
          </table:table-cell>
          <table:table-cell table:formula="of:=DECIMAL([.F134];2)" office:value-type="float" office:value="535" calcext:value-type="float">
            <text:p>53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5];2)" office:value-type="string" office:string-value="10000110" calcext:value-type="string">
            <text:p>10000110</text:p>
          </table:table-cell>
          <table:table-cell table:formula="of:=MOD([.A135];3)" office:value-type="float" office:value="2" calcext:value-type="float">
            <text:p>2</text:p>
          </table:table-cell>
          <table:table-cell table:formula="of:=[.C135]*3" office:value-type="float" office:value="6" calcext:value-type="float">
            <text:p>6</text:p>
          </table:table-cell>
          <table:table-cell table:formula="of:=BASE([.D135];2)" office:value-type="string" office:string-value="110" calcext:value-type="string">
            <text:p>110</text:p>
          </table:table-cell>
          <table:table-cell table:formula="of:=IF([.C135]=0; CONCATENATE([.B135];RIGHT([.B135];3)); CONCATENATE([.B135];[.E135]))" office:value-type="string" office:string-value="10000110110" calcext:value-type="string">
            <text:p>10000110110</text:p>
          </table:table-cell>
          <table:table-cell table:formula="of:=DECIMAL([.F135];2)" office:value-type="float" office:value="1078" calcext:value-type="float">
            <text:p>107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6];2)" office:value-type="string" office:string-value="10000111" calcext:value-type="string">
            <text:p>10000111</text:p>
          </table:table-cell>
          <table:table-cell table:formula="of:=MOD([.A136];3)" office:value-type="float" office:value="0" calcext:value-type="float">
            <text:p>0</text:p>
          </table:table-cell>
          <table:table-cell table:formula="of:=[.C136]*3" office:value-type="float" office:value="0" calcext:value-type="float">
            <text:p>0</text:p>
          </table:table-cell>
          <table:table-cell table:formula="of:=BASE([.D136];2)" office:value-type="string" office:string-value="0" calcext:value-type="string">
            <text:p>0</text:p>
          </table:table-cell>
          <table:table-cell table:formula="of:=IF([.C136]=0; CONCATENATE([.B136];RIGHT([.B136];3)); CONCATENATE([.B136];[.E136]))" office:value-type="string" office:string-value="10000111111" calcext:value-type="string">
            <text:p>10000111111</text:p>
          </table:table-cell>
          <table:table-cell table:formula="of:=DECIMAL([.F136];2)" office:value-type="float" office:value="1087" calcext:value-type="float">
            <text:p>1087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7];2)" office:value-type="string" office:string-value="10001000" calcext:value-type="string">
            <text:p>10001000</text:p>
          </table:table-cell>
          <table:table-cell table:formula="of:=MOD([.A137];3)" office:value-type="float" office:value="1" calcext:value-type="float">
            <text:p>1</text:p>
          </table:table-cell>
          <table:table-cell table:formula="of:=[.C137]*3" office:value-type="float" office:value="3" calcext:value-type="float">
            <text:p>3</text:p>
          </table:table-cell>
          <table:table-cell table:formula="of:=BASE([.D137];2)" office:value-type="string" office:string-value="11" calcext:value-type="string">
            <text:p>11</text:p>
          </table:table-cell>
          <table:table-cell table:formula="of:=IF([.C137]=0; CONCATENATE([.B137];RIGHT([.B137];3)); CONCATENATE([.B137];[.E137]))" office:value-type="string" office:string-value="1000100011" calcext:value-type="string">
            <text:p>1000100011</text:p>
          </table:table-cell>
          <table:table-cell table:formula="of:=DECIMAL([.F137];2)" office:value-type="float" office:value="547" calcext:value-type="float">
            <text:p>547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8];2)" office:value-type="string" office:string-value="10001001" calcext:value-type="string">
            <text:p>10001001</text:p>
          </table:table-cell>
          <table:table-cell table:formula="of:=MOD([.A138];3)" office:value-type="float" office:value="2" calcext:value-type="float">
            <text:p>2</text:p>
          </table:table-cell>
          <table:table-cell table:formula="of:=[.C138]*3" office:value-type="float" office:value="6" calcext:value-type="float">
            <text:p>6</text:p>
          </table:table-cell>
          <table:table-cell table:formula="of:=BASE([.D138];2)" office:value-type="string" office:string-value="110" calcext:value-type="string">
            <text:p>110</text:p>
          </table:table-cell>
          <table:table-cell table:formula="of:=IF([.C138]=0; CONCATENATE([.B138];RIGHT([.B138];3)); CONCATENATE([.B138];[.E138]))" office:value-type="string" office:string-value="10001001110" calcext:value-type="string">
            <text:p>10001001110</text:p>
          </table:table-cell>
          <table:table-cell table:formula="of:=DECIMAL([.F138];2)" office:value-type="float" office:value="1102" calcext:value-type="float">
            <text:p>110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39];2)" office:value-type="string" office:string-value="10001010" calcext:value-type="string">
            <text:p>10001010</text:p>
          </table:table-cell>
          <table:table-cell table:formula="of:=MOD([.A139];3)" office:value-type="float" office:value="0" calcext:value-type="float">
            <text:p>0</text:p>
          </table:table-cell>
          <table:table-cell table:formula="of:=[.C139]*3" office:value-type="float" office:value="0" calcext:value-type="float">
            <text:p>0</text:p>
          </table:table-cell>
          <table:table-cell table:formula="of:=BASE([.D139];2)" office:value-type="string" office:string-value="0" calcext:value-type="string">
            <text:p>0</text:p>
          </table:table-cell>
          <table:table-cell table:formula="of:=IF([.C139]=0; CONCATENATE([.B139];RIGHT([.B139];3)); CONCATENATE([.B139];[.E139]))" office:value-type="string" office:string-value="10001010010" calcext:value-type="string">
            <text:p>10001010010</text:p>
          </table:table-cell>
          <table:table-cell table:formula="of:=DECIMAL([.F139];2)" office:value-type="float" office:value="1106" calcext:value-type="float">
            <text:p>1106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0];2)" office:value-type="string" office:string-value="10001011" calcext:value-type="string">
            <text:p>10001011</text:p>
          </table:table-cell>
          <table:table-cell table:formula="of:=MOD([.A140];3)" office:value-type="float" office:value="1" calcext:value-type="float">
            <text:p>1</text:p>
          </table:table-cell>
          <table:table-cell table:formula="of:=[.C140]*3" office:value-type="float" office:value="3" calcext:value-type="float">
            <text:p>3</text:p>
          </table:table-cell>
          <table:table-cell table:formula="of:=BASE([.D140];2)" office:value-type="string" office:string-value="11" calcext:value-type="string">
            <text:p>11</text:p>
          </table:table-cell>
          <table:table-cell table:formula="of:=IF([.C140]=0; CONCATENATE([.B140];RIGHT([.B140];3)); CONCATENATE([.B140];[.E140]))" office:value-type="string" office:string-value="1000101111" calcext:value-type="string">
            <text:p>1000101111</text:p>
          </table:table-cell>
          <table:table-cell table:formula="of:=DECIMAL([.F140];2)" office:value-type="float" office:value="559" calcext:value-type="float">
            <text:p>55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1];2)" office:value-type="string" office:string-value="10001100" calcext:value-type="string">
            <text:p>10001100</text:p>
          </table:table-cell>
          <table:table-cell table:formula="of:=MOD([.A141];3)" office:value-type="float" office:value="2" calcext:value-type="float">
            <text:p>2</text:p>
          </table:table-cell>
          <table:table-cell table:formula="of:=[.C141]*3" office:value-type="float" office:value="6" calcext:value-type="float">
            <text:p>6</text:p>
          </table:table-cell>
          <table:table-cell table:formula="of:=BASE([.D141];2)" office:value-type="string" office:string-value="110" calcext:value-type="string">
            <text:p>110</text:p>
          </table:table-cell>
          <table:table-cell table:formula="of:=IF([.C141]=0; CONCATENATE([.B141];RIGHT([.B141];3)); CONCATENATE([.B141];[.E141]))" office:value-type="string" office:string-value="10001100110" calcext:value-type="string">
            <text:p>10001100110</text:p>
          </table:table-cell>
          <table:table-cell table:formula="of:=DECIMAL([.F141];2)" office:value-type="float" office:value="1126" calcext:value-type="float">
            <text:p>1126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2];2)" office:value-type="string" office:string-value="10001101" calcext:value-type="string">
            <text:p>10001101</text:p>
          </table:table-cell>
          <table:table-cell table:formula="of:=MOD([.A142];3)" office:value-type="float" office:value="0" calcext:value-type="float">
            <text:p>0</text:p>
          </table:table-cell>
          <table:table-cell table:formula="of:=[.C142]*3" office:value-type="float" office:value="0" calcext:value-type="float">
            <text:p>0</text:p>
          </table:table-cell>
          <table:table-cell table:formula="of:=BASE([.D142];2)" office:value-type="string" office:string-value="0" calcext:value-type="string">
            <text:p>0</text:p>
          </table:table-cell>
          <table:table-cell table:formula="of:=IF([.C142]=0; CONCATENATE([.B142];RIGHT([.B142];3)); CONCATENATE([.B142];[.E142]))" office:value-type="string" office:string-value="10001101101" calcext:value-type="string">
            <text:p>10001101101</text:p>
          </table:table-cell>
          <table:table-cell table:formula="of:=DECIMAL([.F142];2)" office:value-type="float" office:value="1133" calcext:value-type="float">
            <text:p>1133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3];2)" office:value-type="string" office:string-value="10001110" calcext:value-type="string">
            <text:p>10001110</text:p>
          </table:table-cell>
          <table:table-cell table:formula="of:=MOD([.A143];3)" office:value-type="float" office:value="1" calcext:value-type="float">
            <text:p>1</text:p>
          </table:table-cell>
          <table:table-cell table:formula="of:=[.C143]*3" office:value-type="float" office:value="3" calcext:value-type="float">
            <text:p>3</text:p>
          </table:table-cell>
          <table:table-cell table:formula="of:=BASE([.D143];2)" office:value-type="string" office:string-value="11" calcext:value-type="string">
            <text:p>11</text:p>
          </table:table-cell>
          <table:table-cell table:formula="of:=IF([.C143]=0; CONCATENATE([.B143];RIGHT([.B143];3)); CONCATENATE([.B143];[.E143]))" office:value-type="string" office:string-value="1000111011" calcext:value-type="string">
            <text:p>1000111011</text:p>
          </table:table-cell>
          <table:table-cell table:formula="of:=DECIMAL([.F143];2)" office:value-type="float" office:value="571" calcext:value-type="float">
            <text:p>57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4];2)" office:value-type="string" office:string-value="10001111" calcext:value-type="string">
            <text:p>10001111</text:p>
          </table:table-cell>
          <table:table-cell table:formula="of:=MOD([.A144];3)" office:value-type="float" office:value="2" calcext:value-type="float">
            <text:p>2</text:p>
          </table:table-cell>
          <table:table-cell table:formula="of:=[.C144]*3" office:value-type="float" office:value="6" calcext:value-type="float">
            <text:p>6</text:p>
          </table:table-cell>
          <table:table-cell table:formula="of:=BASE([.D144];2)" office:value-type="string" office:string-value="110" calcext:value-type="string">
            <text:p>110</text:p>
          </table:table-cell>
          <table:table-cell table:formula="of:=IF([.C144]=0; CONCATENATE([.B144];RIGHT([.B144];3)); CONCATENATE([.B144];[.E144]))" office:value-type="string" office:string-value="10001111110" calcext:value-type="string">
            <text:p>10001111110</text:p>
          </table:table-cell>
          <table:table-cell table:formula="of:=DECIMAL([.F144];2)" office:value-type="float" office:value="1150" calcext:value-type="float">
            <text:p>115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5];2)" office:value-type="string" office:string-value="10010000" calcext:value-type="string">
            <text:p>10010000</text:p>
          </table:table-cell>
          <table:table-cell table:formula="of:=MOD([.A145];3)" office:value-type="float" office:value="0" calcext:value-type="float">
            <text:p>0</text:p>
          </table:table-cell>
          <table:table-cell table:formula="of:=[.C145]*3" office:value-type="float" office:value="0" calcext:value-type="float">
            <text:p>0</text:p>
          </table:table-cell>
          <table:table-cell table:formula="of:=BASE([.D145];2)" office:value-type="string" office:string-value="0" calcext:value-type="string">
            <text:p>0</text:p>
          </table:table-cell>
          <table:table-cell table:formula="of:=IF([.C145]=0; CONCATENATE([.B145];RIGHT([.B145];3)); CONCATENATE([.B145];[.E145]))" office:value-type="string" office:string-value="10010000000" calcext:value-type="string">
            <text:p>10010000000</text:p>
          </table:table-cell>
          <table:table-cell table:formula="of:=DECIMAL([.F145];2)" office:value-type="float" office:value="1152" calcext:value-type="float">
            <text:p>115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6];2)" office:value-type="string" office:string-value="10010001" calcext:value-type="string">
            <text:p>10010001</text:p>
          </table:table-cell>
          <table:table-cell table:formula="of:=MOD([.A146];3)" office:value-type="float" office:value="1" calcext:value-type="float">
            <text:p>1</text:p>
          </table:table-cell>
          <table:table-cell table:formula="of:=[.C146]*3" office:value-type="float" office:value="3" calcext:value-type="float">
            <text:p>3</text:p>
          </table:table-cell>
          <table:table-cell table:formula="of:=BASE([.D146];2)" office:value-type="string" office:string-value="11" calcext:value-type="string">
            <text:p>11</text:p>
          </table:table-cell>
          <table:table-cell table:formula="of:=IF([.C146]=0; CONCATENATE([.B146];RIGHT([.B146];3)); CONCATENATE([.B146];[.E146]))" office:value-type="string" office:string-value="1001000111" calcext:value-type="string">
            <text:p>1001000111</text:p>
          </table:table-cell>
          <table:table-cell table:formula="of:=DECIMAL([.F146];2)" office:value-type="float" office:value="583" calcext:value-type="float">
            <text:p>583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7];2)" office:value-type="string" office:string-value="10010010" calcext:value-type="string">
            <text:p>10010010</text:p>
          </table:table-cell>
          <table:table-cell table:formula="of:=MOD([.A147];3)" office:value-type="float" office:value="2" calcext:value-type="float">
            <text:p>2</text:p>
          </table:table-cell>
          <table:table-cell table:formula="of:=[.C147]*3" office:value-type="float" office:value="6" calcext:value-type="float">
            <text:p>6</text:p>
          </table:table-cell>
          <table:table-cell table:formula="of:=BASE([.D147];2)" office:value-type="string" office:string-value="110" calcext:value-type="string">
            <text:p>110</text:p>
          </table:table-cell>
          <table:table-cell table:formula="of:=IF([.C147]=0; CONCATENATE([.B147];RIGHT([.B147];3)); CONCATENATE([.B147];[.E147]))" office:value-type="string" office:string-value="10010010110" calcext:value-type="string">
            <text:p>10010010110</text:p>
          </table:table-cell>
          <table:table-cell table:formula="of:=DECIMAL([.F147];2)" office:value-type="float" office:value="1174" calcext:value-type="float">
            <text:p>117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8];2)" office:value-type="string" office:string-value="10010011" calcext:value-type="string">
            <text:p>10010011</text:p>
          </table:table-cell>
          <table:table-cell table:formula="of:=MOD([.A148];3)" office:value-type="float" office:value="0" calcext:value-type="float">
            <text:p>0</text:p>
          </table:table-cell>
          <table:table-cell table:formula="of:=[.C148]*3" office:value-type="float" office:value="0" calcext:value-type="float">
            <text:p>0</text:p>
          </table:table-cell>
          <table:table-cell table:formula="of:=BASE([.D148];2)" office:value-type="string" office:string-value="0" calcext:value-type="string">
            <text:p>0</text:p>
          </table:table-cell>
          <table:table-cell table:formula="of:=IF([.C148]=0; CONCATENATE([.B148];RIGHT([.B148];3)); CONCATENATE([.B148];[.E148]))" office:value-type="string" office:string-value="10010011011" calcext:value-type="string">
            <text:p>10010011011</text:p>
          </table:table-cell>
          <table:table-cell table:formula="of:=DECIMAL([.F148];2)" office:value-type="float" office:value="1179" calcext:value-type="float">
            <text:p>117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49];2)" office:value-type="string" office:string-value="10010100" calcext:value-type="string">
            <text:p>10010100</text:p>
          </table:table-cell>
          <table:table-cell table:formula="of:=MOD([.A149];3)" office:value-type="float" office:value="1" calcext:value-type="float">
            <text:p>1</text:p>
          </table:table-cell>
          <table:table-cell table:formula="of:=[.C149]*3" office:value-type="float" office:value="3" calcext:value-type="float">
            <text:p>3</text:p>
          </table:table-cell>
          <table:table-cell table:formula="of:=BASE([.D149];2)" office:value-type="string" office:string-value="11" calcext:value-type="string">
            <text:p>11</text:p>
          </table:table-cell>
          <table:table-cell table:formula="of:=IF([.C149]=0; CONCATENATE([.B149];RIGHT([.B149];3)); CONCATENATE([.B149];[.E149]))" office:value-type="string" office:string-value="1001010011" calcext:value-type="string">
            <text:p>1001010011</text:p>
          </table:table-cell>
          <table:table-cell table:formula="of:=DECIMAL([.F149];2)" office:value-type="float" office:value="595" calcext:value-type="float">
            <text:p>59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0];2)" office:value-type="string" office:string-value="10010101" calcext:value-type="string">
            <text:p>10010101</text:p>
          </table:table-cell>
          <table:table-cell table:formula="of:=MOD([.A150];3)" office:value-type="float" office:value="2" calcext:value-type="float">
            <text:p>2</text:p>
          </table:table-cell>
          <table:table-cell table:formula="of:=[.C150]*3" office:value-type="float" office:value="6" calcext:value-type="float">
            <text:p>6</text:p>
          </table:table-cell>
          <table:table-cell table:formula="of:=BASE([.D150];2)" office:value-type="string" office:string-value="110" calcext:value-type="string">
            <text:p>110</text:p>
          </table:table-cell>
          <table:table-cell table:formula="of:=IF([.C150]=0; CONCATENATE([.B150];RIGHT([.B150];3)); CONCATENATE([.B150];[.E150]))" office:value-type="string" office:string-value="10010101110" calcext:value-type="string">
            <text:p>10010101110</text:p>
          </table:table-cell>
          <table:table-cell table:formula="of:=DECIMAL([.F150];2)" office:value-type="float" office:value="1198" calcext:value-type="float">
            <text:p>119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1];2)" office:value-type="string" office:string-value="10010110" calcext:value-type="string">
            <text:p>10010110</text:p>
          </table:table-cell>
          <table:table-cell table:formula="of:=MOD([.A151];3)" office:value-type="float" office:value="0" calcext:value-type="float">
            <text:p>0</text:p>
          </table:table-cell>
          <table:table-cell table:formula="of:=[.C151]*3" office:value-type="float" office:value="0" calcext:value-type="float">
            <text:p>0</text:p>
          </table:table-cell>
          <table:table-cell table:formula="of:=BASE([.D151];2)" office:value-type="string" office:string-value="0" calcext:value-type="string">
            <text:p>0</text:p>
          </table:table-cell>
          <table:table-cell table:formula="of:=IF([.C151]=0; CONCATENATE([.B151];RIGHT([.B151];3)); CONCATENATE([.B151];[.E151]))" office:value-type="string" office:string-value="10010110110" calcext:value-type="string">
            <text:p>10010110110</text:p>
          </table:table-cell>
          <table:table-cell table:formula="of:=DECIMAL([.F151];2)" office:value-type="float" office:value="1206" calcext:value-type="float">
            <text:p>1206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2];2)" office:value-type="string" office:string-value="10010111" calcext:value-type="string">
            <text:p>10010111</text:p>
          </table:table-cell>
          <table:table-cell table:formula="of:=MOD([.A152];3)" office:value-type="float" office:value="1" calcext:value-type="float">
            <text:p>1</text:p>
          </table:table-cell>
          <table:table-cell table:formula="of:=[.C152]*3" office:value-type="float" office:value="3" calcext:value-type="float">
            <text:p>3</text:p>
          </table:table-cell>
          <table:table-cell table:formula="of:=BASE([.D152];2)" office:value-type="string" office:string-value="11" calcext:value-type="string">
            <text:p>11</text:p>
          </table:table-cell>
          <table:table-cell table:formula="of:=IF([.C152]=0; CONCATENATE([.B152];RIGHT([.B152];3)); CONCATENATE([.B152];[.E152]))" office:value-type="string" office:string-value="1001011111" calcext:value-type="string">
            <text:p>1001011111</text:p>
          </table:table-cell>
          <table:table-cell table:formula="of:=DECIMAL([.F152];2)" office:value-type="float" office:value="607" calcext:value-type="float">
            <text:p>607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3];2)" office:value-type="string" office:string-value="10011000" calcext:value-type="string">
            <text:p>10011000</text:p>
          </table:table-cell>
          <table:table-cell table:formula="of:=MOD([.A153];3)" office:value-type="float" office:value="2" calcext:value-type="float">
            <text:p>2</text:p>
          </table:table-cell>
          <table:table-cell table:formula="of:=[.C153]*3" office:value-type="float" office:value="6" calcext:value-type="float">
            <text:p>6</text:p>
          </table:table-cell>
          <table:table-cell table:formula="of:=BASE([.D153];2)" office:value-type="string" office:string-value="110" calcext:value-type="string">
            <text:p>110</text:p>
          </table:table-cell>
          <table:table-cell table:formula="of:=IF([.C153]=0; CONCATENATE([.B153];RIGHT([.B153];3)); CONCATENATE([.B153];[.E153]))" office:value-type="string" office:string-value="10011000110" calcext:value-type="string">
            <text:p>10011000110</text:p>
          </table:table-cell>
          <table:table-cell table:formula="of:=DECIMAL([.F153];2)" office:value-type="float" office:value="1222" calcext:value-type="float">
            <text:p>122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4];2)" office:value-type="string" office:string-value="10011001" calcext:value-type="string">
            <text:p>10011001</text:p>
          </table:table-cell>
          <table:table-cell table:formula="of:=MOD([.A154];3)" office:value-type="float" office:value="0" calcext:value-type="float">
            <text:p>0</text:p>
          </table:table-cell>
          <table:table-cell table:formula="of:=[.C154]*3" office:value-type="float" office:value="0" calcext:value-type="float">
            <text:p>0</text:p>
          </table:table-cell>
          <table:table-cell table:formula="of:=BASE([.D154];2)" office:value-type="string" office:string-value="0" calcext:value-type="string">
            <text:p>0</text:p>
          </table:table-cell>
          <table:table-cell table:formula="of:=IF([.C154]=0; CONCATENATE([.B154];RIGHT([.B154];3)); CONCATENATE([.B154];[.E154]))" office:value-type="string" office:string-value="10011001001" calcext:value-type="string">
            <text:p>10011001001</text:p>
          </table:table-cell>
          <table:table-cell table:formula="of:=DECIMAL([.F154];2)" office:value-type="float" office:value="1225" calcext:value-type="float">
            <text:p>122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5];2)" office:value-type="string" office:string-value="10011010" calcext:value-type="string">
            <text:p>10011010</text:p>
          </table:table-cell>
          <table:table-cell table:formula="of:=MOD([.A155];3)" office:value-type="float" office:value="1" calcext:value-type="float">
            <text:p>1</text:p>
          </table:table-cell>
          <table:table-cell table:formula="of:=[.C155]*3" office:value-type="float" office:value="3" calcext:value-type="float">
            <text:p>3</text:p>
          </table:table-cell>
          <table:table-cell table:formula="of:=BASE([.D155];2)" office:value-type="string" office:string-value="11" calcext:value-type="string">
            <text:p>11</text:p>
          </table:table-cell>
          <table:table-cell table:formula="of:=IF([.C155]=0; CONCATENATE([.B155];RIGHT([.B155];3)); CONCATENATE([.B155];[.E155]))" office:value-type="string" office:string-value="1001101011" calcext:value-type="string">
            <text:p>1001101011</text:p>
          </table:table-cell>
          <table:table-cell table:formula="of:=DECIMAL([.F155];2)" office:value-type="float" office:value="619" calcext:value-type="float">
            <text:p>61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6];2)" office:value-type="string" office:string-value="10011011" calcext:value-type="string">
            <text:p>10011011</text:p>
          </table:table-cell>
          <table:table-cell table:formula="of:=MOD([.A156];3)" office:value-type="float" office:value="2" calcext:value-type="float">
            <text:p>2</text:p>
          </table:table-cell>
          <table:table-cell table:formula="of:=[.C156]*3" office:value-type="float" office:value="6" calcext:value-type="float">
            <text:p>6</text:p>
          </table:table-cell>
          <table:table-cell table:formula="of:=BASE([.D156];2)" office:value-type="string" office:string-value="110" calcext:value-type="string">
            <text:p>110</text:p>
          </table:table-cell>
          <table:table-cell table:formula="of:=IF([.C156]=0; CONCATENATE([.B156];RIGHT([.B156];3)); CONCATENATE([.B156];[.E156]))" office:value-type="string" office:string-value="10011011110" calcext:value-type="string">
            <text:p>10011011110</text:p>
          </table:table-cell>
          <table:table-cell table:formula="of:=DECIMAL([.F156];2)" office:value-type="float" office:value="1246" calcext:value-type="float">
            <text:p>1246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7];2)" office:value-type="string" office:string-value="10011100" calcext:value-type="string">
            <text:p>10011100</text:p>
          </table:table-cell>
          <table:table-cell table:formula="of:=MOD([.A157];3)" office:value-type="float" office:value="0" calcext:value-type="float">
            <text:p>0</text:p>
          </table:table-cell>
          <table:table-cell table:formula="of:=[.C157]*3" office:value-type="float" office:value="0" calcext:value-type="float">
            <text:p>0</text:p>
          </table:table-cell>
          <table:table-cell table:formula="of:=BASE([.D157];2)" office:value-type="string" office:string-value="0" calcext:value-type="string">
            <text:p>0</text:p>
          </table:table-cell>
          <table:table-cell table:formula="of:=IF([.C157]=0; CONCATENATE([.B157];RIGHT([.B157];3)); CONCATENATE([.B157];[.E157]))" office:value-type="string" office:string-value="10011100100" calcext:value-type="string">
            <text:p>10011100100</text:p>
          </table:table-cell>
          <table:table-cell table:formula="of:=DECIMAL([.F157];2)" office:value-type="float" office:value="1252" calcext:value-type="float">
            <text:p>125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8];2)" office:value-type="string" office:string-value="10011101" calcext:value-type="string">
            <text:p>10011101</text:p>
          </table:table-cell>
          <table:table-cell table:formula="of:=MOD([.A158];3)" office:value-type="float" office:value="1" calcext:value-type="float">
            <text:p>1</text:p>
          </table:table-cell>
          <table:table-cell table:formula="of:=[.C158]*3" office:value-type="float" office:value="3" calcext:value-type="float">
            <text:p>3</text:p>
          </table:table-cell>
          <table:table-cell table:formula="of:=BASE([.D158];2)" office:value-type="string" office:string-value="11" calcext:value-type="string">
            <text:p>11</text:p>
          </table:table-cell>
          <table:table-cell table:formula="of:=IF([.C158]=0; CONCATENATE([.B158];RIGHT([.B158];3)); CONCATENATE([.B158];[.E158]))" office:value-type="string" office:string-value="1001110111" calcext:value-type="string">
            <text:p>1001110111</text:p>
          </table:table-cell>
          <table:table-cell table:formula="of:=DECIMAL([.F158];2)" office:value-type="float" office:value="631" calcext:value-type="float">
            <text:p>63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59];2)" office:value-type="string" office:string-value="10011110" calcext:value-type="string">
            <text:p>10011110</text:p>
          </table:table-cell>
          <table:table-cell table:formula="of:=MOD([.A159];3)" office:value-type="float" office:value="2" calcext:value-type="float">
            <text:p>2</text:p>
          </table:table-cell>
          <table:table-cell table:formula="of:=[.C159]*3" office:value-type="float" office:value="6" calcext:value-type="float">
            <text:p>6</text:p>
          </table:table-cell>
          <table:table-cell table:formula="of:=BASE([.D159];2)" office:value-type="string" office:string-value="110" calcext:value-type="string">
            <text:p>110</text:p>
          </table:table-cell>
          <table:table-cell table:formula="of:=IF([.C159]=0; CONCATENATE([.B159];RIGHT([.B159];3)); CONCATENATE([.B159];[.E159]))" office:value-type="string" office:string-value="10011110110" calcext:value-type="string">
            <text:p>10011110110</text:p>
          </table:table-cell>
          <table:table-cell table:formula="of:=DECIMAL([.F159];2)" office:value-type="float" office:value="1270" calcext:value-type="float">
            <text:p>127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0];2)" office:value-type="string" office:string-value="10011111" calcext:value-type="string">
            <text:p>10011111</text:p>
          </table:table-cell>
          <table:table-cell table:formula="of:=MOD([.A160];3)" office:value-type="float" office:value="0" calcext:value-type="float">
            <text:p>0</text:p>
          </table:table-cell>
          <table:table-cell table:formula="of:=[.C160]*3" office:value-type="float" office:value="0" calcext:value-type="float">
            <text:p>0</text:p>
          </table:table-cell>
          <table:table-cell table:formula="of:=BASE([.D160];2)" office:value-type="string" office:string-value="0" calcext:value-type="string">
            <text:p>0</text:p>
          </table:table-cell>
          <table:table-cell table:formula="of:=IF([.C160]=0; CONCATENATE([.B160];RIGHT([.B160];3)); CONCATENATE([.B160];[.E160]))" office:value-type="string" office:string-value="10011111111" calcext:value-type="string">
            <text:p>10011111111</text:p>
          </table:table-cell>
          <table:table-cell table:formula="of:=DECIMAL([.F160];2)" office:value-type="float" office:value="1279" calcext:value-type="float">
            <text:p>127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1];2)" office:value-type="string" office:string-value="10100000" calcext:value-type="string">
            <text:p>10100000</text:p>
          </table:table-cell>
          <table:table-cell table:formula="of:=MOD([.A161];3)" office:value-type="float" office:value="1" calcext:value-type="float">
            <text:p>1</text:p>
          </table:table-cell>
          <table:table-cell table:formula="of:=[.C161]*3" office:value-type="float" office:value="3" calcext:value-type="float">
            <text:p>3</text:p>
          </table:table-cell>
          <table:table-cell table:formula="of:=BASE([.D161];2)" office:value-type="string" office:string-value="11" calcext:value-type="string">
            <text:p>11</text:p>
          </table:table-cell>
          <table:table-cell table:formula="of:=IF([.C161]=0; CONCATENATE([.B161];RIGHT([.B161];3)); CONCATENATE([.B161];[.E161]))" office:value-type="string" office:string-value="1010000011" calcext:value-type="string">
            <text:p>1010000011</text:p>
          </table:table-cell>
          <table:table-cell table:formula="of:=DECIMAL([.F161];2)" office:value-type="float" office:value="643" calcext:value-type="float">
            <text:p>643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2];2)" office:value-type="string" office:string-value="10100001" calcext:value-type="string">
            <text:p>10100001</text:p>
          </table:table-cell>
          <table:table-cell table:formula="of:=MOD([.A162];3)" office:value-type="float" office:value="2" calcext:value-type="float">
            <text:p>2</text:p>
          </table:table-cell>
          <table:table-cell table:formula="of:=[.C162]*3" office:value-type="float" office:value="6" calcext:value-type="float">
            <text:p>6</text:p>
          </table:table-cell>
          <table:table-cell table:formula="of:=BASE([.D162];2)" office:value-type="string" office:string-value="110" calcext:value-type="string">
            <text:p>110</text:p>
          </table:table-cell>
          <table:table-cell table:formula="of:=IF([.C162]=0; CONCATENATE([.B162];RIGHT([.B162];3)); CONCATENATE([.B162];[.E162]))" office:value-type="string" office:string-value="10100001110" calcext:value-type="string">
            <text:p>10100001110</text:p>
          </table:table-cell>
          <table:table-cell table:formula="of:=DECIMAL([.F162];2)" office:value-type="float" office:value="1294" calcext:value-type="float">
            <text:p>129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3];2)" office:value-type="string" office:string-value="10100010" calcext:value-type="string">
            <text:p>10100010</text:p>
          </table:table-cell>
          <table:table-cell table:formula="of:=MOD([.A163];3)" office:value-type="float" office:value="0" calcext:value-type="float">
            <text:p>0</text:p>
          </table:table-cell>
          <table:table-cell table:formula="of:=[.C163]*3" office:value-type="float" office:value="0" calcext:value-type="float">
            <text:p>0</text:p>
          </table:table-cell>
          <table:table-cell table:formula="of:=BASE([.D163];2)" office:value-type="string" office:string-value="0" calcext:value-type="string">
            <text:p>0</text:p>
          </table:table-cell>
          <table:table-cell table:formula="of:=IF([.C163]=0; CONCATENATE([.B163];RIGHT([.B163];3)); CONCATENATE([.B163];[.E163]))" office:value-type="string" office:string-value="10100010010" calcext:value-type="string">
            <text:p>10100010010</text:p>
          </table:table-cell>
          <table:table-cell table:formula="of:=DECIMAL([.F163];2)" office:value-type="float" office:value="1298" calcext:value-type="float">
            <text:p>129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4];2)" office:value-type="string" office:string-value="10100011" calcext:value-type="string">
            <text:p>10100011</text:p>
          </table:table-cell>
          <table:table-cell table:formula="of:=MOD([.A164];3)" office:value-type="float" office:value="1" calcext:value-type="float">
            <text:p>1</text:p>
          </table:table-cell>
          <table:table-cell table:formula="of:=[.C164]*3" office:value-type="float" office:value="3" calcext:value-type="float">
            <text:p>3</text:p>
          </table:table-cell>
          <table:table-cell table:formula="of:=BASE([.D164];2)" office:value-type="string" office:string-value="11" calcext:value-type="string">
            <text:p>11</text:p>
          </table:table-cell>
          <table:table-cell table:formula="of:=IF([.C164]=0; CONCATENATE([.B164];RIGHT([.B164];3)); CONCATENATE([.B164];[.E164]))" office:value-type="string" office:string-value="1010001111" calcext:value-type="string">
            <text:p>1010001111</text:p>
          </table:table-cell>
          <table:table-cell table:formula="of:=DECIMAL([.F164];2)" office:value-type="float" office:value="655" calcext:value-type="float">
            <text:p>65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5];2)" office:value-type="string" office:string-value="10100100" calcext:value-type="string">
            <text:p>10100100</text:p>
          </table:table-cell>
          <table:table-cell table:formula="of:=MOD([.A165];3)" office:value-type="float" office:value="2" calcext:value-type="float">
            <text:p>2</text:p>
          </table:table-cell>
          <table:table-cell table:formula="of:=[.C165]*3" office:value-type="float" office:value="6" calcext:value-type="float">
            <text:p>6</text:p>
          </table:table-cell>
          <table:table-cell table:formula="of:=BASE([.D165];2)" office:value-type="string" office:string-value="110" calcext:value-type="string">
            <text:p>110</text:p>
          </table:table-cell>
          <table:table-cell table:formula="of:=IF([.C165]=0; CONCATENATE([.B165];RIGHT([.B165];3)); CONCATENATE([.B165];[.E165]))" office:value-type="string" office:string-value="10100100110" calcext:value-type="string">
            <text:p>10100100110</text:p>
          </table:table-cell>
          <table:table-cell table:formula="of:=DECIMAL([.F165];2)" office:value-type="float" office:value="1318" calcext:value-type="float">
            <text:p>131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6];2)" office:value-type="string" office:string-value="10100101" calcext:value-type="string">
            <text:p>10100101</text:p>
          </table:table-cell>
          <table:table-cell table:formula="of:=MOD([.A166];3)" office:value-type="float" office:value="0" calcext:value-type="float">
            <text:p>0</text:p>
          </table:table-cell>
          <table:table-cell table:formula="of:=[.C166]*3" office:value-type="float" office:value="0" calcext:value-type="float">
            <text:p>0</text:p>
          </table:table-cell>
          <table:table-cell table:formula="of:=BASE([.D166];2)" office:value-type="string" office:string-value="0" calcext:value-type="string">
            <text:p>0</text:p>
          </table:table-cell>
          <table:table-cell table:formula="of:=IF([.C166]=0; CONCATENATE([.B166];RIGHT([.B166];3)); CONCATENATE([.B166];[.E166]))" office:value-type="string" office:string-value="10100101101" calcext:value-type="string">
            <text:p>10100101101</text:p>
          </table:table-cell>
          <table:table-cell table:formula="of:=DECIMAL([.F166];2)" office:value-type="float" office:value="1325" calcext:value-type="float">
            <text:p>132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7];2)" office:value-type="string" office:string-value="10100110" calcext:value-type="string">
            <text:p>10100110</text:p>
          </table:table-cell>
          <table:table-cell table:formula="of:=MOD([.A167];3)" office:value-type="float" office:value="1" calcext:value-type="float">
            <text:p>1</text:p>
          </table:table-cell>
          <table:table-cell table:formula="of:=[.C167]*3" office:value-type="float" office:value="3" calcext:value-type="float">
            <text:p>3</text:p>
          </table:table-cell>
          <table:table-cell table:formula="of:=BASE([.D167];2)" office:value-type="string" office:string-value="11" calcext:value-type="string">
            <text:p>11</text:p>
          </table:table-cell>
          <table:table-cell table:formula="of:=IF([.C167]=0; CONCATENATE([.B167];RIGHT([.B167];3)); CONCATENATE([.B167];[.E167]))" office:value-type="string" office:string-value="1010011011" calcext:value-type="string">
            <text:p>1010011011</text:p>
          </table:table-cell>
          <table:table-cell table:formula="of:=DECIMAL([.F167];2)" office:value-type="float" office:value="667" calcext:value-type="float">
            <text:p>667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8];2)" office:value-type="string" office:string-value="10100111" calcext:value-type="string">
            <text:p>10100111</text:p>
          </table:table-cell>
          <table:table-cell table:formula="of:=MOD([.A168];3)" office:value-type="float" office:value="2" calcext:value-type="float">
            <text:p>2</text:p>
          </table:table-cell>
          <table:table-cell table:formula="of:=[.C168]*3" office:value-type="float" office:value="6" calcext:value-type="float">
            <text:p>6</text:p>
          </table:table-cell>
          <table:table-cell table:formula="of:=BASE([.D168];2)" office:value-type="string" office:string-value="110" calcext:value-type="string">
            <text:p>110</text:p>
          </table:table-cell>
          <table:table-cell table:formula="of:=IF([.C168]=0; CONCATENATE([.B168];RIGHT([.B168];3)); CONCATENATE([.B168];[.E168]))" office:value-type="string" office:string-value="10100111110" calcext:value-type="string">
            <text:p>10100111110</text:p>
          </table:table-cell>
          <table:table-cell table:formula="of:=DECIMAL([.F168];2)" office:value-type="float" office:value="1342" calcext:value-type="float">
            <text:p>134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69];2)" office:value-type="string" office:string-value="10101000" calcext:value-type="string">
            <text:p>10101000</text:p>
          </table:table-cell>
          <table:table-cell table:formula="of:=MOD([.A169];3)" office:value-type="float" office:value="0" calcext:value-type="float">
            <text:p>0</text:p>
          </table:table-cell>
          <table:table-cell table:formula="of:=[.C169]*3" office:value-type="float" office:value="0" calcext:value-type="float">
            <text:p>0</text:p>
          </table:table-cell>
          <table:table-cell table:formula="of:=BASE([.D169];2)" office:value-type="string" office:string-value="0" calcext:value-type="string">
            <text:p>0</text:p>
          </table:table-cell>
          <table:table-cell table:formula="of:=IF([.C169]=0; CONCATENATE([.B169];RIGHT([.B169];3)); CONCATENATE([.B169];[.E169]))" office:value-type="string" office:string-value="10101000000" calcext:value-type="string">
            <text:p>10101000000</text:p>
          </table:table-cell>
          <table:table-cell table:formula="of:=DECIMAL([.F169];2)" office:value-type="float" office:value="1344" calcext:value-type="float">
            <text:p>134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0];2)" office:value-type="string" office:string-value="10101001" calcext:value-type="string">
            <text:p>10101001</text:p>
          </table:table-cell>
          <table:table-cell table:formula="of:=MOD([.A170];3)" office:value-type="float" office:value="1" calcext:value-type="float">
            <text:p>1</text:p>
          </table:table-cell>
          <table:table-cell table:formula="of:=[.C170]*3" office:value-type="float" office:value="3" calcext:value-type="float">
            <text:p>3</text:p>
          </table:table-cell>
          <table:table-cell table:formula="of:=BASE([.D170];2)" office:value-type="string" office:string-value="11" calcext:value-type="string">
            <text:p>11</text:p>
          </table:table-cell>
          <table:table-cell table:formula="of:=IF([.C170]=0; CONCATENATE([.B170];RIGHT([.B170];3)); CONCATENATE([.B170];[.E170]))" office:value-type="string" office:string-value="1010100111" calcext:value-type="string">
            <text:p>1010100111</text:p>
          </table:table-cell>
          <table:table-cell table:formula="of:=DECIMAL([.F170];2)" office:value-type="float" office:value="679" calcext:value-type="float">
            <text:p>67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1];2)" office:value-type="string" office:string-value="10101010" calcext:value-type="string">
            <text:p>10101010</text:p>
          </table:table-cell>
          <table:table-cell table:formula="of:=MOD([.A171];3)" office:value-type="float" office:value="2" calcext:value-type="float">
            <text:p>2</text:p>
          </table:table-cell>
          <table:table-cell table:formula="of:=[.C171]*3" office:value-type="float" office:value="6" calcext:value-type="float">
            <text:p>6</text:p>
          </table:table-cell>
          <table:table-cell table:formula="of:=BASE([.D171];2)" office:value-type="string" office:string-value="110" calcext:value-type="string">
            <text:p>110</text:p>
          </table:table-cell>
          <table:table-cell table:formula="of:=IF([.C171]=0; CONCATENATE([.B171];RIGHT([.B171];3)); CONCATENATE([.B171];[.E171]))" office:value-type="string" office:string-value="10101010110" calcext:value-type="string">
            <text:p>10101010110</text:p>
          </table:table-cell>
          <table:table-cell table:formula="of:=DECIMAL([.F171];2)" office:value-type="float" office:value="1366" calcext:value-type="float">
            <text:p>1366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2];2)" office:value-type="string" office:string-value="10101011" calcext:value-type="string">
            <text:p>10101011</text:p>
          </table:table-cell>
          <table:table-cell table:formula="of:=MOD([.A172];3)" office:value-type="float" office:value="0" calcext:value-type="float">
            <text:p>0</text:p>
          </table:table-cell>
          <table:table-cell table:formula="of:=[.C172]*3" office:value-type="float" office:value="0" calcext:value-type="float">
            <text:p>0</text:p>
          </table:table-cell>
          <table:table-cell table:formula="of:=BASE([.D172];2)" office:value-type="string" office:string-value="0" calcext:value-type="string">
            <text:p>0</text:p>
          </table:table-cell>
          <table:table-cell table:formula="of:=IF([.C172]=0; CONCATENATE([.B172];RIGHT([.B172];3)); CONCATENATE([.B172];[.E172]))" office:value-type="string" office:string-value="10101011011" calcext:value-type="string">
            <text:p>10101011011</text:p>
          </table:table-cell>
          <table:table-cell table:formula="of:=DECIMAL([.F172];2)" office:value-type="float" office:value="1371" calcext:value-type="float">
            <text:p>137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3];2)" office:value-type="string" office:string-value="10101100" calcext:value-type="string">
            <text:p>10101100</text:p>
          </table:table-cell>
          <table:table-cell table:formula="of:=MOD([.A173];3)" office:value-type="float" office:value="1" calcext:value-type="float">
            <text:p>1</text:p>
          </table:table-cell>
          <table:table-cell table:formula="of:=[.C173]*3" office:value-type="float" office:value="3" calcext:value-type="float">
            <text:p>3</text:p>
          </table:table-cell>
          <table:table-cell table:formula="of:=BASE([.D173];2)" office:value-type="string" office:string-value="11" calcext:value-type="string">
            <text:p>11</text:p>
          </table:table-cell>
          <table:table-cell table:formula="of:=IF([.C173]=0; CONCATENATE([.B173];RIGHT([.B173];3)); CONCATENATE([.B173];[.E173]))" office:value-type="string" office:string-value="1010110011" calcext:value-type="string">
            <text:p>1010110011</text:p>
          </table:table-cell>
          <table:table-cell table:formula="of:=DECIMAL([.F173];2)" office:value-type="float" office:value="691" calcext:value-type="float">
            <text:p>69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4];2)" office:value-type="string" office:string-value="10101101" calcext:value-type="string">
            <text:p>10101101</text:p>
          </table:table-cell>
          <table:table-cell table:formula="of:=MOD([.A174];3)" office:value-type="float" office:value="2" calcext:value-type="float">
            <text:p>2</text:p>
          </table:table-cell>
          <table:table-cell table:formula="of:=[.C174]*3" office:value-type="float" office:value="6" calcext:value-type="float">
            <text:p>6</text:p>
          </table:table-cell>
          <table:table-cell table:formula="of:=BASE([.D174];2)" office:value-type="string" office:string-value="110" calcext:value-type="string">
            <text:p>110</text:p>
          </table:table-cell>
          <table:table-cell table:formula="of:=IF([.C174]=0; CONCATENATE([.B174];RIGHT([.B174];3)); CONCATENATE([.B174];[.E174]))" office:value-type="string" office:string-value="10101101110" calcext:value-type="string">
            <text:p>10101101110</text:p>
          </table:table-cell>
          <table:table-cell table:formula="of:=DECIMAL([.F174];2)" office:value-type="float" office:value="1390" calcext:value-type="float">
            <text:p>139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5];2)" office:value-type="string" office:string-value="10101110" calcext:value-type="string">
            <text:p>10101110</text:p>
          </table:table-cell>
          <table:table-cell table:formula="of:=MOD([.A175];3)" office:value-type="float" office:value="0" calcext:value-type="float">
            <text:p>0</text:p>
          </table:table-cell>
          <table:table-cell table:formula="of:=[.C175]*3" office:value-type="float" office:value="0" calcext:value-type="float">
            <text:p>0</text:p>
          </table:table-cell>
          <table:table-cell table:formula="of:=BASE([.D175];2)" office:value-type="string" office:string-value="0" calcext:value-type="string">
            <text:p>0</text:p>
          </table:table-cell>
          <table:table-cell table:formula="of:=IF([.C175]=0; CONCATENATE([.B175];RIGHT([.B175];3)); CONCATENATE([.B175];[.E175]))" office:value-type="string" office:string-value="10101110110" calcext:value-type="string">
            <text:p>10101110110</text:p>
          </table:table-cell>
          <table:table-cell table:formula="of:=DECIMAL([.F175];2)" office:value-type="float" office:value="1398" calcext:value-type="float">
            <text:p>139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6];2)" office:value-type="string" office:string-value="10101111" calcext:value-type="string">
            <text:p>10101111</text:p>
          </table:table-cell>
          <table:table-cell table:formula="of:=MOD([.A176];3)" office:value-type="float" office:value="1" calcext:value-type="float">
            <text:p>1</text:p>
          </table:table-cell>
          <table:table-cell table:formula="of:=[.C176]*3" office:value-type="float" office:value="3" calcext:value-type="float">
            <text:p>3</text:p>
          </table:table-cell>
          <table:table-cell table:formula="of:=BASE([.D176];2)" office:value-type="string" office:string-value="11" calcext:value-type="string">
            <text:p>11</text:p>
          </table:table-cell>
          <table:table-cell table:formula="of:=IF([.C176]=0; CONCATENATE([.B176];RIGHT([.B176];3)); CONCATENATE([.B176];[.E176]))" office:value-type="string" office:string-value="1010111111" calcext:value-type="string">
            <text:p>1010111111</text:p>
          </table:table-cell>
          <table:table-cell table:formula="of:=DECIMAL([.F176];2)" office:value-type="float" office:value="703" calcext:value-type="float">
            <text:p>703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7];2)" office:value-type="string" office:string-value="10110000" calcext:value-type="string">
            <text:p>10110000</text:p>
          </table:table-cell>
          <table:table-cell table:formula="of:=MOD([.A177];3)" office:value-type="float" office:value="2" calcext:value-type="float">
            <text:p>2</text:p>
          </table:table-cell>
          <table:table-cell table:formula="of:=[.C177]*3" office:value-type="float" office:value="6" calcext:value-type="float">
            <text:p>6</text:p>
          </table:table-cell>
          <table:table-cell table:formula="of:=BASE([.D177];2)" office:value-type="string" office:string-value="110" calcext:value-type="string">
            <text:p>110</text:p>
          </table:table-cell>
          <table:table-cell table:formula="of:=IF([.C177]=0; CONCATENATE([.B177];RIGHT([.B177];3)); CONCATENATE([.B177];[.E177]))" office:value-type="string" office:string-value="10110000110" calcext:value-type="string">
            <text:p>10110000110</text:p>
          </table:table-cell>
          <table:table-cell table:formula="of:=DECIMAL([.F177];2)" office:value-type="float" office:value="1414" calcext:value-type="float">
            <text:p>141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8];2)" office:value-type="string" office:string-value="10110001" calcext:value-type="string">
            <text:p>10110001</text:p>
          </table:table-cell>
          <table:table-cell table:formula="of:=MOD([.A178];3)" office:value-type="float" office:value="0" calcext:value-type="float">
            <text:p>0</text:p>
          </table:table-cell>
          <table:table-cell table:formula="of:=[.C178]*3" office:value-type="float" office:value="0" calcext:value-type="float">
            <text:p>0</text:p>
          </table:table-cell>
          <table:table-cell table:formula="of:=BASE([.D178];2)" office:value-type="string" office:string-value="0" calcext:value-type="string">
            <text:p>0</text:p>
          </table:table-cell>
          <table:table-cell table:formula="of:=IF([.C178]=0; CONCATENATE([.B178];RIGHT([.B178];3)); CONCATENATE([.B178];[.E178]))" office:value-type="string" office:string-value="10110001001" calcext:value-type="string">
            <text:p>10110001001</text:p>
          </table:table-cell>
          <table:table-cell table:formula="of:=DECIMAL([.F178];2)" office:value-type="float" office:value="1417" calcext:value-type="float">
            <text:p>1417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79];2)" office:value-type="string" office:string-value="10110010" calcext:value-type="string">
            <text:p>10110010</text:p>
          </table:table-cell>
          <table:table-cell table:formula="of:=MOD([.A179];3)" office:value-type="float" office:value="1" calcext:value-type="float">
            <text:p>1</text:p>
          </table:table-cell>
          <table:table-cell table:formula="of:=[.C179]*3" office:value-type="float" office:value="3" calcext:value-type="float">
            <text:p>3</text:p>
          </table:table-cell>
          <table:table-cell table:formula="of:=BASE([.D179];2)" office:value-type="string" office:string-value="11" calcext:value-type="string">
            <text:p>11</text:p>
          </table:table-cell>
          <table:table-cell table:formula="of:=IF([.C179]=0; CONCATENATE([.B179];RIGHT([.B179];3)); CONCATENATE([.B179];[.E179]))" office:value-type="string" office:string-value="1011001011" calcext:value-type="string">
            <text:p>1011001011</text:p>
          </table:table-cell>
          <table:table-cell table:formula="of:=DECIMAL([.F179];2)" office:value-type="float" office:value="715" calcext:value-type="float">
            <text:p>71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0];2)" office:value-type="string" office:string-value="10110011" calcext:value-type="string">
            <text:p>10110011</text:p>
          </table:table-cell>
          <table:table-cell table:formula="of:=MOD([.A180];3)" office:value-type="float" office:value="2" calcext:value-type="float">
            <text:p>2</text:p>
          </table:table-cell>
          <table:table-cell table:formula="of:=[.C180]*3" office:value-type="float" office:value="6" calcext:value-type="float">
            <text:p>6</text:p>
          </table:table-cell>
          <table:table-cell table:formula="of:=BASE([.D180];2)" office:value-type="string" office:string-value="110" calcext:value-type="string">
            <text:p>110</text:p>
          </table:table-cell>
          <table:table-cell table:formula="of:=IF([.C180]=0; CONCATENATE([.B180];RIGHT([.B180];3)); CONCATENATE([.B180];[.E180]))" office:value-type="string" office:string-value="10110011110" calcext:value-type="string">
            <text:p>10110011110</text:p>
          </table:table-cell>
          <table:table-cell table:formula="of:=DECIMAL([.F180];2)" office:value-type="float" office:value="1438" calcext:value-type="float">
            <text:p>143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1];2)" office:value-type="string" office:string-value="10110100" calcext:value-type="string">
            <text:p>10110100</text:p>
          </table:table-cell>
          <table:table-cell table:formula="of:=MOD([.A181];3)" office:value-type="float" office:value="0" calcext:value-type="float">
            <text:p>0</text:p>
          </table:table-cell>
          <table:table-cell table:formula="of:=[.C181]*3" office:value-type="float" office:value="0" calcext:value-type="float">
            <text:p>0</text:p>
          </table:table-cell>
          <table:table-cell table:formula="of:=BASE([.D181];2)" office:value-type="string" office:string-value="0" calcext:value-type="string">
            <text:p>0</text:p>
          </table:table-cell>
          <table:table-cell table:formula="of:=IF([.C181]=0; CONCATENATE([.B181];RIGHT([.B181];3)); CONCATENATE([.B181];[.E181]))" office:value-type="string" office:string-value="10110100100" calcext:value-type="string">
            <text:p>10110100100</text:p>
          </table:table-cell>
          <table:table-cell table:formula="of:=DECIMAL([.F181];2)" office:value-type="float" office:value="1444" calcext:value-type="float">
            <text:p>144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2];2)" office:value-type="string" office:string-value="10110101" calcext:value-type="string">
            <text:p>10110101</text:p>
          </table:table-cell>
          <table:table-cell table:formula="of:=MOD([.A182];3)" office:value-type="float" office:value="1" calcext:value-type="float">
            <text:p>1</text:p>
          </table:table-cell>
          <table:table-cell table:formula="of:=[.C182]*3" office:value-type="float" office:value="3" calcext:value-type="float">
            <text:p>3</text:p>
          </table:table-cell>
          <table:table-cell table:formula="of:=BASE([.D182];2)" office:value-type="string" office:string-value="11" calcext:value-type="string">
            <text:p>11</text:p>
          </table:table-cell>
          <table:table-cell table:formula="of:=IF([.C182]=0; CONCATENATE([.B182];RIGHT([.B182];3)); CONCATENATE([.B182];[.E182]))" office:value-type="string" office:string-value="1011010111" calcext:value-type="string">
            <text:p>1011010111</text:p>
          </table:table-cell>
          <table:table-cell table:formula="of:=DECIMAL([.F182];2)" office:value-type="float" office:value="727" calcext:value-type="float">
            <text:p>727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3];2)" office:value-type="string" office:string-value="10110110" calcext:value-type="string">
            <text:p>10110110</text:p>
          </table:table-cell>
          <table:table-cell table:formula="of:=MOD([.A183];3)" office:value-type="float" office:value="2" calcext:value-type="float">
            <text:p>2</text:p>
          </table:table-cell>
          <table:table-cell table:formula="of:=[.C183]*3" office:value-type="float" office:value="6" calcext:value-type="float">
            <text:p>6</text:p>
          </table:table-cell>
          <table:table-cell table:formula="of:=BASE([.D183];2)" office:value-type="string" office:string-value="110" calcext:value-type="string">
            <text:p>110</text:p>
          </table:table-cell>
          <table:table-cell table:formula="of:=IF([.C183]=0; CONCATENATE([.B183];RIGHT([.B183];3)); CONCATENATE([.B183];[.E183]))" office:value-type="string" office:string-value="10110110110" calcext:value-type="string">
            <text:p>10110110110</text:p>
          </table:table-cell>
          <table:table-cell table:formula="of:=DECIMAL([.F183];2)" office:value-type="float" office:value="1462" calcext:value-type="float">
            <text:p>146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4];2)" office:value-type="string" office:string-value="10110111" calcext:value-type="string">
            <text:p>10110111</text:p>
          </table:table-cell>
          <table:table-cell table:formula="of:=MOD([.A184];3)" office:value-type="float" office:value="0" calcext:value-type="float">
            <text:p>0</text:p>
          </table:table-cell>
          <table:table-cell table:formula="of:=[.C184]*3" office:value-type="float" office:value="0" calcext:value-type="float">
            <text:p>0</text:p>
          </table:table-cell>
          <table:table-cell table:formula="of:=BASE([.D184];2)" office:value-type="string" office:string-value="0" calcext:value-type="string">
            <text:p>0</text:p>
          </table:table-cell>
          <table:table-cell table:formula="of:=IF([.C184]=0; CONCATENATE([.B184];RIGHT([.B184];3)); CONCATENATE([.B184];[.E184]))" office:value-type="string" office:string-value="10110111111" calcext:value-type="string">
            <text:p>10110111111</text:p>
          </table:table-cell>
          <table:table-cell table:formula="of:=DECIMAL([.F184];2)" office:value-type="float" office:value="1471" calcext:value-type="float">
            <text:p>147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5];2)" office:value-type="string" office:string-value="10111000" calcext:value-type="string">
            <text:p>10111000</text:p>
          </table:table-cell>
          <table:table-cell table:formula="of:=MOD([.A185];3)" office:value-type="float" office:value="1" calcext:value-type="float">
            <text:p>1</text:p>
          </table:table-cell>
          <table:table-cell table:formula="of:=[.C185]*3" office:value-type="float" office:value="3" calcext:value-type="float">
            <text:p>3</text:p>
          </table:table-cell>
          <table:table-cell table:formula="of:=BASE([.D185];2)" office:value-type="string" office:string-value="11" calcext:value-type="string">
            <text:p>11</text:p>
          </table:table-cell>
          <table:table-cell table:formula="of:=IF([.C185]=0; CONCATENATE([.B185];RIGHT([.B185];3)); CONCATENATE([.B185];[.E185]))" office:value-type="string" office:string-value="1011100011" calcext:value-type="string">
            <text:p>1011100011</text:p>
          </table:table-cell>
          <table:table-cell table:formula="of:=DECIMAL([.F185];2)" office:value-type="float" office:value="739" calcext:value-type="float">
            <text:p>73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6];2)" office:value-type="string" office:string-value="10111001" calcext:value-type="string">
            <text:p>10111001</text:p>
          </table:table-cell>
          <table:table-cell table:formula="of:=MOD([.A186];3)" office:value-type="float" office:value="2" calcext:value-type="float">
            <text:p>2</text:p>
          </table:table-cell>
          <table:table-cell table:formula="of:=[.C186]*3" office:value-type="float" office:value="6" calcext:value-type="float">
            <text:p>6</text:p>
          </table:table-cell>
          <table:table-cell table:formula="of:=BASE([.D186];2)" office:value-type="string" office:string-value="110" calcext:value-type="string">
            <text:p>110</text:p>
          </table:table-cell>
          <table:table-cell table:formula="of:=IF([.C186]=0; CONCATENATE([.B186];RIGHT([.B186];3)); CONCATENATE([.B186];[.E186]))" office:value-type="string" office:string-value="10111001110" calcext:value-type="string">
            <text:p>10111001110</text:p>
          </table:table-cell>
          <table:table-cell table:formula="of:=DECIMAL([.F186];2)" office:value-type="float" office:value="1486" calcext:value-type="float">
            <text:p>1486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7];2)" office:value-type="string" office:string-value="10111010" calcext:value-type="string">
            <text:p>10111010</text:p>
          </table:table-cell>
          <table:table-cell table:formula="of:=MOD([.A187];3)" office:value-type="float" office:value="0" calcext:value-type="float">
            <text:p>0</text:p>
          </table:table-cell>
          <table:table-cell table:formula="of:=[.C187]*3" office:value-type="float" office:value="0" calcext:value-type="float">
            <text:p>0</text:p>
          </table:table-cell>
          <table:table-cell table:formula="of:=BASE([.D187];2)" office:value-type="string" office:string-value="0" calcext:value-type="string">
            <text:p>0</text:p>
          </table:table-cell>
          <table:table-cell table:formula="of:=IF([.C187]=0; CONCATENATE([.B187];RIGHT([.B187];3)); CONCATENATE([.B187];[.E187]))" office:value-type="string" office:string-value="10111010010" calcext:value-type="string">
            <text:p>10111010010</text:p>
          </table:table-cell>
          <table:table-cell table:formula="of:=DECIMAL([.F187];2)" office:value-type="float" office:value="1490" calcext:value-type="float">
            <text:p>149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8];2)" office:value-type="string" office:string-value="10111011" calcext:value-type="string">
            <text:p>10111011</text:p>
          </table:table-cell>
          <table:table-cell table:formula="of:=MOD([.A188];3)" office:value-type="float" office:value="1" calcext:value-type="float">
            <text:p>1</text:p>
          </table:table-cell>
          <table:table-cell table:formula="of:=[.C188]*3" office:value-type="float" office:value="3" calcext:value-type="float">
            <text:p>3</text:p>
          </table:table-cell>
          <table:table-cell table:formula="of:=BASE([.D188];2)" office:value-type="string" office:string-value="11" calcext:value-type="string">
            <text:p>11</text:p>
          </table:table-cell>
          <table:table-cell table:formula="of:=IF([.C188]=0; CONCATENATE([.B188];RIGHT([.B188];3)); CONCATENATE([.B188];[.E188]))" office:value-type="string" office:string-value="1011101111" calcext:value-type="string">
            <text:p>1011101111</text:p>
          </table:table-cell>
          <table:table-cell table:formula="of:=DECIMAL([.F188];2)" office:value-type="float" office:value="751" calcext:value-type="float">
            <text:p>75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89];2)" office:value-type="string" office:string-value="10111100" calcext:value-type="string">
            <text:p>10111100</text:p>
          </table:table-cell>
          <table:table-cell table:formula="of:=MOD([.A189];3)" office:value-type="float" office:value="2" calcext:value-type="float">
            <text:p>2</text:p>
          </table:table-cell>
          <table:table-cell table:formula="of:=[.C189]*3" office:value-type="float" office:value="6" calcext:value-type="float">
            <text:p>6</text:p>
          </table:table-cell>
          <table:table-cell table:formula="of:=BASE([.D189];2)" office:value-type="string" office:string-value="110" calcext:value-type="string">
            <text:p>110</text:p>
          </table:table-cell>
          <table:table-cell table:formula="of:=IF([.C189]=0; CONCATENATE([.B189];RIGHT([.B189];3)); CONCATENATE([.B189];[.E189]))" office:value-type="string" office:string-value="10111100110" calcext:value-type="string">
            <text:p>10111100110</text:p>
          </table:table-cell>
          <table:table-cell table:formula="of:=DECIMAL([.F189];2)" office:value-type="float" office:value="1510" calcext:value-type="float">
            <text:p>151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0];2)" office:value-type="string" office:string-value="10111101" calcext:value-type="string">
            <text:p>10111101</text:p>
          </table:table-cell>
          <table:table-cell table:formula="of:=MOD([.A190];3)" office:value-type="float" office:value="0" calcext:value-type="float">
            <text:p>0</text:p>
          </table:table-cell>
          <table:table-cell table:formula="of:=[.C190]*3" office:value-type="float" office:value="0" calcext:value-type="float">
            <text:p>0</text:p>
          </table:table-cell>
          <table:table-cell table:formula="of:=BASE([.D190];2)" office:value-type="string" office:string-value="0" calcext:value-type="string">
            <text:p>0</text:p>
          </table:table-cell>
          <table:table-cell table:formula="of:=IF([.C190]=0; CONCATENATE([.B190];RIGHT([.B190];3)); CONCATENATE([.B190];[.E190]))" office:value-type="string" office:string-value="10111101101" calcext:value-type="string">
            <text:p>10111101101</text:p>
          </table:table-cell>
          <table:table-cell table:formula="of:=DECIMAL([.F190];2)" office:value-type="float" office:value="1517" calcext:value-type="float">
            <text:p>1517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1];2)" office:value-type="string" office:string-value="10111110" calcext:value-type="string">
            <text:p>10111110</text:p>
          </table:table-cell>
          <table:table-cell table:formula="of:=MOD([.A191];3)" office:value-type="float" office:value="1" calcext:value-type="float">
            <text:p>1</text:p>
          </table:table-cell>
          <table:table-cell table:formula="of:=[.C191]*3" office:value-type="float" office:value="3" calcext:value-type="float">
            <text:p>3</text:p>
          </table:table-cell>
          <table:table-cell table:formula="of:=BASE([.D191];2)" office:value-type="string" office:string-value="11" calcext:value-type="string">
            <text:p>11</text:p>
          </table:table-cell>
          <table:table-cell table:formula="of:=IF([.C191]=0; CONCATENATE([.B191];RIGHT([.B191];3)); CONCATENATE([.B191];[.E191]))" office:value-type="string" office:string-value="1011111011" calcext:value-type="string">
            <text:p>1011111011</text:p>
          </table:table-cell>
          <table:table-cell table:formula="of:=DECIMAL([.F191];2)" office:value-type="float" office:value="763" calcext:value-type="float">
            <text:p>763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2];2)" office:value-type="string" office:string-value="10111111" calcext:value-type="string">
            <text:p>10111111</text:p>
          </table:table-cell>
          <table:table-cell table:formula="of:=MOD([.A192];3)" office:value-type="float" office:value="2" calcext:value-type="float">
            <text:p>2</text:p>
          </table:table-cell>
          <table:table-cell table:formula="of:=[.C192]*3" office:value-type="float" office:value="6" calcext:value-type="float">
            <text:p>6</text:p>
          </table:table-cell>
          <table:table-cell table:formula="of:=BASE([.D192];2)" office:value-type="string" office:string-value="110" calcext:value-type="string">
            <text:p>110</text:p>
          </table:table-cell>
          <table:table-cell table:formula="of:=IF([.C192]=0; CONCATENATE([.B192];RIGHT([.B192];3)); CONCATENATE([.B192];[.E192]))" office:value-type="string" office:string-value="10111111110" calcext:value-type="string">
            <text:p>10111111110</text:p>
          </table:table-cell>
          <table:table-cell table:formula="of:=DECIMAL([.F192];2)" office:value-type="float" office:value="1534" calcext:value-type="float">
            <text:p>153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3];2)" office:value-type="string" office:string-value="11000000" calcext:value-type="string">
            <text:p>11000000</text:p>
          </table:table-cell>
          <table:table-cell table:formula="of:=MOD([.A193];3)" office:value-type="float" office:value="0" calcext:value-type="float">
            <text:p>0</text:p>
          </table:table-cell>
          <table:table-cell table:formula="of:=[.C193]*3" office:value-type="float" office:value="0" calcext:value-type="float">
            <text:p>0</text:p>
          </table:table-cell>
          <table:table-cell table:formula="of:=BASE([.D193];2)" office:value-type="string" office:string-value="0" calcext:value-type="string">
            <text:p>0</text:p>
          </table:table-cell>
          <table:table-cell table:formula="of:=IF([.C193]=0; CONCATENATE([.B193];RIGHT([.B193];3)); CONCATENATE([.B193];[.E193]))" office:value-type="string" office:string-value="11000000000" calcext:value-type="string">
            <text:p>11000000000</text:p>
          </table:table-cell>
          <table:table-cell table:formula="of:=DECIMAL([.F193];2)" office:value-type="float" office:value="1536" calcext:value-type="float">
            <text:p>1536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4];2)" office:value-type="string" office:string-value="11000001" calcext:value-type="string">
            <text:p>11000001</text:p>
          </table:table-cell>
          <table:table-cell table:formula="of:=MOD([.A194];3)" office:value-type="float" office:value="1" calcext:value-type="float">
            <text:p>1</text:p>
          </table:table-cell>
          <table:table-cell table:formula="of:=[.C194]*3" office:value-type="float" office:value="3" calcext:value-type="float">
            <text:p>3</text:p>
          </table:table-cell>
          <table:table-cell table:formula="of:=BASE([.D194];2)" office:value-type="string" office:string-value="11" calcext:value-type="string">
            <text:p>11</text:p>
          </table:table-cell>
          <table:table-cell table:formula="of:=IF([.C194]=0; CONCATENATE([.B194];RIGHT([.B194];3)); CONCATENATE([.B194];[.E194]))" office:value-type="string" office:string-value="1100000111" calcext:value-type="string">
            <text:p>1100000111</text:p>
          </table:table-cell>
          <table:table-cell table:formula="of:=DECIMAL([.F194];2)" office:value-type="float" office:value="775" calcext:value-type="float">
            <text:p>77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5];2)" office:value-type="string" office:string-value="11000010" calcext:value-type="string">
            <text:p>11000010</text:p>
          </table:table-cell>
          <table:table-cell table:formula="of:=MOD([.A195];3)" office:value-type="float" office:value="2" calcext:value-type="float">
            <text:p>2</text:p>
          </table:table-cell>
          <table:table-cell table:formula="of:=[.C195]*3" office:value-type="float" office:value="6" calcext:value-type="float">
            <text:p>6</text:p>
          </table:table-cell>
          <table:table-cell table:formula="of:=BASE([.D195];2)" office:value-type="string" office:string-value="110" calcext:value-type="string">
            <text:p>110</text:p>
          </table:table-cell>
          <table:table-cell table:formula="of:=IF([.C195]=0; CONCATENATE([.B195];RIGHT([.B195];3)); CONCATENATE([.B195];[.E195]))" office:value-type="string" office:string-value="11000010110" calcext:value-type="string">
            <text:p>11000010110</text:p>
          </table:table-cell>
          <table:table-cell table:formula="of:=DECIMAL([.F195];2)" office:value-type="float" office:value="1558" calcext:value-type="float">
            <text:p>155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6];2)" office:value-type="string" office:string-value="11000011" calcext:value-type="string">
            <text:p>11000011</text:p>
          </table:table-cell>
          <table:table-cell table:formula="of:=MOD([.A196];3)" office:value-type="float" office:value="0" calcext:value-type="float">
            <text:p>0</text:p>
          </table:table-cell>
          <table:table-cell table:formula="of:=[.C196]*3" office:value-type="float" office:value="0" calcext:value-type="float">
            <text:p>0</text:p>
          </table:table-cell>
          <table:table-cell table:formula="of:=BASE([.D196];2)" office:value-type="string" office:string-value="0" calcext:value-type="string">
            <text:p>0</text:p>
          </table:table-cell>
          <table:table-cell table:formula="of:=IF([.C196]=0; CONCATENATE([.B196];RIGHT([.B196];3)); CONCATENATE([.B196];[.E196]))" office:value-type="string" office:string-value="11000011011" calcext:value-type="string">
            <text:p>11000011011</text:p>
          </table:table-cell>
          <table:table-cell table:formula="of:=DECIMAL([.F196];2)" office:value-type="float" office:value="1563" calcext:value-type="float">
            <text:p>1563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7];2)" office:value-type="string" office:string-value="11000100" calcext:value-type="string">
            <text:p>11000100</text:p>
          </table:table-cell>
          <table:table-cell table:formula="of:=MOD([.A197];3)" office:value-type="float" office:value="1" calcext:value-type="float">
            <text:p>1</text:p>
          </table:table-cell>
          <table:table-cell table:formula="of:=[.C197]*3" office:value-type="float" office:value="3" calcext:value-type="float">
            <text:p>3</text:p>
          </table:table-cell>
          <table:table-cell table:formula="of:=BASE([.D197];2)" office:value-type="string" office:string-value="11" calcext:value-type="string">
            <text:p>11</text:p>
          </table:table-cell>
          <table:table-cell table:formula="of:=IF([.C197]=0; CONCATENATE([.B197];RIGHT([.B197];3)); CONCATENATE([.B197];[.E197]))" office:value-type="string" office:string-value="1100010011" calcext:value-type="string">
            <text:p>1100010011</text:p>
          </table:table-cell>
          <table:table-cell table:formula="of:=DECIMAL([.F197];2)" office:value-type="float" office:value="787" calcext:value-type="float">
            <text:p>787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8];2)" office:value-type="string" office:string-value="11000101" calcext:value-type="string">
            <text:p>11000101</text:p>
          </table:table-cell>
          <table:table-cell table:formula="of:=MOD([.A198];3)" office:value-type="float" office:value="2" calcext:value-type="float">
            <text:p>2</text:p>
          </table:table-cell>
          <table:table-cell table:formula="of:=[.C198]*3" office:value-type="float" office:value="6" calcext:value-type="float">
            <text:p>6</text:p>
          </table:table-cell>
          <table:table-cell table:formula="of:=BASE([.D198];2)" office:value-type="string" office:string-value="110" calcext:value-type="string">
            <text:p>110</text:p>
          </table:table-cell>
          <table:table-cell table:formula="of:=IF([.C198]=0; CONCATENATE([.B198];RIGHT([.B198];3)); CONCATENATE([.B198];[.E198]))" office:value-type="string" office:string-value="11000101110" calcext:value-type="string">
            <text:p>11000101110</text:p>
          </table:table-cell>
          <table:table-cell table:formula="of:=DECIMAL([.F198];2)" office:value-type="float" office:value="1582" calcext:value-type="float">
            <text:p>158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199];2)" office:value-type="string" office:string-value="11000110" calcext:value-type="string">
            <text:p>11000110</text:p>
          </table:table-cell>
          <table:table-cell table:formula="of:=MOD([.A199];3)" office:value-type="float" office:value="0" calcext:value-type="float">
            <text:p>0</text:p>
          </table:table-cell>
          <table:table-cell table:formula="of:=[.C199]*3" office:value-type="float" office:value="0" calcext:value-type="float">
            <text:p>0</text:p>
          </table:table-cell>
          <table:table-cell table:formula="of:=BASE([.D199];2)" office:value-type="string" office:string-value="0" calcext:value-type="string">
            <text:p>0</text:p>
          </table:table-cell>
          <table:table-cell table:formula="of:=IF([.C199]=0; CONCATENATE([.B199];RIGHT([.B199];3)); CONCATENATE([.B199];[.E199]))" office:value-type="string" office:string-value="11000110110" calcext:value-type="string">
            <text:p>11000110110</text:p>
          </table:table-cell>
          <table:table-cell table:formula="of:=DECIMAL([.F199];2)" office:value-type="float" office:value="1590" calcext:value-type="float">
            <text:p>159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0];2)" office:value-type="string" office:string-value="11000111" calcext:value-type="string">
            <text:p>11000111</text:p>
          </table:table-cell>
          <table:table-cell table:formula="of:=MOD([.A200];3)" office:value-type="float" office:value="1" calcext:value-type="float">
            <text:p>1</text:p>
          </table:table-cell>
          <table:table-cell table:formula="of:=[.C200]*3" office:value-type="float" office:value="3" calcext:value-type="float">
            <text:p>3</text:p>
          </table:table-cell>
          <table:table-cell table:formula="of:=BASE([.D200];2)" office:value-type="string" office:string-value="11" calcext:value-type="string">
            <text:p>11</text:p>
          </table:table-cell>
          <table:table-cell table:formula="of:=IF([.C200]=0; CONCATENATE([.B200];RIGHT([.B200];3)); CONCATENATE([.B200];[.E200]))" office:value-type="string" office:string-value="1100011111" calcext:value-type="string">
            <text:p>1100011111</text:p>
          </table:table-cell>
          <table:table-cell table:formula="of:=DECIMAL([.F200];2)" office:value-type="float" office:value="799" calcext:value-type="float">
            <text:p>79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1];2)" office:value-type="string" office:string-value="11001000" calcext:value-type="string">
            <text:p>11001000</text:p>
          </table:table-cell>
          <table:table-cell table:formula="of:=MOD([.A201];3)" office:value-type="float" office:value="2" calcext:value-type="float">
            <text:p>2</text:p>
          </table:table-cell>
          <table:table-cell table:formula="of:=[.C201]*3" office:value-type="float" office:value="6" calcext:value-type="float">
            <text:p>6</text:p>
          </table:table-cell>
          <table:table-cell table:formula="of:=BASE([.D201];2)" office:value-type="string" office:string-value="110" calcext:value-type="string">
            <text:p>110</text:p>
          </table:table-cell>
          <table:table-cell table:formula="of:=IF([.C201]=0; CONCATENATE([.B201];RIGHT([.B201];3)); CONCATENATE([.B201];[.E201]))" office:value-type="string" office:string-value="11001000110" calcext:value-type="string">
            <text:p>11001000110</text:p>
          </table:table-cell>
          <table:table-cell table:formula="of:=DECIMAL([.F201];2)" office:value-type="float" office:value="1606" calcext:value-type="float">
            <text:p>1606</text:p>
          </table:table-cell>
          <table:table-cell table:style-name="ce2"/>
          <table:table-cell table:number-columns-repeated="4"/>
        </table:table-row>
        <table:table-row table:style-name="ro1" table:number-rows-repeated="1048374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Лист1.D1:Лист1.D1048576">
            <calcext:condition calcext:apply-style-name="Good" calcext:value="=0" calcext:base-cell-address="Лист1.D1"/>
          </calcext:conditional-format>
        </calcext:conditional-formats>
      </table:table>
      <table:named-expressions/>
      <table:database-ranges>
        <table:database-range table:name="__Anonymous_Sheet_DB__0" table:target-range-address="Лист1.G1:Лист1.G20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.00.0000</text:date>, <text:time style:data-style-name="N2" text:time-value="23:10:31.60557305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22:36:08.833321016</meta:creation-date>
    <dc:date>2025-11-06T23:25:40.409054068</dc:date>
    <meta:editing-duration>PT25M30S</meta:editing-duration>
    <meta:editing-cycles>2</meta:editing-cycles>
    <meta:generator>LibreOffice/25.8.1.1$Linux_X86_64 LibreOffice_project/6493efb0486b5ef4a09f10f25df428a1c89b13aa</meta:generator>
    <meta:document-statistic meta:table-count="1" meta:cell-count="1388" meta:object-count="0"/>
  </office:meta>
</office:document-meta>
</file>